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6"/>
    <style:style style:name="ce2" style:family="table-cell" style:parent-style-name="Default" style:data-style-name="N61"/>
    <style:style style:name="ce3" style:family="table-cell" style:parent-style-name="Default"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weep Template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T</text:p>
          </table:table-cell>
          <table:table-cell table:formula="of:=273+60" office:value-type="float" office:value="333" calcext:value-type="float">
            <text:p>333</text:p>
          </table:table-cell>
          <table:table-cell table:style-name="Default" office:value-type="string" calcext:value-type="string">
            <text:p>K</text:p>
          </table:table-cell>
          <table:table-cell office:value-type="string" calcext:value-type="string">
            <text:p>Tr</text:p>
          </table:table-cell>
          <table:table-cell table:formula="of:=21+273" office:value-type="float" office:value="294" calcext:value-type="float">
            <text:p>29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g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kb</text:p>
          </table:table-cell>
          <table:table-cell table:style-name="ce2" office:value-type="float" office:value="0.000086173303" calcext:value-type="float">
            <text:p>8.62E-05</text:p>
          </table:table-cell>
          <table:table-cell office:value-type="string" calcext:value-type="string">
            <text:p>eV/K</text:p>
          </table:table-cell>
          <table:table-cell office:value-type="string" calcext:value-type="string">
            <text:p>R(T)</text:p>
          </table:table-cell>
          <table:table-cell table:style-name="ce3" table:formula="of:=(([.$E$1]/[.$B$1])^2)*EXP(-([.$H$1]/(2*[.$K$1]))*((1/[.$E$1])-(1/[.$B$1])))" office:value-type="float" office:value="0.0475540401756816" calcext:value-type="float">
            <text:p>0.047554040175682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Error</text:p>
          </table:table-cell>
          <table:table-cell office:value-type="float" office:value="0.1" calcext:value-type="float">
            <text:p>0.1</text:p>
          </table:table-cell>
          <table:table-cell table:style-name="Default"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Error</text:p>
          </table:table-cell>
          <table:table-cell table:formula="of:=(([.$E$1]^2)/([.$B$1]^3))*EXP(-(([.$H$1])/(2*[.$K$1]))*((1/[.$E$1])-(1/[.$B$1])))*(2+([.$H$1]/(2*[.$K$1]*[.$B$1])))*[.$B$2]" office:value-type="float" office:value="0.000329640763924518" calcext:value-type="float">
            <text:p>0.000329640763925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V (v)</text:p>
          </table:table-cell>
          <table:table-cell table:style-name="Default" office:value-type="string" calcext:value-type="string">
            <text:p>I (A)</text:p>
          </table:table-cell>
          <table:table-cell office:value-type="string" calcext:value-type="string">
            <text:p>I(T) (nA)</text:p>
          </table:table-cell>
          <table:table-cell office:value-type="string" calcext:value-type="string">
            <text:p>I(Tr) (nA)</text:p>
          </table:table-cell>
          <table:table-cell table:number-columns-repeated="12"/>
        </table:table-row>
        <table:table-row table:style-name="ro1">
          <table:table-cell office:value-type="time" office:time-value="PT11H03M05.161S" calcext:value-type="time">
            <text:p>11:03:05.1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994008" calcext:value-type="float">
            <text:p>1.99E-10</text:p>
          </table:table-cell>
          <table:table-cell table:formula="of:=[.C4]*10^9" office:value-type="float" office:value="0.1994008" calcext:value-type="float">
            <text:p>0.1994008</text:p>
          </table:table-cell>
          <table:table-cell table:formula="of:=[.$N$1]*[.D4]" office:value-type="float" office:value="0.00948231365426304" calcext:value-type="float">
            <text:p>0.009482313654263</text:p>
          </table:table-cell>
          <table:table-cell/>
          <table:table-cell office:value-type="string" calcext:value-type="string">
            <text:p>Vav</text:p>
          </table:table-cell>
          <table:table-cell office:value-type="string" calcext:value-type="string">
            <text:p>Iav(T)</text:p>
          </table:table-cell>
          <table:table-cell office:value-type="string" calcext:value-type="string">
            <text:p>eVav</text:p>
          </table:table-cell>
          <table:table-cell office:value-type="string" calcext:value-type="string">
            <text:p>eIav(T)</text:p>
          </table:table-cell>
          <table:table-cell table:number-columns-repeated="3"/>
          <table:table-cell office:value-type="string" calcext:value-type="string">
            <text:p>ROOT</text:p>
          </table:table-cell>
          <table:table-cell table:number-columns-repeated="3"/>
        </table:table-row>
        <table:table-row table:style-name="ro1">
          <table:table-cell office:value-type="time" office:time-value="PT11H03M05.572S" calcext:value-type="time">
            <text:p>11:03:05.57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2174438" calcext:value-type="float">
            <text:p>-2.17E-10</text:p>
          </table:table-cell>
          <table:table-cell table:formula="of:=[.C5]*10^9" office:value-type="float" office:value="-0.2174438" calcext:value-type="float">
            <text:p>-0.2174438</text:p>
          </table:table-cell>
          <table:table-cell table:formula="of:=[.$N$1]*[.D5]" office:value-type="float" office:value="-0.0103403312011529" calcext:value-type="float">
            <text:p>-0.010340331201153</text:p>
          </table:table-cell>
          <table:table-cell/>
          <table:table-cell office:value-type="float" office:value="0" calcext:value-type="float">
            <text:p>0</text:p>
          </table:table-cell>
          <table:table-cell table:formula="of:=AVERAGE([.D4:.D8])" office:value-type="float" office:value="0.0016617" calcext:value-type="float">
            <text:p>0.0016617</text:p>
          </table:table-cell>
          <table:table-cell office:value-type="float" office:value="0.05" calcext:value-type="float">
            <text:p>0.05</text:p>
          </table:table-cell>
          <table:table-cell table:formula="of:=(MAX([.D4:.D8])-MIN([.D4:.D8]))/2" office:value-type="float" office:value="0.62848945" calcext:value-type="float">
            <text:p>0.62848945</text:p>
          </table:table-cell>
          <table:table-cell table:number-columns-repeated="3"/>
          <table:table-cell table:formula="of:=[.G5]" office:value-type="float" office:value="0" calcext:value-type="float">
            <text:p>0</text:p>
          </table:table-cell>
          <table:table-cell table:formula="of:=[.H5]" office:value-type="float" office:value="0.0016617" calcext:value-type="float">
            <text:p>0.0016617</text:p>
          </table:table-cell>
          <table:table-cell table:formula="of:=[.I5]" office:value-type="float" office:value="0.05" calcext:value-type="float">
            <text:p>0.05</text:p>
          </table:table-cell>
          <table:table-cell table:formula="of:=[.J5]" office:value-type="float" office:value="0.62848945" calcext:value-type="float">
            <text:p>0.62848945</text:p>
          </table:table-cell>
        </table:table-row>
        <table:table-row table:style-name="ro1">
          <table:table-cell office:value-type="time" office:time-value="PT11H03M05.939S" calcext:value-type="time">
            <text:p>11:03:05.9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56902" calcext:value-type="float">
            <text:p>5.57E-10</text:p>
          </table:table-cell>
          <table:table-cell table:formula="of:=[.C6]*10^9" office:value-type="float" office:value="0.556902" calcext:value-type="float">
            <text:p>0.556902</text:p>
          </table:table-cell>
          <table:table-cell table:formula="of:=[.$N$1]*[.D6]" office:value-type="float" office:value="0.0264829400819174" calcext:value-type="float">
            <text:p>0.026482940081918</text:p>
          </table:table-cell>
          <table:table-cell table:number-columns-repeated="8"/>
          <table:table-cell table:formula="of:=[.G10]" office:value-type="float" office:value="-5" calcext:value-type="float">
            <text:p>-5</text:p>
          </table:table-cell>
          <table:table-cell table:formula="of:=[.H10]" office:value-type="float" office:value="0.00883400800000002" calcext:value-type="float">
            <text:p>0.008834008</text:p>
          </table:table-cell>
          <table:table-cell table:formula="of:=[.I10]" office:value-type="float" office:value="0.05" calcext:value-type="float">
            <text:p>0.05</text:p>
          </table:table-cell>
          <table:table-cell table:formula="of:=[.J10]" office:value-type="float" office:value="0.69930995" calcext:value-type="float">
            <text:p>0.69930995</text:p>
          </table:table-cell>
        </table:table-row>
        <table:table-row table:style-name="ro1">
          <table:table-cell office:value-type="time" office:time-value="PT11H03M06.306S" calcext:value-type="time">
            <text:p>11:03:06.31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7000769" calcext:value-type="float">
            <text:p>-7.00E-10</text:p>
          </table:table-cell>
          <table:table-cell table:formula="of:=[.C7]*10^9" office:value-type="float" office:value="-0.7000769" calcext:value-type="float">
            <text:p>-0.7000769</text:p>
          </table:table-cell>
          <table:table-cell table:formula="of:=[.$N$1]*[.D7]" office:value-type="float" office:value="-0.0332914850286666" calcext:value-type="float">
            <text:p>-0.033291485028667</text:p>
          </table:table-cell>
          <table:table-cell table:number-columns-repeated="8"/>
          <table:table-cell table:formula="of:=[.G15]" office:value-type="float" office:value="-10" calcext:value-type="float">
            <text:p>-10</text:p>
          </table:table-cell>
          <table:table-cell table:formula="of:=[.H15]" office:value-type="float" office:value="-0.270855032" calcext:value-type="float">
            <text:p>-0.270855032</text:p>
          </table:table-cell>
          <table:table-cell table:formula="of:=[.I15]" office:value-type="float" office:value="0.05" calcext:value-type="float">
            <text:p>0.05</text:p>
          </table:table-cell>
          <table:table-cell table:formula="of:=[.J15]" office:value-type="float" office:value="0.31083286" calcext:value-type="float">
            <text:p>0.31083286</text:p>
          </table:table-cell>
        </table:table-row>
        <table:table-row table:style-name="ro1">
          <table:table-cell office:value-type="time" office:time-value="PT11H03M06.674S" calcext:value-type="time">
            <text:p>11:03:06.6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695264" calcext:value-type="float">
            <text:p>1.70E-10</text:p>
          </table:table-cell>
          <table:table-cell table:formula="of:=[.C8]*10^9" office:value-type="float" office:value="0.1695264" calcext:value-type="float">
            <text:p>0.1695264</text:p>
          </table:table-cell>
          <table:table-cell table:formula="of:=[.$N$1]*[.D8]" office:value-type="float" office:value="0.00806166523643866" calcext:value-type="float">
            <text:p>0.008061665236439</text:p>
          </table:table-cell>
          <table:table-cell table:number-columns-repeated="8"/>
          <table:table-cell table:formula="of:=[.G20]" office:value-type="float" office:value="-15" calcext:value-type="float">
            <text:p>-15</text:p>
          </table:table-cell>
          <table:table-cell table:formula="of:=[.H20]" office:value-type="float" office:value="-0.07275593" calcext:value-type="float">
            <text:p>-0.07275593</text:p>
          </table:table-cell>
          <table:table-cell table:formula="of:=[.I20]" office:value-type="float" office:value="0.05" calcext:value-type="float">
            <text:p>0.05</text:p>
          </table:table-cell>
          <table:table-cell table:formula="of:=[.J20]" office:value-type="float" office:value="0.66249975" calcext:value-type="float">
            <text:p>0.66249975</text:p>
          </table:table-cell>
        </table:table-row>
        <table:table-row table:style-name="ro1">
          <table:table-cell office:value-type="time" office:time-value="PT11H03M07.05S" calcext:value-type="time">
            <text:p>11:03:07.05</text:p>
          </table:table-cell>
          <table:table-cell office:value-type="float" office:value="-5" calcext:value-type="float">
            <text:p>-5</text:p>
          </table:table-cell>
          <table:table-cell office:value-type="float" office:value="0.00000000001499974" calcext:value-type="float">
            <text:p>1.50E-11</text:p>
          </table:table-cell>
          <table:table-cell table:formula="of:=[.C9]*10^9" office:value-type="float" office:value="0.01499974" calcext:value-type="float">
            <text:p>0.01499974</text:p>
          </table:table-cell>
          <table:table-cell table:formula="of:=[.$N$1]*[.D9]" office:value-type="float" office:value="0.000713298238584778" calcext:value-type="float">
            <text:p>0.000713298238585</text:p>
          </table:table-cell>
          <table:table-cell table:number-columns-repeated="8"/>
          <table:table-cell table:formula="of:=[.G25]" office:value-type="float" office:value="-20" calcext:value-type="float">
            <text:p>-20</text:p>
          </table:table-cell>
          <table:table-cell table:formula="of:=[.H25]" office:value-type="float" office:value="0.098405543" calcext:value-type="float">
            <text:p>0.098405543</text:p>
          </table:table-cell>
          <table:table-cell table:formula="of:=[.I25]" office:value-type="float" office:value="0.05" calcext:value-type="float">
            <text:p>0.05</text:p>
          </table:table-cell>
          <table:table-cell table:formula="of:=[.J25]" office:value-type="float" office:value="0.4705644" calcext:value-type="float">
            <text:p>0.4705644</text:p>
          </table:table-cell>
        </table:table-row>
        <table:table-row table:style-name="ro1">
          <table:table-cell office:value-type="time" office:time-value="PT11H03M07.426S" calcext:value-type="time">
            <text:p>11:03:07.43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6160552" calcext:value-type="float">
            <text:p>-6.16E-10</text:p>
          </table:table-cell>
          <table:table-cell table:formula="of:=[.C10]*10^9" office:value-type="float" office:value="-0.6160552" calcext:value-type="float">
            <text:p>-0.6160552</text:p>
          </table:table-cell>
          <table:table-cell table:formula="of:=[.$N$1]*[.D10]" office:value-type="float" office:value="-0.0292959137312375" calcext:value-type="float">
            <text:p>-0.029295913731238</text:p>
          </table:table-cell>
          <table:table-cell/>
          <table:table-cell office:value-type="float" office:value="-5" calcext:value-type="float">
            <text:p>-5</text:p>
          </table:table-cell>
          <table:table-cell table:formula="of:=AVERAGE([.D9:.D13])" office:value-type="float" office:value="0.00883400800000002" calcext:value-type="float">
            <text:p>0.008834008</text:p>
          </table:table-cell>
          <table:table-cell office:value-type="float" office:value="0.05" calcext:value-type="float">
            <text:p>0.05</text:p>
          </table:table-cell>
          <table:table-cell table:formula="of:=(MAX([.D9:.D13])-MIN([.D9:.D13]))/2" office:value-type="float" office:value="0.69930995" calcext:value-type="float">
            <text:p>0.69930995</text:p>
          </table:table-cell>
          <table:table-cell table:number-columns-repeated="3"/>
          <table:table-cell table:formula="of:=[.G30]" office:value-type="float" office:value="-25" calcext:value-type="float">
            <text:p>-25</text:p>
          </table:table-cell>
          <table:table-cell table:formula="of:=[.H30]" office:value-type="float" office:value="-0.09846876" calcext:value-type="float">
            <text:p>-0.09846876</text:p>
          </table:table-cell>
          <table:table-cell table:formula="of:=[.I30]" office:value-type="float" office:value="0.05" calcext:value-type="float">
            <text:p>0.05</text:p>
          </table:table-cell>
          <table:table-cell table:formula="of:=[.J30]" office:value-type="float" office:value="0.49477645" calcext:value-type="float">
            <text:p>0.49477645</text:p>
          </table:table-cell>
        </table:table-row>
        <table:table-row table:style-name="ro1">
          <table:table-cell office:value-type="time" office:time-value="PT11H03M07.802S" calcext:value-type="time">
            <text:p>11:03:07.80</text:p>
          </table:table-cell>
          <table:table-cell office:value-type="float" office:value="-5" calcext:value-type="float">
            <text:p>-5</text:p>
          </table:table-cell>
          <table:table-cell office:value-type="float" office:value="0.0000000001950383" calcext:value-type="float">
            <text:p>1.95E-10</text:p>
          </table:table-cell>
          <table:table-cell table:formula="of:=[.C11]*10^9" office:value-type="float" office:value="0.1950383" calcext:value-type="float">
            <text:p>0.1950383</text:p>
          </table:table-cell>
          <table:table-cell table:formula="of:=[.$N$1]*[.D11]" office:value-type="float" office:value="0.00927485915399663" calcext:value-type="float">
            <text:p>0.009274859153997</text:p>
          </table:table-cell>
          <table:table-cell table:number-columns-repeated="8"/>
          <table:table-cell table:formula="of:=[.G35]" office:value-type="float" office:value="-30" calcext:value-type="float">
            <text:p>-30</text:p>
          </table:table-cell>
          <table:table-cell table:formula="of:=[.H35]" office:value-type="float" office:value="0.085417228" calcext:value-type="float">
            <text:p>0.085417228</text:p>
          </table:table-cell>
          <table:table-cell table:formula="of:=[.I35]" office:value-type="float" office:value="0.05" calcext:value-type="float">
            <text:p>0.05</text:p>
          </table:table-cell>
          <table:table-cell table:formula="of:=[.J35]" office:value-type="float" office:value="0.3032625" calcext:value-type="float">
            <text:p>0.3032625</text:p>
          </table:table-cell>
        </table:table-row>
        <table:table-row table:style-name="ro1">
          <table:table-cell office:value-type="time" office:time-value="PT11H03M08.185S" calcext:value-type="time">
            <text:p>11:03:08.19</text:p>
          </table:table-cell>
          <table:table-cell office:value-type="float" office:value="-5" calcext:value-type="float">
            <text:p>-5</text:p>
          </table:table-cell>
          <table:table-cell office:value-type="float" office:value="0.0000000007825647" calcext:value-type="float">
            <text:p>7.83E-10</text:p>
          </table:table-cell>
          <table:table-cell table:formula="of:=[.C12]*10^9" office:value-type="float" office:value="0.7825647" calcext:value-type="float">
            <text:p>0.7825647</text:p>
          </table:table-cell>
          <table:table-cell table:formula="of:=[.$N$1]*[.D12]" office:value-type="float" office:value="0.0372141131838702" calcext:value-type="float">
            <text:p>0.03721411318387</text:p>
          </table:table-cell>
          <table:table-cell table:number-columns-repeated="8"/>
          <table:table-cell table:formula="of:=[.G40]" office:value-type="float" office:value="-35" calcext:value-type="float">
            <text:p>-35</text:p>
          </table:table-cell>
          <table:table-cell table:formula="of:=[.H40]" office:value-type="float" office:value="-0.37152306" calcext:value-type="float">
            <text:p>-0.37152306</text:p>
          </table:table-cell>
          <table:table-cell table:formula="of:=[.I40]" office:value-type="float" office:value="0.05" calcext:value-type="float">
            <text:p>0.05</text:p>
          </table:table-cell>
          <table:table-cell table:formula="of:=[.J40]" office:value-type="float" office:value="0.5616569" calcext:value-type="float">
            <text:p>0.5616569</text:p>
          </table:table-cell>
        </table:table-row>
        <table:table-row table:style-name="ro1">
          <table:table-cell office:value-type="time" office:time-value="PT11H03M08.561S" calcext:value-type="time">
            <text:p>11:03:08.56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3323775" calcext:value-type="float">
            <text:p>-3.32E-10</text:p>
          </table:table-cell>
          <table:table-cell table:formula="of:=[.C13]*10^9" office:value-type="float" office:value="-0.3323775" calcext:value-type="float">
            <text:p>-0.3323775</text:p>
          </table:table-cell>
          <table:table-cell table:formula="of:=[.$N$1]*[.D13]" office:value-type="float" office:value="-0.0158058929884926" calcext:value-type="float">
            <text:p>-0.015805892988493</text:p>
          </table:table-cell>
          <table:table-cell table:number-columns-repeated="8"/>
          <table:table-cell table:formula="of:=[.G45]" office:value-type="float" office:value="-40" calcext:value-type="float">
            <text:p>-40</text:p>
          </table:table-cell>
          <table:table-cell table:formula="of:=[.H45]" office:value-type="float" office:value="0.120037334" calcext:value-type="float">
            <text:p>0.120037334</text:p>
          </table:table-cell>
          <table:table-cell table:formula="of:=[.I45]" office:value-type="float" office:value="0.05" calcext:value-type="float">
            <text:p>0.05</text:p>
          </table:table-cell>
          <table:table-cell table:formula="of:=[.J45]" office:value-type="float" office:value="0.4524694" calcext:value-type="float">
            <text:p>0.4524694</text:p>
          </table:table-cell>
        </table:table-row>
        <table:table-row table:style-name="ro1">
          <table:table-cell office:value-type="time" office:time-value="PT11H03M08.937S" calcext:value-type="time">
            <text:p>11:03:08.94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07741188" calcext:value-type="float">
            <text:p>-7.74E-11</text:p>
          </table:table-cell>
          <table:table-cell table:formula="of:=[.C14]*10^9" office:value-type="float" office:value="-0.07741188" calcext:value-type="float">
            <text:p>-0.07741188</text:p>
          </table:table-cell>
          <table:table-cell table:formula="of:=[.$N$1]*[.D14]" office:value-type="float" office:value="-0.00368124765159504" calcext:value-type="float">
            <text:p>-0.003681247651595</text:p>
          </table:table-cell>
          <table:table-cell table:number-columns-repeated="8"/>
          <table:table-cell table:formula="of:=[.G50]" office:value-type="float" office:value="-45" calcext:value-type="float">
            <text:p>-45</text:p>
          </table:table-cell>
          <table:table-cell table:formula="of:=[.H50]" office:value-type="float" office:value="0.06444442" calcext:value-type="float">
            <text:p>0.06444442</text:p>
          </table:table-cell>
          <table:table-cell table:formula="of:=[.I50]" office:value-type="float" office:value="0.05" calcext:value-type="float">
            <text:p>0.05</text:p>
          </table:table-cell>
          <table:table-cell table:formula="of:=[.J50]" office:value-type="float" office:value="0.633164" calcext:value-type="float">
            <text:p>0.633164</text:p>
          </table:table-cell>
        </table:table-row>
        <table:table-row table:style-name="ro1">
          <table:table-cell office:value-type="time" office:time-value="PT11H03M09.321S" calcext:value-type="time">
            <text:p>11:03:09.32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1800045" calcext:value-type="float">
            <text:p>-1.80E-10</text:p>
          </table:table-cell>
          <table:table-cell table:formula="of:=[.C15]*10^9" office:value-type="float" office:value="-0.1800045" calcext:value-type="float">
            <text:p>-0.1800045</text:p>
          </table:table-cell>
          <table:table-cell table:formula="of:=[.$N$1]*[.D15]" office:value-type="float" office:value="-0.00855994122480347" calcext:value-type="float">
            <text:p>-0.008559941224803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AVERAGE([.D14:.D18])" office:value-type="float" office:value="-0.270855032" calcext:value-type="float">
            <text:p>-0.270855032</text:p>
          </table:table-cell>
          <table:table-cell office:value-type="float" office:value="0.05" calcext:value-type="float">
            <text:p>0.05</text:p>
          </table:table-cell>
          <table:table-cell table:formula="of:=(MAX([.D14:.D18])-MIN([.D14:.D18]))/2" office:value-type="float" office:value="0.31083286" calcext:value-type="float">
            <text:p>0.31083286</text:p>
          </table:table-cell>
          <table:table-cell table:number-columns-repeated="3"/>
          <table:table-cell table:formula="of:=[.G55]" office:value-type="float" office:value="-50" calcext:value-type="float">
            <text:p>-50</text:p>
          </table:table-cell>
          <table:table-cell table:formula="of:=[.H55]" office:value-type="float" office:value="-0.27261828" calcext:value-type="float">
            <text:p>-0.27261828</text:p>
          </table:table-cell>
          <table:table-cell table:formula="of:=[.I55]" office:value-type="float" office:value="0.05" calcext:value-type="float">
            <text:p>0.05</text:p>
          </table:table-cell>
          <table:table-cell table:formula="of:=[.J55]" office:value-type="float" office:value="0.517199" calcext:value-type="float">
            <text:p>0.517199</text:p>
          </table:table-cell>
        </table:table-row>
        <table:table-row table:style-name="ro1">
          <table:table-cell office:value-type="time" office:time-value="PT11H03M09.705S" calcext:value-type="time">
            <text:p>11:03:09.71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05322838" calcext:value-type="float">
            <text:p>-5.32E-11</text:p>
          </table:table-cell>
          <table:table-cell table:formula="of:=[.C16]*10^9" office:value-type="float" office:value="-0.05322838" calcext:value-type="float">
            <text:p>-0.05322838</text:p>
          </table:table-cell>
          <table:table-cell table:formula="of:=[.$N$1]*[.D16]" office:value-type="float" office:value="-0.00253122452100644" calcext:value-type="float">
            <text:p>-0.002531224521006</text:p>
          </table:table-cell>
          <table:table-cell table:number-columns-repeated="8"/>
          <table:table-cell table:formula="of:=[.G60]" office:value-type="float" office:value="-55" calcext:value-type="float">
            <text:p>-55</text:p>
          </table:table-cell>
          <table:table-cell table:formula="of:=[.H60]" office:value-type="float" office:value="-0.032058656" calcext:value-type="float">
            <text:p>-0.032058656</text:p>
          </table:table-cell>
          <table:table-cell table:formula="of:=[.I60]" office:value-type="float" office:value="0.05" calcext:value-type="float">
            <text:p>0.05</text:p>
          </table:table-cell>
          <table:table-cell table:formula="of:=[.J60]" office:value-type="float" office:value="0.5533002" calcext:value-type="float">
            <text:p>0.5533002</text:p>
          </table:table-cell>
        </table:table-row>
        <table:table-row table:style-name="ro1">
          <table:table-cell office:value-type="time" office:time-value="PT11H03M10.088S" calcext:value-type="time">
            <text:p>11:03:10.09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6748941" calcext:value-type="float">
            <text:p>-6.75E-10</text:p>
          </table:table-cell>
          <table:table-cell table:formula="of:=[.C17]*10^9" office:value-type="float" office:value="-0.6748941" calcext:value-type="float">
            <text:p>-0.6748941</text:p>
          </table:table-cell>
          <table:table-cell table:formula="of:=[.$N$1]*[.D17]" office:value-type="float" office:value="-0.0320939411457305" calcext:value-type="float">
            <text:p>-0.032093941145731</text:p>
          </table:table-cell>
          <table:table-cell table:number-columns-repeated="8"/>
          <table:table-cell table:formula="of:=[.G65]" office:value-type="float" office:value="-60" calcext:value-type="float">
            <text:p>-60</text:p>
          </table:table-cell>
          <table:table-cell table:formula="of:=[.H65]" office:value-type="float" office:value="-0.25837568" calcext:value-type="float">
            <text:p>-0.25837568</text:p>
          </table:table-cell>
          <table:table-cell table:formula="of:=[.I65]" office:value-type="float" office:value="0.05" calcext:value-type="float">
            <text:p>0.05</text:p>
          </table:table-cell>
          <table:table-cell table:formula="of:=[.J65]" office:value-type="float" office:value="0.47055325" calcext:value-type="float">
            <text:p>0.47055325</text:p>
          </table:table-cell>
        </table:table-row>
        <table:table-row table:style-name="ro1">
          <table:table-cell office:value-type="time" office:time-value="PT11H03M10.464S" calcext:value-type="time">
            <text:p>11:03:10.46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3687363" calcext:value-type="float">
            <text:p>-3.69E-10</text:p>
          </table:table-cell>
          <table:table-cell table:formula="of:=[.C18]*10^9" office:value-type="float" office:value="-0.3687363" calcext:value-type="float">
            <text:p>-0.3687363</text:p>
          </table:table-cell>
          <table:table-cell table:formula="of:=[.$N$1]*[.D18]" office:value-type="float" office:value="-0.0175349008244322" calcext:value-type="float">
            <text:p>-0.017534900824432</text:p>
          </table:table-cell>
          <table:table-cell table:number-columns-repeated="8"/>
          <table:table-cell table:formula="of:=[.G70]" office:value-type="float" office:value="-65" calcext:value-type="float">
            <text:p>-65</text:p>
          </table:table-cell>
          <table:table-cell table:formula="of:=[.H70]" office:value-type="float" office:value="-0.32482468" calcext:value-type="float">
            <text:p>-0.32482468</text:p>
          </table:table-cell>
          <table:table-cell table:formula="of:=[.I70]" office:value-type="float" office:value="0.05" calcext:value-type="float">
            <text:p>0.05</text:p>
          </table:table-cell>
          <table:table-cell table:formula="of:=[.J70]" office:value-type="float" office:value="0.4738821" calcext:value-type="float">
            <text:p>0.4738821</text:p>
          </table:table-cell>
        </table:table-row>
        <table:table-row table:style-name="ro1">
          <table:table-cell office:value-type="time" office:time-value="PT11H03M10.841S" calcext:value-type="time">
            <text:p>11:03:10.84</text:p>
          </table:table-cell>
          <table:table-cell office:value-type="float" office:value="-15" calcext:value-type="float">
            <text:p>-15</text:p>
          </table:table-cell>
          <table:table-cell office:value-type="float" office:value="0.000000000519422" calcext:value-type="float">
            <text:p>5.19E-10</text:p>
          </table:table-cell>
          <table:table-cell table:formula="of:=[.C19]*10^9" office:value-type="float" office:value="0.519422" calcext:value-type="float">
            <text:p>0.519422</text:p>
          </table:table-cell>
          <table:table-cell table:formula="of:=[.$N$1]*[.D19]" office:value-type="float" office:value="0.0247006146561329" calcext:value-type="float">
            <text:p>0.024700614656133</text:p>
          </table:table-cell>
          <table:table-cell table:number-columns-repeated="8"/>
          <table:table-cell table:formula="of:=[.G75]" office:value-type="float" office:value="-70" calcext:value-type="float">
            <text:p>-70</text:p>
          </table:table-cell>
          <table:table-cell table:formula="of:=[.H75]" office:value-type="float" office:value="-0.354483514" calcext:value-type="float">
            <text:p>-0.354483514</text:p>
          </table:table-cell>
          <table:table-cell table:formula="of:=[.I75]" office:value-type="float" office:value="0.05" calcext:value-type="float">
            <text:p>0.05</text:p>
          </table:table-cell>
          <table:table-cell table:formula="of:=[.J75]" office:value-type="float" office:value="0.265624215" calcext:value-type="float">
            <text:p>0.265624215</text:p>
          </table:table-cell>
        </table:table-row>
        <table:table-row table:style-name="ro1">
          <table:table-cell office:value-type="time" office:time-value="PT11H03M11.225S" calcext:value-type="time">
            <text:p>11:03:11.23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05314515" calcext:value-type="float">
            <text:p>-5.31E-11</text:p>
          </table:table-cell>
          <table:table-cell table:formula="of:=[.C20]*10^9" office:value-type="float" office:value="-0.05314515" calcext:value-type="float">
            <text:p>-0.05314515</text:p>
          </table:table-cell>
          <table:table-cell table:formula="of:=[.$N$1]*[.D20]" office:value-type="float" office:value="-0.00252726659824262" calcext:value-type="float">
            <text:p>-0.002527266598243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AVERAGE([.D19:.D23])" office:value-type="float" office:value="-0.07275593" calcext:value-type="float">
            <text:p>-0.07275593</text:p>
          </table:table-cell>
          <table:table-cell office:value-type="float" office:value="0.05" calcext:value-type="float">
            <text:p>0.05</text:p>
          </table:table-cell>
          <table:table-cell table:formula="of:=(MAX([.D19:.D23])-MIN([.D19:.D23]))/2" office:value-type="float" office:value="0.66249975" calcext:value-type="float">
            <text:p>0.66249975</text:p>
          </table:table-cell>
          <table:table-cell table:number-columns-repeated="3"/>
          <table:table-cell table:formula="of:=[.G80]" office:value-type="float" office:value="-75" calcext:value-type="float">
            <text:p>-75</text:p>
          </table:table-cell>
          <table:table-cell table:formula="of:=[.H80]" office:value-type="float" office:value="-0.41191718" calcext:value-type="float">
            <text:p>-0.41191718</text:p>
          </table:table-cell>
          <table:table-cell table:formula="of:=[.I80]" office:value-type="float" office:value="0.05" calcext:value-type="float">
            <text:p>0.05</text:p>
          </table:table-cell>
          <table:table-cell table:formula="of:=[.J80]" office:value-type="float" office:value="0.30985625" calcext:value-type="float">
            <text:p>0.30985625</text:p>
          </table:table-cell>
        </table:table-row>
        <table:table-row table:style-name="ro1">
          <table:table-cell office:value-type="time" office:time-value="PT11H03M11.609S" calcext:value-type="time">
            <text:p>11:03:11.61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8055775" calcext:value-type="float">
            <text:p>-8.06E-10</text:p>
          </table:table-cell>
          <table:table-cell table:formula="of:=[.C21]*10^9" office:value-type="float" office:value="-0.8055775" calcext:value-type="float">
            <text:p>-0.8055775</text:p>
          </table:table-cell>
          <table:table-cell table:formula="of:=[.$N$1]*[.D21]" office:value-type="float" office:value="-0.0383084647996251" calcext:value-type="float">
            <text:p>-0.038308464799625</text:p>
          </table:table-cell>
          <table:table-cell table:number-columns-repeated="8"/>
          <table:table-cell table:formula="of:=[.G85]" office:value-type="float" office:value="-80" calcext:value-type="float">
            <text:p>-80</text:p>
          </table:table-cell>
          <table:table-cell table:formula="of:=[.H85]" office:value-type="float" office:value="-0.29566308" calcext:value-type="float">
            <text:p>-0.29566308</text:p>
          </table:table-cell>
          <table:table-cell table:formula="of:=[.I85]" office:value-type="float" office:value="0.05" calcext:value-type="float">
            <text:p>0.05</text:p>
          </table:table-cell>
          <table:table-cell table:formula="of:=[.J85]" office:value-type="float" office:value="0.4594217" calcext:value-type="float">
            <text:p>0.4594217</text:p>
          </table:table-cell>
        </table:table-row>
        <table:table-row table:style-name="ro1">
          <table:table-cell office:value-type="time" office:time-value="PT11H03M11.992S" calcext:value-type="time">
            <text:p>11:03:11.99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1383691" calcext:value-type="float">
            <text:p>-1.38E-10</text:p>
          </table:table-cell>
          <table:table-cell table:formula="of:=[.C22]*10^9" office:value-type="float" office:value="-0.1383691" calcext:value-type="float">
            <text:p>-0.1383691</text:p>
          </table:table-cell>
          <table:table-cell table:formula="of:=[.$N$1]*[.D22]" office:value-type="float" office:value="-0.0065800097404729" calcext:value-type="float">
            <text:p>-0.006580009740473</text:p>
          </table:table-cell>
          <table:table-cell table:number-columns-repeated="8"/>
          <table:table-cell table:formula="of:=[.G90]" office:value-type="float" office:value="-85" calcext:value-type="float">
            <text:p>-85</text:p>
          </table:table-cell>
          <table:table-cell table:formula="of:=[.H90]" office:value-type="float" office:value="-0.153123726" calcext:value-type="float">
            <text:p>-0.153123726</text:p>
          </table:table-cell>
          <table:table-cell table:formula="of:=[.I90]" office:value-type="float" office:value="0.05" calcext:value-type="float">
            <text:p>0.05</text:p>
          </table:table-cell>
          <table:table-cell table:formula="of:=[.J90]" office:value-type="float" office:value="0.4740632" calcext:value-type="float">
            <text:p>0.4740632</text:p>
          </table:table-cell>
        </table:table-row>
        <table:table-row table:style-name="ro1">
          <table:table-cell office:value-type="time" office:time-value="PT11H03M12.375S" calcext:value-type="time">
            <text:p>11:03:12.38</text:p>
          </table:table-cell>
          <table:table-cell office:value-type="float" office:value="-15" calcext:value-type="float">
            <text:p>-15</text:p>
          </table:table-cell>
          <table:table-cell office:value-type="float" office:value="0.0000000001138901" calcext:value-type="float">
            <text:p>1.14E-10</text:p>
          </table:table-cell>
          <table:table-cell table:formula="of:=[.C23]*10^9" office:value-type="float" office:value="0.1138901" calcext:value-type="float">
            <text:p>0.1138901</text:p>
          </table:table-cell>
          <table:table-cell table:formula="of:=[.$N$1]*[.D23]" office:value-type="float" office:value="0.00541593439101239" calcext:value-type="float">
            <text:p>0.005415934391012</text:p>
          </table:table-cell>
          <table:table-cell table:number-columns-repeated="8"/>
          <table:table-cell table:formula="of:=[.G95]" office:value-type="float" office:value="-90" calcext:value-type="float">
            <text:p>-90</text:p>
          </table:table-cell>
          <table:table-cell table:formula="of:=[.H95]" office:value-type="float" office:value="-0.087087606" calcext:value-type="float">
            <text:p>-0.087087606</text:p>
          </table:table-cell>
          <table:table-cell table:formula="of:=[.I95]" office:value-type="float" office:value="0.05" calcext:value-type="float">
            <text:p>0.05</text:p>
          </table:table-cell>
          <table:table-cell table:formula="of:=[.J95]" office:value-type="float" office:value="0.24118785" calcext:value-type="float">
            <text:p>0.24118785</text:p>
          </table:table-cell>
        </table:table-row>
        <table:table-row table:style-name="ro1">
          <table:table-cell office:value-type="time" office:time-value="PT11H03M12.76S" calcext:value-type="time">
            <text:p>11:03:12.76</text:p>
          </table:table-cell>
          <table:table-cell office:value-type="float" office:value="-20" calcext:value-type="float">
            <text:p>-20</text:p>
          </table:table-cell>
          <table:table-cell office:value-type="float" office:value="0.0000000007113021" calcext:value-type="float">
            <text:p>7.11E-10</text:p>
          </table:table-cell>
          <table:table-cell table:formula="of:=[.C24]*10^9" office:value-type="float" office:value="0.7113021" calcext:value-type="float">
            <text:p>0.7113021</text:p>
          </table:table-cell>
          <table:table-cell table:formula="of:=[.$N$1]*[.D24]" office:value-type="float" office:value="0.0338252886404467" calcext:value-type="float">
            <text:p>0.033825288640447</text:p>
          </table:table-cell>
          <table:table-cell table:number-columns-repeated="8"/>
          <table:table-cell table:formula="of:=[.G100]" office:value-type="float" office:value="-95" calcext:value-type="float">
            <text:p>-95</text:p>
          </table:table-cell>
          <table:table-cell table:formula="of:=[.H100]" office:value-type="float" office:value="0.080721706" calcext:value-type="float">
            <text:p>0.080721706</text:p>
          </table:table-cell>
          <table:table-cell table:formula="of:=[.I100]" office:value-type="float" office:value="0.05" calcext:value-type="float">
            <text:p>0.05</text:p>
          </table:table-cell>
          <table:table-cell table:formula="of:=[.J100]" office:value-type="float" office:value="0.37564215" calcext:value-type="float">
            <text:p>0.37564215</text:p>
          </table:table-cell>
        </table:table-row>
        <table:table-row table:style-name="ro1">
          <table:table-cell office:value-type="time" office:time-value="PT11H03M13.144S" calcext:value-type="time">
            <text:p>11:03:13.14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004529005" calcext:value-type="float">
            <text:p>-4.53E-12</text:p>
          </table:table-cell>
          <table:table-cell table:formula="of:=[.C25]*10^9" office:value-type="float" office:value="-0.004529005" calcext:value-type="float">
            <text:p>-0.004529005</text:p>
          </table:table-cell>
          <table:table-cell table:formula="of:=[.$N$1]*[.D25]" office:value-type="float" office:value="-0.000215372485725863" calcext:value-type="float">
            <text:p>-0.000215372485726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AVERAGE([.D24:.D28])" office:value-type="float" office:value="0.098405543" calcext:value-type="float">
            <text:p>0.098405543</text:p>
          </table:table-cell>
          <table:table-cell office:value-type="float" office:value="0.05" calcext:value-type="float">
            <text:p>0.05</text:p>
          </table:table-cell>
          <table:table-cell table:formula="of:=(MAX([.D24:.D28])-MIN([.D24:.D28]))/2" office:value-type="float" office:value="0.4705644" calcext:value-type="float">
            <text:p>0.4705644</text:p>
          </table:table-cell>
          <table:table-cell table:number-columns-repeated="3"/>
          <table:table-cell table:formula="of:=[.G105]" office:value-type="float" office:value="-100" calcext:value-type="float">
            <text:p>-100</text:p>
          </table:table-cell>
          <table:table-cell table:formula="of:=[.H105]" office:value-type="float" office:value="0.0468811" calcext:value-type="float">
            <text:p>0.0468811</text:p>
          </table:table-cell>
          <table:table-cell table:formula="of:=[.I105]" office:value-type="float" office:value="0.05" calcext:value-type="float">
            <text:p>0.05</text:p>
          </table:table-cell>
          <table:table-cell table:formula="of:=[.J105]" office:value-type="float" office:value="0.3888148" calcext:value-type="float">
            <text:p>0.3888148</text:p>
          </table:table-cell>
        </table:table-row>
        <table:table-row table:style-name="ro1">
          <table:table-cell office:value-type="time" office:time-value="PT11H03M13.527S" calcext:value-type="time">
            <text:p>11:03:13.53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2298267" calcext:value-type="float">
            <text:p>-2.30E-10</text:p>
          </table:table-cell>
          <table:table-cell table:formula="of:=[.C26]*10^9" office:value-type="float" office:value="-0.2298267" calcext:value-type="float">
            <text:p>-0.2298267</text:p>
          </table:table-cell>
          <table:table-cell table:formula="of:=[.$N$1]*[.D26]" office:value-type="float" office:value="-0.0109291881252443" calcext:value-type="float">
            <text:p>-0.010929188125244</text:p>
          </table:table-cell>
          <table:table-cell table:number-columns-repeated="8"/>
          <table:table-cell table:formula="of:=[.G110]" office:value-type="float" office:value="-105" calcext:value-type="float">
            <text:p>-105</text:p>
          </table:table-cell>
          <table:table-cell table:formula="of:=[.H110]" office:value-type="float" office:value="-0.134635526" calcext:value-type="float">
            <text:p>-0.134635526</text:p>
          </table:table-cell>
          <table:table-cell table:formula="of:=[.I110]" office:value-type="float" office:value="0.05" calcext:value-type="float">
            <text:p>0.05</text:p>
          </table:table-cell>
          <table:table-cell table:formula="of:=[.J110]" office:value-type="float" office:value="0.653647" calcext:value-type="float">
            <text:p>0.653647</text:p>
          </table:table-cell>
        </table:table-row>
        <table:table-row table:style-name="ro1">
          <table:table-cell office:value-type="time" office:time-value="PT11H03M13.911S" calcext:value-type="time">
            <text:p>11:03:13.91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04113655" calcext:value-type="float">
            <text:p>-4.11E-11</text:p>
          </table:table-cell>
          <table:table-cell table:formula="of:=[.C27]*10^9" office:value-type="float" office:value="-0.04113655" calcext:value-type="float">
            <text:p>-0.04113655</text:p>
          </table:table-cell>
          <table:table-cell table:formula="of:=[.$N$1]*[.D27]" office:value-type="float" office:value="-0.00195620915138893" calcext:value-type="float">
            <text:p>-0.001956209151389</text:p>
          </table:table-cell>
          <table:table-cell table:number-columns-repeated="8"/>
          <table:table-cell table:formula="of:=[.G115]" office:value-type="float" office:value="-110" calcext:value-type="float">
            <text:p>-110</text:p>
          </table:table-cell>
          <table:table-cell table:formula="of:=[.H115]" office:value-type="float" office:value="-0.10636208" calcext:value-type="float">
            <text:p>-0.10636208</text:p>
          </table:table-cell>
          <table:table-cell table:formula="of:=[.I115]" office:value-type="float" office:value="0.05" calcext:value-type="float">
            <text:p>0.05</text:p>
          </table:table-cell>
          <table:table-cell table:formula="of:=[.J115]" office:value-type="float" office:value="0.5186458" calcext:value-type="float">
            <text:p>0.5186458</text:p>
          </table:table-cell>
        </table:table-row>
        <table:table-row table:style-name="ro1">
          <table:table-cell office:value-type="time" office:time-value="PT11H03M14.295S" calcext:value-type="time">
            <text:p>11:03:14.30</text:p>
          </table:table-cell>
          <table:table-cell office:value-type="float" office:value="-20" calcext:value-type="float">
            <text:p>-20</text:p>
          </table:table-cell>
          <table:table-cell office:value-type="float" office:value="0.00000000005621787" calcext:value-type="float">
            <text:p>5.62E-11</text:p>
          </table:table-cell>
          <table:table-cell table:formula="of:=[.C28]*10^9" office:value-type="float" office:value="0.05621787" calcext:value-type="float">
            <text:p>0.05621787</text:p>
          </table:table-cell>
          <table:table-cell table:formula="of:=[.$N$1]*[.D28]" office:value-type="float" office:value="0.00267338684857124" calcext:value-type="float">
            <text:p>0.002673386848571</text:p>
          </table:table-cell>
          <table:table-cell table:number-columns-repeated="8"/>
          <table:table-cell table:formula="of:=[.G120]" office:value-type="float" office:value="-115" calcext:value-type="float">
            <text:p>-115</text:p>
          </table:table-cell>
          <table:table-cell table:formula="of:=[.H120]" office:value-type="float" office:value="-0.2439643" calcext:value-type="float">
            <text:p>-0.2439643</text:p>
          </table:table-cell>
          <table:table-cell table:formula="of:=[.I120]" office:value-type="float" office:value="0.05" calcext:value-type="float">
            <text:p>0.05</text:p>
          </table:table-cell>
          <table:table-cell table:formula="of:=[.J120]" office:value-type="float" office:value="0.3847289" calcext:value-type="float">
            <text:p>0.3847289</text:p>
          </table:table-cell>
        </table:table-row>
        <table:table-row table:style-name="ro1">
          <table:table-cell office:value-type="time" office:time-value="PT11H03M14.679S" calcext:value-type="time">
            <text:p>11:03:14.68</text:p>
          </table:table-cell>
          <table:table-cell office:value-type="float" office:value="-25" calcext:value-type="float">
            <text:p>-25</text:p>
          </table:table-cell>
          <table:table-cell office:value-type="float" office:value="0.0000000003770291" calcext:value-type="float">
            <text:p>3.77E-10</text:p>
          </table:table-cell>
          <table:table-cell table:formula="of:=[.C29]*10^9" office:value-type="float" office:value="0.3770291" calcext:value-type="float">
            <text:p>0.3770291</text:p>
          </table:table-cell>
          <table:table-cell table:formula="of:=[.$N$1]*[.D29]" office:value-type="float" office:value="0.0179292569688011" calcext:value-type="float">
            <text:p>0.017929256968801</text:p>
          </table:table-cell>
          <table:table-cell table:number-columns-repeated="8"/>
          <table:table-cell table:formula="of:=[.G125]" office:value-type="float" office:value="-120" calcext:value-type="float">
            <text:p>-120</text:p>
          </table:table-cell>
          <table:table-cell table:formula="of:=[.H125]" office:value-type="float" office:value="-0.240475096" calcext:value-type="float">
            <text:p>-0.240475096</text:p>
          </table:table-cell>
          <table:table-cell table:formula="of:=[.I125]" office:value-type="float" office:value="0.05" calcext:value-type="float">
            <text:p>0.05</text:p>
          </table:table-cell>
          <table:table-cell table:formula="of:=[.J125]" office:value-type="float" office:value="0.51596835" calcext:value-type="float">
            <text:p>0.51596835</text:p>
          </table:table-cell>
        </table:table-row>
        <table:table-row table:style-name="ro1">
          <table:table-cell office:value-type="time" office:time-value="PT11H03M15.062S" calcext:value-type="time">
            <text:p>11:03:15.06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4476018" calcext:value-type="float">
            <text:p>-4.48E-10</text:p>
          </table:table-cell>
          <table:table-cell table:formula="of:=[.C30]*10^9" office:value-type="float" office:value="-0.4476018" calcext:value-type="float">
            <text:p>-0.4476018</text:p>
          </table:table-cell>
          <table:table-cell table:formula="of:=[.$N$1]*[.D30]" office:value-type="float" office:value="-0.0212852739799074" calcext:value-type="float">
            <text:p>-0.021285273979907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AVERAGE([.D29:.D33])" office:value-type="float" office:value="-0.09846876" calcext:value-type="float">
            <text:p>-0.09846876</text:p>
          </table:table-cell>
          <table:table-cell office:value-type="float" office:value="0.05" calcext:value-type="float">
            <text:p>0.05</text:p>
          </table:table-cell>
          <table:table-cell table:formula="of:=(MAX([.D29:.D33])-MIN([.D29:.D33]))/2" office:value-type="float" office:value="0.49477645" calcext:value-type="float">
            <text:p>0.49477645</text:p>
          </table:table-cell>
          <table:table-cell table:number-columns-repeated="3"/>
          <table:table-cell table:formula="of:=[.G130]" office:value-type="float" office:value="-125" calcext:value-type="float">
            <text:p>-125</text:p>
          </table:table-cell>
          <table:table-cell table:formula="of:=[.H130]" office:value-type="float" office:value="-0.017192328" calcext:value-type="float">
            <text:p>-0.017192328</text:p>
          </table:table-cell>
          <table:table-cell table:formula="of:=[.I130]" office:value-type="float" office:value="0.05" calcext:value-type="float">
            <text:p>0.05</text:p>
          </table:table-cell>
          <table:table-cell table:formula="of:=[.J130]" office:value-type="float" office:value="0.5482493" calcext:value-type="float">
            <text:p>0.5482493</text:p>
          </table:table-cell>
        </table:table-row>
        <table:table-row table:style-name="ro1">
          <table:table-cell office:value-type="time" office:time-value="PT11H03M15.446S" calcext:value-type="time">
            <text:p>11:03:15.45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6125238" calcext:value-type="float">
            <text:p>-6.13E-10</text:p>
          </table:table-cell>
          <table:table-cell table:formula="of:=[.C31]*10^9" office:value-type="float" office:value="-0.6125238" calcext:value-type="float">
            <text:p>-0.6125238</text:p>
          </table:table-cell>
          <table:table-cell table:formula="of:=[.$N$1]*[.D31]" office:value-type="float" office:value="-0.0291279813937611" calcext:value-type="float">
            <text:p>-0.029127981393761</text:p>
          </table:table-cell>
          <table:table-cell table:number-columns-repeated="8"/>
          <table:table-cell table:formula="of:=[.G135]" office:value-type="float" office:value="-130" calcext:value-type="float">
            <text:p>-130</text:p>
          </table:table-cell>
          <table:table-cell table:formula="of:=[.H135]" office:value-type="float" office:value="-0.073593672" calcext:value-type="float">
            <text:p>-0.073593672</text:p>
          </table:table-cell>
          <table:table-cell table:formula="of:=[.I135]" office:value-type="float" office:value="0.05" calcext:value-type="float">
            <text:p>0.05</text:p>
          </table:table-cell>
          <table:table-cell table:formula="of:=[.J135]" office:value-type="float" office:value="0.47788345" calcext:value-type="float">
            <text:p>0.47788345</text:p>
          </table:table-cell>
        </table:table-row>
        <table:table-row table:style-name="ro1">
          <table:table-cell office:value-type="time" office:time-value="PT11H03M15.83S" calcext:value-type="time">
            <text:p>11:03:15.83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1195877" calcext:value-type="float">
            <text:p>-1.20E-10</text:p>
          </table:table-cell>
          <table:table-cell table:formula="of:=[.C32]*10^9" office:value-type="float" office:value="-0.1195877" calcext:value-type="float">
            <text:p>-0.1195877</text:p>
          </table:table-cell>
          <table:table-cell table:formula="of:=[.$N$1]*[.D32]" office:value-type="float" office:value="-0.00568687829031735" calcext:value-type="float">
            <text:p>-0.005686878290317</text:p>
          </table:table-cell>
          <table:table-cell table:number-columns-repeated="8"/>
          <table:table-cell table:formula="of:=[.G140]" office:value-type="float" office:value="-135" calcext:value-type="float">
            <text:p>-135</text:p>
          </table:table-cell>
          <table:table-cell table:formula="of:=[.H140]" office:value-type="float" office:value="0.010730118" calcext:value-type="float">
            <text:p>0.010730118</text:p>
          </table:table-cell>
          <table:table-cell table:formula="of:=[.I140]" office:value-type="float" office:value="0.05" calcext:value-type="float">
            <text:p>0.05</text:p>
          </table:table-cell>
          <table:table-cell table:formula="of:=[.J140]" office:value-type="float" office:value="0.38264655" calcext:value-type="float">
            <text:p>0.38264655</text:p>
          </table:table-cell>
        </table:table-row>
        <table:table-row table:style-name="ro1">
          <table:table-cell office:value-type="time" office:time-value="PT11H03M16.214S" calcext:value-type="time">
            <text:p>11:03:16.21</text:p>
          </table:table-cell>
          <table:table-cell office:value-type="float" office:value="-25" calcext:value-type="float">
            <text:p>-25</text:p>
          </table:table-cell>
          <table:table-cell office:value-type="float" office:value="0.0000000003103404" calcext:value-type="float">
            <text:p>3.10E-10</text:p>
          </table:table-cell>
          <table:table-cell table:formula="of:=[.C33]*10^9" office:value-type="float" office:value="0.3103404" calcext:value-type="float">
            <text:p>0.3103404</text:p>
          </table:table-cell>
          <table:table-cell table:formula="of:=[.$N$1]*[.D33]" office:value-type="float" office:value="0.0147579398497371" calcext:value-type="float">
            <text:p>0.014757939849737</text:p>
          </table:table-cell>
          <table:table-cell table:number-columns-repeated="8"/>
          <table:table-cell table:formula="of:=[.G145]" office:value-type="float" office:value="-140" calcext:value-type="float">
            <text:p>-140</text:p>
          </table:table-cell>
          <table:table-cell table:formula="of:=[.H145]" office:value-type="float" office:value="-0.019877086" calcext:value-type="float">
            <text:p>-0.019877086</text:p>
          </table:table-cell>
          <table:table-cell table:formula="of:=[.I145]" office:value-type="float" office:value="0.05" calcext:value-type="float">
            <text:p>0.05</text:p>
          </table:table-cell>
          <table:table-cell table:formula="of:=[.J145]" office:value-type="float" office:value="0.4745364" calcext:value-type="float">
            <text:p>0.4745364</text:p>
          </table:table-cell>
        </table:table-row>
        <table:table-row table:style-name="ro1">
          <table:table-cell office:value-type="time" office:time-value="PT11H03M16.598S" calcext:value-type="time">
            <text:p>11:03:16.60</text:p>
          </table:table-cell>
          <table:table-cell office:value-type="float" office:value="-30" calcext:value-type="float">
            <text:p>-30</text:p>
          </table:table-cell>
          <table:table-cell office:value-type="float" office:value="0.0000000003207706" calcext:value-type="float">
            <text:p>3.21E-10</text:p>
          </table:table-cell>
          <table:table-cell table:formula="of:=[.C34]*10^9" office:value-type="float" office:value="0.3207706" calcext:value-type="float">
            <text:p>0.3207706</text:p>
          </table:table-cell>
          <table:table-cell table:formula="of:=[.$N$1]*[.D34]" office:value-type="float" office:value="0.0152539379995775" calcext:value-type="float">
            <text:p>0.015253937999578</text:p>
          </table:table-cell>
          <table:table-cell table:number-columns-repeated="8"/>
          <table:table-cell table:formula="of:=[.G150]" office:value-type="float" office:value="-145" calcext:value-type="float">
            <text:p>-145</text:p>
          </table:table-cell>
          <table:table-cell table:formula="of:=[.H150]" office:value-type="float" office:value="-0.02920966" calcext:value-type="float">
            <text:p>-0.02920966</text:p>
          </table:table-cell>
          <table:table-cell table:formula="of:=[.I150]" office:value-type="float" office:value="0.05" calcext:value-type="float">
            <text:p>0.05</text:p>
          </table:table-cell>
          <table:table-cell table:formula="of:=[.J150]" office:value-type="float" office:value="0.50915135" calcext:value-type="float">
            <text:p>0.50915135</text:p>
          </table:table-cell>
        </table:table-row>
        <table:table-row table:style-name="ro1">
          <table:table-cell office:value-type="time" office:time-value="PT11H03M16.973S" calcext:value-type="time">
            <text:p>11:03:16.97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2438295" calcext:value-type="float">
            <text:p>-2.44E-10</text:p>
          </table:table-cell>
          <table:table-cell table:formula="of:=[.C35]*10^9" office:value-type="float" office:value="-0.2438295" calcext:value-type="float">
            <text:p>-0.2438295</text:p>
          </table:table-cell>
          <table:table-cell table:formula="of:=[.$N$1]*[.D35]" office:value-type="float" office:value="-0.0115950778390163" calcext:value-type="float">
            <text:p>-0.011595077839016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AVERAGE([.D34:.D38])" office:value-type="float" office:value="0.085417228" calcext:value-type="float">
            <text:p>0.085417228</text:p>
          </table:table-cell>
          <table:table-cell office:value-type="float" office:value="0.05" calcext:value-type="float">
            <text:p>0.05</text:p>
          </table:table-cell>
          <table:table-cell table:formula="of:=(MAX([.D34:.D38])-MIN([.D34:.D38]))/2" office:value-type="float" office:value="0.3032625" calcext:value-type="float">
            <text:p>0.3032625</text:p>
          </table:table-cell>
          <table:table-cell table:number-columns-repeated="3"/>
          <table:table-cell table:formula="of:=[.G155]" office:value-type="float" office:value="-150" calcext:value-type="float">
            <text:p>-150</text:p>
          </table:table-cell>
          <table:table-cell table:formula="of:=[.H155]" office:value-type="float" office:value="-0.048338552" calcext:value-type="float">
            <text:p>-0.048338552</text:p>
          </table:table-cell>
          <table:table-cell table:formula="of:=[.I155]" office:value-type="float" office:value="0.05" calcext:value-type="float">
            <text:p>0.05</text:p>
          </table:table-cell>
          <table:table-cell table:formula="of:=[.J155]" office:value-type="float" office:value="0.4864216" calcext:value-type="float">
            <text:p>0.4864216</text:p>
          </table:table-cell>
        </table:table-row>
        <table:table-row table:style-name="ro1">
          <table:table-cell office:value-type="time" office:time-value="PT11H03M17.349S" calcext:value-type="time">
            <text:p>11:03:17.35</text:p>
          </table:table-cell>
          <table:table-cell office:value-type="float" office:value="-30" calcext:value-type="float">
            <text:p>-30</text:p>
          </table:table-cell>
          <table:table-cell office:value-type="float" office:value="0.00000000004487462" calcext:value-type="float">
            <text:p>4.49E-11</text:p>
          </table:table-cell>
          <table:table-cell table:formula="of:=[.C36]*10^9" office:value-type="float" office:value="0.04487462" calcext:value-type="float">
            <text:p>0.04487462</text:p>
          </table:table-cell>
          <table:table-cell table:formula="of:=[.$N$1]*[.D36]" office:value-type="float" office:value="0.00213396948234844" calcext:value-type="float">
            <text:p>0.002133969482348</text:p>
          </table:table-cell>
          <table:table-cell table:number-columns-repeated="8"/>
          <table:table-cell table:formula="of:=[.G160]" office:value-type="float" office:value="-155" calcext:value-type="float">
            <text:p>-155</text:p>
          </table:table-cell>
          <table:table-cell table:formula="of:=[.H160]" office:value-type="float" office:value="-0.01849683" calcext:value-type="float">
            <text:p>-0.01849683</text:p>
          </table:table-cell>
          <table:table-cell table:formula="of:=[.I160]" office:value-type="float" office:value="0.05" calcext:value-type="float">
            <text:p>0.05</text:p>
          </table:table-cell>
          <table:table-cell table:formula="of:=[.J160]" office:value-type="float" office:value="0.5166705" calcext:value-type="float">
            <text:p>0.5166705</text:p>
          </table:table-cell>
        </table:table-row>
        <table:table-row table:style-name="ro1">
          <table:table-cell office:value-type="time" office:time-value="PT11H03M17.733S" calcext:value-type="time">
            <text:p>11:03:17.73</text:p>
          </table:table-cell>
          <table:table-cell office:value-type="float" office:value="-30" calcext:value-type="float">
            <text:p>-30</text:p>
          </table:table-cell>
          <table:table-cell office:value-type="float" office:value="0.0000000003626955" calcext:value-type="float">
            <text:p>3.63E-10</text:p>
          </table:table-cell>
          <table:table-cell table:formula="of:=[.C37]*10^9" office:value-type="float" office:value="0.3626955" calcext:value-type="float">
            <text:p>0.3626955</text:p>
          </table:table-cell>
          <table:table-cell table:formula="of:=[.$N$1]*[.D37]" office:value-type="float" office:value="0.0172476363785389" calcext:value-type="float">
            <text:p>0.017247636378539</text:p>
          </table:table-cell>
          <table:table-cell table:number-columns-repeated="8"/>
          <table:table-cell table:formula="of:=[.G165]" office:value-type="float" office:value="-160" calcext:value-type="float">
            <text:p>-160</text:p>
          </table:table-cell>
          <table:table-cell table:formula="of:=[.H165]" office:value-type="float" office:value="-0.25087908" calcext:value-type="float">
            <text:p>-0.25087908</text:p>
          </table:table-cell>
          <table:table-cell table:formula="of:=[.I165]" office:value-type="float" office:value="0.05" calcext:value-type="float">
            <text:p>0.05</text:p>
          </table:table-cell>
          <table:table-cell table:formula="of:=[.J165]" office:value-type="float" office:value="0.3839169" calcext:value-type="float">
            <text:p>0.3839169</text:p>
          </table:table-cell>
        </table:table-row>
        <table:table-row table:style-name="ro1">
          <table:table-cell office:value-type="time" office:time-value="PT11H03M18.117S" calcext:value-type="time">
            <text:p>11:03:18.12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05742508" calcext:value-type="float">
            <text:p>-5.74E-11</text:p>
          </table:table-cell>
          <table:table-cell table:formula="of:=[.C38]*10^9" office:value-type="float" office:value="-0.05742508" calcext:value-type="float">
            <text:p>-0.05742508</text:p>
          </table:table-cell>
          <table:table-cell table:formula="of:=[.$N$1]*[.D38]" office:value-type="float" office:value="-0.00273079456141173" calcext:value-type="float">
            <text:p>-0.002730794561412</text:p>
          </table:table-cell>
          <table:table-cell table:number-columns-repeated="8"/>
          <table:table-cell table:formula="of:=[.G170]" office:value-type="float" office:value="-165" calcext:value-type="float">
            <text:p>-165</text:p>
          </table:table-cell>
          <table:table-cell table:formula="of:=[.H170]" office:value-type="float" office:value="-0.30152278" calcext:value-type="float">
            <text:p>-0.30152278</text:p>
          </table:table-cell>
          <table:table-cell table:formula="of:=[.I170]" office:value-type="float" office:value="0.05" calcext:value-type="float">
            <text:p>0.05</text:p>
          </table:table-cell>
          <table:table-cell table:formula="of:=[.J170]" office:value-type="float" office:value="0.39164645" calcext:value-type="float">
            <text:p>0.39164645</text:p>
          </table:table-cell>
        </table:table-row>
        <table:table-row table:style-name="ro1">
          <table:table-cell office:value-type="time" office:time-value="PT11H03M18.501S" calcext:value-type="time">
            <text:p>11:03:18.50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7999253" calcext:value-type="float">
            <text:p>-8.00E-10</text:p>
          </table:table-cell>
          <table:table-cell table:formula="of:=[.C39]*10^9" office:value-type="float" office:value="-0.7999253" calcext:value-type="float">
            <text:p>-0.7999253</text:p>
          </table:table-cell>
          <table:table-cell table:formula="of:=[.$N$1]*[.D39]" office:value-type="float" office:value="-0.0380396798537441" calcext:value-type="float">
            <text:p>-0.038039679853744</text:p>
          </table:table-cell>
          <table:table-cell table:number-columns-repeated="8"/>
          <table:table-cell table:formula="of:=[.G175]" office:value-type="float" office:value="-170" calcext:value-type="float">
            <text:p>-170</text:p>
          </table:table-cell>
          <table:table-cell table:formula="of:=[.H175]" office:value-type="float" office:value="-0.475858518" calcext:value-type="float">
            <text:p>-0.475858518</text:p>
          </table:table-cell>
          <table:table-cell table:formula="of:=[.I175]" office:value-type="float" office:value="0.05" calcext:value-type="float">
            <text:p>0.05</text:p>
          </table:table-cell>
          <table:table-cell table:formula="of:=[.J175]" office:value-type="float" office:value="0.451091705" calcext:value-type="float">
            <text:p>0.451091705</text:p>
          </table:table-cell>
        </table:table-row>
        <table:table-row table:style-name="ro1">
          <table:table-cell office:value-type="time" office:time-value="PT11H03M18.877S" calcext:value-type="time">
            <text:p>11:03:18.88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4340577" calcext:value-type="float">
            <text:p>-4.34E-10</text:p>
          </table:table-cell>
          <table:table-cell table:formula="of:=[.C40]*10^9" office:value-type="float" office:value="-0.4340577" calcext:value-type="float">
            <text:p>-0.4340577</text:p>
          </table:table-cell>
          <table:table-cell table:formula="of:=[.$N$1]*[.D40]" office:value-type="float" office:value="-0.0206411973043639" calcext:value-type="float">
            <text:p>-0.020641197304364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AVERAGE([.D39:.D43])" office:value-type="float" office:value="-0.37152306" calcext:value-type="float">
            <text:p>-0.37152306</text:p>
          </table:table-cell>
          <table:table-cell office:value-type="float" office:value="0.05" calcext:value-type="float">
            <text:p>0.05</text:p>
          </table:table-cell>
          <table:table-cell table:formula="of:=(MAX([.D39:.D43])-MIN([.D39:.D43]))/2" office:value-type="float" office:value="0.5616569" calcext:value-type="float">
            <text:p>0.5616569</text:p>
          </table:table-cell>
          <table:table-cell table:number-columns-repeated="3"/>
          <table:table-cell table:formula="of:=[.G180]" office:value-type="float" office:value="-175" calcext:value-type="float">
            <text:p>-175</text:p>
          </table:table-cell>
          <table:table-cell table:formula="of:=[.H180]" office:value-type="float" office:value="-1.30498644" calcext:value-type="float">
            <text:p>-1.30498644</text:p>
          </table:table-cell>
          <table:table-cell table:formula="of:=[.I180]" office:value-type="float" office:value="0.05" calcext:value-type="float">
            <text:p>0.05</text:p>
          </table:table-cell>
          <table:table-cell table:formula="of:=[.J180]" office:value-type="float" office:value="0.5590049" calcext:value-type="float">
            <text:p>0.5590049</text:p>
          </table:table-cell>
        </table:table-row>
        <table:table-row table:style-name="ro1">
          <table:table-cell office:value-type="time" office:time-value="PT11H03M19.253S" calcext:value-type="time">
            <text:p>11:03:19.25</text:p>
          </table:table-cell>
          <table:table-cell office:value-type="float" office:value="-35" calcext:value-type="float">
            <text:p>-35</text:p>
          </table:table-cell>
          <table:table-cell office:value-type="float" office:value="0.0000000003233885" calcext:value-type="float">
            <text:p>3.23E-10</text:p>
          </table:table-cell>
          <table:table-cell table:formula="of:=[.C41]*10^9" office:value-type="float" office:value="0.3233885" calcext:value-type="float">
            <text:p>0.3233885</text:p>
          </table:table-cell>
          <table:table-cell table:formula="of:=[.$N$1]*[.D41]" office:value-type="float" office:value="0.0153784297213534" calcext:value-type="float">
            <text:p>0.015378429721353</text:p>
          </table:table-cell>
          <table:table-cell table:number-columns-repeated="8"/>
          <table:table-cell table:formula="of:=[.G185]" office:value-type="float" office:value="-180" calcext:value-type="float">
            <text:p>-180</text:p>
          </table:table-cell>
          <table:table-cell table:formula="of:=[.H185]" office:value-type="float" office:value="-4.5734494" calcext:value-type="float">
            <text:p>-4.5734494</text:p>
          </table:table-cell>
          <table:table-cell table:formula="of:=[.I185]" office:value-type="float" office:value="0.05" calcext:value-type="float">
            <text:p>0.05</text:p>
          </table:table-cell>
          <table:table-cell table:formula="of:=[.J185]" office:value-type="float" office:value="0.3885135" calcext:value-type="float">
            <text:p>0.3885135</text:p>
          </table:table-cell>
        </table:table-row>
        <table:table-row table:style-name="ro1">
          <table:table-cell office:value-type="time" office:time-value="PT11H03M19.637S" calcext:value-type="time">
            <text:p>11:03:19.64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3130549" calcext:value-type="float">
            <text:p>-3.13E-10</text:p>
          </table:table-cell>
          <table:table-cell table:formula="of:=[.C42]*10^9" office:value-type="float" office:value="-0.3130549" calcext:value-type="float">
            <text:p>-0.3130549</text:p>
          </table:table-cell>
          <table:table-cell table:formula="of:=[.$N$1]*[.D42]" office:value-type="float" office:value="-0.014887025291794" calcext:value-type="float">
            <text:p>-0.014887025291794</text:p>
          </table:table-cell>
          <table:table-cell table:number-columns-repeated="8"/>
          <table:table-cell table:formula="of:=[.G190]" office:value-type="float" office:value="-185" calcext:value-type="float">
            <text:p>-185</text:p>
          </table:table-cell>
          <table:table-cell table:formula="of:=[.H190]" office:value-type="float" office:value="-15.561914" calcext:value-type="float">
            <text:p>-15.561914</text:p>
          </table:table-cell>
          <table:table-cell table:formula="of:=[.I190]" office:value-type="float" office:value="0.05" calcext:value-type="float">
            <text:p>0.05</text:p>
          </table:table-cell>
          <table:table-cell table:formula="of:=[.J190]" office:value-type="float" office:value="0.58847" calcext:value-type="float">
            <text:p>0.58847</text:p>
          </table:table-cell>
        </table:table-row>
        <table:table-row table:style-name="ro1">
          <table:table-cell office:value-type="time" office:time-value="PT11H03M20.021S" calcext:value-type="time">
            <text:p>11:03:20.02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6339659" calcext:value-type="float">
            <text:p>-6.34E-10</text:p>
          </table:table-cell>
          <table:table-cell table:formula="of:=[.C43]*10^9" office:value-type="float" office:value="-0.6339659" calcext:value-type="float">
            <text:p>-0.6339659</text:p>
          </table:table-cell>
          <table:table-cell table:formula="of:=[.$N$1]*[.D43]" office:value-type="float" office:value="-0.0301476398786121" calcext:value-type="float">
            <text:p>-0.030147639878612</text:p>
          </table:table-cell>
          <table:table-cell table:number-columns-repeated="8"/>
          <table:table-cell table:formula="of:=[.G195]" office:value-type="float" office:value="-190" calcext:value-type="float">
            <text:p>-190</text:p>
          </table:table-cell>
          <table:table-cell table:formula="of:=[.H195]" office:value-type="float" office:value="-42.638416" calcext:value-type="float">
            <text:p>-42.638416</text:p>
          </table:table-cell>
          <table:table-cell table:formula="of:=[.I195]" office:value-type="float" office:value="0.05" calcext:value-type="float">
            <text:p>0.05</text:p>
          </table:table-cell>
          <table:table-cell table:formula="of:=[.J195]" office:value-type="float" office:value="0.679459999999999" calcext:value-type="float">
            <text:p>0.679459999999999</text:p>
          </table:table-cell>
        </table:table-row>
        <table:table-row table:style-name="ro1">
          <table:table-cell office:value-type="time" office:time-value="PT11H03M20.405S" calcext:value-type="time">
            <text:p>11:03:20.41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1237014" calcext:value-type="float">
            <text:p>-1.24E-10</text:p>
          </table:table-cell>
          <table:table-cell table:formula="of:=[.C44]*10^9" office:value-type="float" office:value="-0.1237014" calcext:value-type="float">
            <text:p>-0.1237014</text:p>
          </table:table-cell>
          <table:table-cell table:formula="of:=[.$N$1]*[.D44]" office:value-type="float" office:value="-0.00588250134538806" calcext:value-type="float">
            <text:p>-0.005882501345388</text:p>
          </table:table-cell>
          <table:table-cell table:number-columns-repeated="8"/>
          <table:table-cell table:formula="of:=[.G200]" office:value-type="float" office:value="-195" calcext:value-type="float">
            <text:p>-195</text:p>
          </table:table-cell>
          <table:table-cell table:formula="of:=[.H200]" office:value-type="float" office:value="-91.817872" calcext:value-type="float">
            <text:p>-91.817872</text:p>
          </table:table-cell>
          <table:table-cell table:formula="of:=[.I200]" office:value-type="float" office:value="0.05" calcext:value-type="float">
            <text:p>0.05</text:p>
          </table:table-cell>
          <table:table-cell table:formula="of:=[.J200]" office:value-type="float" office:value="0.454029999999996" calcext:value-type="float">
            <text:p>0.454029999999996</text:p>
          </table:table-cell>
        </table:table-row>
        <table:table-row table:style-name="ro1">
          <table:table-cell office:value-type="time" office:time-value="PT11H03M20.788S" calcext:value-type="time">
            <text:p>11:03:20.79</text:p>
          </table:table-cell>
          <table:table-cell office:value-type="float" office:value="-40" calcext:value-type="float">
            <text:p>-40</text:p>
          </table:table-cell>
          <table:table-cell office:value-type="float" office:value="0.00000000004686897" calcext:value-type="float">
            <text:p>4.69E-11</text:p>
          </table:table-cell>
          <table:table-cell table:formula="of:=[.C45]*10^9" office:value-type="float" office:value="0.04686897" calcext:value-type="float">
            <text:p>0.04686897</text:p>
          </table:table-cell>
          <table:table-cell table:formula="of:=[.$N$1]*[.D45]" office:value-type="float" office:value="0.00222880888237281" calcext:value-type="float">
            <text:p>0.002228808882373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AVERAGE([.D44:.D48])" office:value-type="float" office:value="0.120037334" calcext:value-type="float">
            <text:p>0.120037334</text:p>
          </table:table-cell>
          <table:table-cell office:value-type="float" office:value="0.05" calcext:value-type="float">
            <text:p>0.05</text:p>
          </table:table-cell>
          <table:table-cell table:formula="of:=(MAX([.D44:.D48])-MIN([.D44:.D48]))/2" office:value-type="float" office:value="0.4524694" calcext:value-type="float">
            <text:p>0.4524694</text:p>
          </table:table-cell>
          <table:table-cell table:number-columns-repeated="3"/>
          <table:table-cell table:formula="of:=[.G205]" office:value-type="float" office:value="-200" calcext:value-type="float">
            <text:p>-200</text:p>
          </table:table-cell>
          <table:table-cell table:formula="of:=[.H205]" office:value-type="float" office:value="-159.58776" calcext:value-type="float">
            <text:p>-159.58776</text:p>
          </table:table-cell>
          <table:table-cell table:formula="of:=[.I205]" office:value-type="float" office:value="0.05" calcext:value-type="float">
            <text:p>0.05</text:p>
          </table:table-cell>
          <table:table-cell table:formula="of:=[.J205]" office:value-type="float" office:value="0.279750000000007" calcext:value-type="float">
            <text:p>0.279750000000007</text:p>
          </table:table-cell>
        </table:table-row>
        <table:table-row table:style-name="ro1">
          <table:table-cell office:value-type="time" office:time-value="PT11H03M21.172S" calcext:value-type="time">
            <text:p>11:03:21.17</text:p>
          </table:table-cell>
          <table:table-cell office:value-type="float" office:value="-40" calcext:value-type="float">
            <text:p>-40</text:p>
          </table:table-cell>
          <table:table-cell office:value-type="float" office:value="0.0000000007345327" calcext:value-type="float">
            <text:p>7.35E-10</text:p>
          </table:table-cell>
          <table:table-cell table:formula="of:=[.C46]*10^9" office:value-type="float" office:value="0.7345327" calcext:value-type="float">
            <text:p>0.7345327</text:p>
          </table:table-cell>
          <table:table-cell table:formula="of:=[.$N$1]*[.D46]" office:value-type="float" office:value="0.0349299975261518" calcext:value-type="float">
            <text:p>0.034929997526152</text:p>
          </table:table-cell>
          <table:table-cell table:number-columns-repeated="8"/>
          <table:table-cell table:formula="of:=[.G210]" office:value-type="float" office:value="-205" calcext:value-type="float">
            <text:p>-205</text:p>
          </table:table-cell>
          <table:table-cell table:formula="of:=[.H210]" office:value-type="float" office:value="-232.78562" calcext:value-type="float">
            <text:p>-232.78562</text:p>
          </table:table-cell>
          <table:table-cell table:formula="of:=[.I210]" office:value-type="float" office:value="0.05" calcext:value-type="float">
            <text:p>0.05</text:p>
          </table:table-cell>
          <table:table-cell table:formula="of:=[.J210]" office:value-type="float" office:value="0.532550000000015" calcext:value-type="float">
            <text:p>0.532550000000015</text:p>
          </table:table-cell>
        </table:table-row>
        <table:table-row table:style-name="ro1">
          <table:table-cell office:value-type="time" office:time-value="PT11H03M21.548S" calcext:value-type="time">
            <text:p>11:03:21.55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1704061" calcext:value-type="float">
            <text:p>-1.70E-10</text:p>
          </table:table-cell>
          <table:table-cell table:formula="of:=[.C47]*10^9" office:value-type="float" office:value="-0.1704061" calcext:value-type="float">
            <text:p>-0.1704061</text:p>
          </table:table-cell>
          <table:table-cell table:formula="of:=[.$N$1]*[.D47]" office:value-type="float" office:value="-0.00810349852558121" calcext:value-type="float">
            <text:p>-0.008103498525581</text:p>
          </table:table-cell>
          <table:table-cell table:number-columns-repeated="8"/>
          <table:table-cell table:formula="of:=[.G215]" office:value-type="float" office:value="-210" calcext:value-type="float">
            <text:p>-210</text:p>
          </table:table-cell>
          <table:table-cell table:formula="of:=[.H215]" office:value-type="float" office:value="-298.1042" calcext:value-type="float">
            <text:p>-298.1042</text:p>
          </table:table-cell>
          <table:table-cell table:formula="of:=[.I215]" office:value-type="float" office:value="0.05" calcext:value-type="float">
            <text:p>0.05</text:p>
          </table:table-cell>
          <table:table-cell table:formula="of:=[.J215]" office:value-type="float" office:value="0.6601" calcext:value-type="float">
            <text:p>0.6601</text:p>
          </table:table-cell>
        </table:table-row>
        <table:table-row table:style-name="ro1">
          <table:table-cell office:value-type="time" office:time-value="PT11H03M21.925S" calcext:value-type="time">
            <text:p>11:03:21.93</text:p>
          </table:table-cell>
          <table:table-cell office:value-type="float" office:value="-40" calcext:value-type="float">
            <text:p>-40</text:p>
          </table:table-cell>
          <table:table-cell office:value-type="float" office:value="0.0000000001128925" calcext:value-type="float">
            <text:p>1.13E-10</text:p>
          </table:table-cell>
          <table:table-cell table:formula="of:=[.C48]*10^9" office:value-type="float" office:value="0.1128925" calcext:value-type="float">
            <text:p>0.1128925</text:p>
          </table:table-cell>
          <table:table-cell table:formula="of:=[.$N$1]*[.D48]" office:value-type="float" office:value="0.00536849448053313" calcext:value-type="float">
            <text:p>0.005368494480533</text:p>
          </table:table-cell>
          <table:table-cell table:number-columns-repeated="12"/>
        </table:table-row>
        <table:table-row table:style-name="ro1">
          <table:table-cell office:value-type="time" office:time-value="PT11H03M22.309S" calcext:value-type="time">
            <text:p>11:03:22.31</text:p>
          </table:table-cell>
          <table:table-cell office:value-type="float" office:value="-45" calcext:value-type="float">
            <text:p>-45</text:p>
          </table:table-cell>
          <table:table-cell office:value-type="float" office:value="0.0000000005688696" calcext:value-type="float">
            <text:p>5.69E-10</text:p>
          </table:table-cell>
          <table:table-cell table:formula="of:=[.C49]*10^9" office:value-type="float" office:value="0.5688696" calcext:value-type="float">
            <text:p>0.5688696</text:p>
          </table:table-cell>
          <table:table-cell table:formula="of:=[.$N$1]*[.D49]" office:value-type="float" office:value="0.0270520478131239" calcext:value-type="float">
            <text:p>0.027052047813124</text:p>
          </table:table-cell>
          <table:table-cell table:number-columns-repeated="12"/>
        </table:table-row>
        <table:table-row table:style-name="ro1">
          <table:table-cell office:value-type="time" office:time-value="PT11H03M22.692S" calcext:value-type="time">
            <text:p>11:03:22.69</text:p>
          </table:table-cell>
          <table:table-cell office:value-type="float" office:value="-45" calcext:value-type="float">
            <text:p>-45</text:p>
          </table:table-cell>
          <table:table-cell office:value-type="float" office:value="0.0000000004472904" calcext:value-type="float">
            <text:p>4.47E-10</text:p>
          </table:table-cell>
          <table:table-cell table:formula="of:=[.C50]*10^9" office:value-type="float" office:value="0.4472904" calcext:value-type="float">
            <text:p>0.4472904</text:p>
          </table:table-cell>
          <table:table-cell table:formula="of:=[.$N$1]*[.D50]" office:value-type="float" office:value="0.0212704656517967" calcext:value-type="float">
            <text:p>0.021270465651797</text:p>
          </table:table-cell>
          <table:table-cell/>
          <table:table-cell office:value-type="float" office:value="-45" calcext:value-type="float">
            <text:p>-45</text:p>
          </table:table-cell>
          <table:table-cell table:formula="of:=AVERAGE([.D49:.D53])" office:value-type="float" office:value="0.06444442" calcext:value-type="float">
            <text:p>0.06444442</text:p>
          </table:table-cell>
          <table:table-cell table:style-name="ce3" office:value-type="float" office:value="0.05" calcext:value-type="float">
            <text:p>0.05</text:p>
          </table:table-cell>
          <table:table-cell table:formula="of:=(MAX([.D49:.D53])-MIN([.D49:.D53]))/2" office:value-type="float" office:value="0.633164" calcext:value-type="float">
            <text:p>0.633164</text:p>
          </table:table-cell>
          <table:table-cell table:number-columns-repeated="7"/>
        </table:table-row>
        <table:table-row table:style-name="ro1">
          <table:table-cell office:value-type="time" office:time-value="PT11H03M23.075S" calcext:value-type="time">
            <text:p>11:03:23.08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2725833" calcext:value-type="float">
            <text:p>-2.73E-10</text:p>
          </table:table-cell>
          <table:table-cell table:formula="of:=[.C51]*10^9" office:value-type="float" office:value="-0.2725833" calcext:value-type="float">
            <text:p>-0.2725833</text:p>
          </table:table-cell>
          <table:table-cell table:formula="of:=[.$N$1]*[.D51]" office:value-type="float" office:value="-0.0129624371994199" calcext:value-type="float">
            <text:p>-0.01296243719942</text:p>
          </table:table-cell>
          <table:table-cell table:number-columns-repeated="12"/>
        </table:table-row>
        <table:table-row table:style-name="ro1">
          <table:table-cell office:value-type="time" office:time-value="PT11H03M23.451S" calcext:value-type="time">
            <text:p>11:03:23.45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6974584" calcext:value-type="float">
            <text:p>-6.97E-10</text:p>
          </table:table-cell>
          <table:table-cell table:formula="of:=[.C52]*10^9" office:value-type="float" office:value="-0.6974584" calcext:value-type="float">
            <text:p>-0.6974584</text:p>
          </table:table-cell>
          <table:table-cell table:formula="of:=[.$N$1]*[.D52]" office:value-type="float" office:value="-0.0331669647744666" calcext:value-type="float">
            <text:p>-0.033166964774467</text:p>
          </table:table-cell>
          <table:table-cell table:number-columns-repeated="12"/>
        </table:table-row>
        <table:table-row table:style-name="ro1">
          <table:table-cell office:value-type="time" office:time-value="PT11H03M23.828S" calcext:value-type="time">
            <text:p>11:03:23.83</text:p>
          </table:table-cell>
          <table:table-cell office:value-type="float" office:value="-45" calcext:value-type="float">
            <text:p>-45</text:p>
          </table:table-cell>
          <table:table-cell office:value-type="float" office:value="0.0000000002761038" calcext:value-type="float">
            <text:p>2.76E-10</text:p>
          </table:table-cell>
          <table:table-cell table:formula="of:=[.C53]*10^9" office:value-type="float" office:value="0.2761038" calcext:value-type="float">
            <text:p>0.2761038</text:p>
          </table:table-cell>
          <table:table-cell table:formula="of:=[.$N$1]*[.D53]" office:value-type="float" office:value="0.0131298511978583" calcext:value-type="float">
            <text:p>0.013129851197858</text:p>
          </table:table-cell>
          <table:table-cell table:number-columns-repeated="12"/>
        </table:table-row>
        <table:table-row table:style-name="ro1">
          <table:table-cell office:value-type="time" office:time-value="PT11H03M24.212S" calcext:value-type="time">
            <text:p>11:03:24.21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1837444" calcext:value-type="float">
            <text:p>-1.84E-10</text:p>
          </table:table-cell>
          <table:table-cell table:formula="of:=[.C54]*10^9" office:value-type="float" office:value="-0.1837444" calcext:value-type="float">
            <text:p>-0.1837444</text:p>
          </table:table-cell>
          <table:table-cell table:formula="of:=[.$N$1]*[.D54]" office:value-type="float" office:value="-0.0087377885796565" calcext:value-type="float">
            <text:p>-0.008737788579657</text:p>
          </table:table-cell>
          <table:table-cell table:number-columns-repeated="12"/>
        </table:table-row>
        <table:table-row table:style-name="ro1">
          <table:table-cell office:value-type="time" office:time-value="PT11H03M24.595S" calcext:value-type="time">
            <text:p>11:03:24.60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8712703" calcext:value-type="float">
            <text:p>-8.71E-10</text:p>
          </table:table-cell>
          <table:table-cell table:formula="of:=[.C55]*10^9" office:value-type="float" office:value="-0.8712703" calcext:value-type="float">
            <text:p>-0.8712703</text:p>
          </table:table-cell>
          <table:table-cell table:formula="of:=[.$N$1]*[.D55]" office:value-type="float" office:value="-0.0414324228500781" calcext:value-type="float">
            <text:p>-0.041432422850078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AVERAGE([.D54:.D58])" office:value-type="float" office:value="-0.27261828" calcext:value-type="float">
            <text:p>-0.27261828</text:p>
          </table:table-cell>
          <table:table-cell office:value-type="float" office:value="0.05" calcext:value-type="float">
            <text:p>0.05</text:p>
          </table:table-cell>
          <table:table-cell table:formula="of:=(MAX([.D54:.D58])-MIN([.D54:.D58]))/2" office:value-type="float" office:value="0.517199" calcext:value-type="float">
            <text:p>0.517199</text:p>
          </table:table-cell>
          <table:table-cell table:number-columns-repeated="7"/>
        </table:table-row>
        <table:table-row table:style-name="ro1">
          <table:table-cell office:value-type="time" office:time-value="PT11H03M24.978S" calcext:value-type="time">
            <text:p>11:03:24.98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3685288" calcext:value-type="float">
            <text:p>-3.69E-10</text:p>
          </table:table-cell>
          <table:table-cell table:formula="of:=[.C56]*10^9" office:value-type="float" office:value="-0.3685288" calcext:value-type="float">
            <text:p>-0.3685288</text:p>
          </table:table-cell>
          <table:table-cell table:formula="of:=[.$N$1]*[.D56]" office:value-type="float" office:value="-0.0175250333610957" calcext:value-type="float">
            <text:p>-0.017525033361096</text:p>
          </table:table-cell>
          <table:table-cell table:number-columns-repeated="12"/>
        </table:table-row>
        <table:table-row table:style-name="ro1">
          <table:table-cell office:value-type="time" office:time-value="PT11H03M25.362S" calcext:value-type="time">
            <text:p>11:03:25.36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1026756" calcext:value-type="float">
            <text:p>-1.03E-10</text:p>
          </table:table-cell>
          <table:table-cell table:formula="of:=[.C57]*10^9" office:value-type="float" office:value="-0.1026756" calcext:value-type="float">
            <text:p>-0.1026756</text:p>
          </table:table-cell>
          <table:table-cell table:formula="of:=[.$N$1]*[.D57]" office:value-type="float" office:value="-0.00488263960746221" calcext:value-type="float">
            <text:p>-0.004882639607462</text:p>
          </table:table-cell>
          <table:table-cell table:number-columns-repeated="12"/>
        </table:table-row>
        <table:table-row table:style-name="ro1">
          <table:table-cell office:value-type="time" office:time-value="PT11H03M25.738S" calcext:value-type="time">
            <text:p>11:03:25.74</text:p>
          </table:table-cell>
          <table:table-cell office:value-type="float" office:value="-50" calcext:value-type="float">
            <text:p>-50</text:p>
          </table:table-cell>
          <table:table-cell office:value-type="float" office:value="0.0000000001631277" calcext:value-type="float">
            <text:p>1.63E-10</text:p>
          </table:table-cell>
          <table:table-cell table:formula="of:=[.C58]*10^9" office:value-type="float" office:value="0.1631277" calcext:value-type="float">
            <text:p>0.1631277</text:p>
          </table:table-cell>
          <table:table-cell table:formula="of:=[.$N$1]*[.D58]" office:value-type="float" office:value="0.00775738119956653" calcext:value-type="float">
            <text:p>0.007757381199567</text:p>
          </table:table-cell>
          <table:table-cell table:number-columns-repeated="12"/>
        </table:table-row>
        <table:table-row table:style-name="ro1">
          <table:table-cell office:value-type="time" office:time-value="PT11H03M26.115S" calcext:value-type="time">
            <text:p>11:03:26.12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5594208" calcext:value-type="float">
            <text:p>-5.59E-10</text:p>
          </table:table-cell>
          <table:table-cell table:formula="of:=[.C59]*10^9" office:value-type="float" office:value="-0.5594208" calcext:value-type="float">
            <text:p>-0.5594208</text:p>
          </table:table-cell>
          <table:table-cell table:formula="of:=[.$N$1]*[.D59]" office:value-type="float" office:value="-0.0266027191983119" calcext:value-type="float">
            <text:p>-0.026602719198312</text:p>
          </table:table-cell>
          <table:table-cell table:number-columns-repeated="12"/>
        </table:table-row>
        <table:table-row table:style-name="ro1">
          <table:table-cell office:value-type="time" office:time-value="PT11H03M26.498S" calcext:value-type="time">
            <text:p>11:03:26.50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06033368" calcext:value-type="float">
            <text:p>-6.03E-11</text:p>
          </table:table-cell>
          <table:table-cell table:formula="of:=[.C60]*10^9" office:value-type="float" office:value="-0.06033368" calcext:value-type="float">
            <text:p>-0.06033368</text:p>
          </table:table-cell>
          <table:table-cell table:formula="of:=[.$N$1]*[.D60]" office:value-type="float" office:value="-0.00286911024266672" calcext:value-type="float">
            <text:p>-0.002869110242667</text:p>
          </table:table-cell>
          <table:table-cell/>
          <table:table-cell office:value-type="float" office:value="-55" calcext:value-type="float">
            <text:p>-55</text:p>
          </table:table-cell>
          <table:table-cell table:formula="of:=AVERAGE([.D59:.D63])" office:value-type="float" office:value="-0.032058656" calcext:value-type="float">
            <text:p>-0.032058656</text:p>
          </table:table-cell>
          <table:table-cell office:value-type="float" office:value="0.05" calcext:value-type="float">
            <text:p>0.05</text:p>
          </table:table-cell>
          <table:table-cell table:formula="of:=(MAX([.D59:.D63])-MIN([.D59:.D63]))/2" office:value-type="float" office:value="0.5533002" calcext:value-type="float">
            <text:p>0.5533002</text:p>
          </table:table-cell>
          <table:table-cell table:number-columns-repeated="7"/>
        </table:table-row>
        <table:table-row table:style-name="ro1">
          <table:table-cell office:value-type="time" office:time-value="PT11H03M26.882S" calcext:value-type="time">
            <text:p>11:03:26.88</text:p>
          </table:table-cell>
          <table:table-cell office:value-type="float" office:value="-55" calcext:value-type="float">
            <text:p>-55</text:p>
          </table:table-cell>
          <table:table-cell office:value-type="float" office:value="0.0000000000430049" calcext:value-type="float">
            <text:p>4.30E-11</text:p>
          </table:table-cell>
          <table:table-cell table:formula="of:=[.C61]*10^9" office:value-type="float" office:value="0.0430049" calcext:value-type="float">
            <text:p>0.0430049</text:p>
          </table:table-cell>
          <table:table-cell table:formula="of:=[.$N$1]*[.D61]" office:value-type="float" office:value="0.00204505674235117" calcext:value-type="float">
            <text:p>0.002045056742351</text:p>
          </table:table-cell>
          <table:table-cell table:number-columns-repeated="12"/>
        </table:table-row>
        <table:table-row table:style-name="ro1">
          <table:table-cell office:value-type="time" office:time-value="PT11H03M27.266S" calcext:value-type="time">
            <text:p>11:03:27.27</text:p>
          </table:table-cell>
          <table:table-cell office:value-type="float" office:value="-55" calcext:value-type="float">
            <text:p>-55</text:p>
          </table:table-cell>
          <table:table-cell office:value-type="float" office:value="0.0000000005471796" calcext:value-type="float">
            <text:p>5.47E-10</text:p>
          </table:table-cell>
          <table:table-cell table:formula="of:=[.C62]*10^9" office:value-type="float" office:value="0.5471796" calcext:value-type="float">
            <text:p>0.5471796</text:p>
          </table:table-cell>
          <table:table-cell table:formula="of:=[.$N$1]*[.D62]" office:value-type="float" office:value="0.0260206006817134" calcext:value-type="float">
            <text:p>0.026020600681713</text:p>
          </table:table-cell>
          <table:table-cell table:number-columns-repeated="12"/>
        </table:table-row>
        <table:table-row table:style-name="ro1">
          <table:table-cell office:value-type="time" office:time-value="PT11H03M27.65S" calcext:value-type="time">
            <text:p>11:03:27.65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1307233" calcext:value-type="float">
            <text:p>-1.31E-10</text:p>
          </table:table-cell>
          <table:table-cell table:formula="of:=[.C63]*10^9" office:value-type="float" office:value="-0.1307233" calcext:value-type="float">
            <text:p>-0.1307233</text:p>
          </table:table-cell>
          <table:table-cell table:formula="of:=[.$N$1]*[.D63]" office:value-type="float" office:value="-0.00621642106009768" calcext:value-type="float">
            <text:p>-0.006216421060098</text:p>
          </table:table-cell>
          <table:table-cell table:number-columns-repeated="12"/>
        </table:table-row>
        <table:table-row table:style-name="ro1">
          <table:table-cell office:value-type="time" office:time-value="PT11H03M28.034S" calcext:value-type="time">
            <text:p>11:03:28.03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5615813" calcext:value-type="float">
            <text:p>-5.62E-10</text:p>
          </table:table-cell>
          <table:table-cell table:formula="of:=[.C64]*10^9" office:value-type="float" office:value="-0.5615813" calcext:value-type="float">
            <text:p>-0.5615813</text:p>
          </table:table-cell>
          <table:table-cell table:formula="of:=[.$N$1]*[.D64]" office:value-type="float" office:value="-0.0267054597021115" calcext:value-type="float">
            <text:p>-0.026705459702112</text:p>
          </table:table-cell>
          <table:table-cell table:number-columns-repeated="12"/>
        </table:table-row>
        <table:table-row table:style-name="ro1">
          <table:table-cell office:value-type="time" office:time-value="PT11H03M28.418S" calcext:value-type="time">
            <text:p>11:03:28.42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2409621" calcext:value-type="float">
            <text:p>-2.41E-10</text:p>
          </table:table-cell>
          <table:table-cell table:formula="of:=[.C65]*10^9" office:value-type="float" office:value="-0.2409621" calcext:value-type="float">
            <text:p>-0.2409621</text:p>
          </table:table-cell>
          <table:table-cell table:formula="of:=[.$N$1]*[.D65]" office:value-type="float" office:value="-0.0114587213842166" calcext:value-type="float">
            <text:p>-0.011458721384217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AVERAGE([.D64:.D68])" office:value-type="float" office:value="-0.25837568" calcext:value-type="float">
            <text:p>-0.25837568</text:p>
          </table:table-cell>
          <table:table-cell office:value-type="float" office:value="0.05" calcext:value-type="float">
            <text:p>0.05</text:p>
          </table:table-cell>
          <table:table-cell table:formula="of:=(MAX([.D64:.D68])-MIN([.D64:.D68]))/2" office:value-type="float" office:value="0.47055325" calcext:value-type="float">
            <text:p>0.47055325</text:p>
          </table:table-cell>
          <table:table-cell table:number-columns-repeated="7"/>
        </table:table-row>
        <table:table-row table:style-name="ro1">
          <table:table-cell office:value-type="time" office:time-value="PT11H03M28.801S" calcext:value-type="time">
            <text:p>11:03:28.80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1605167" calcext:value-type="float">
            <text:p>-1.61E-10</text:p>
          </table:table-cell>
          <table:table-cell table:formula="of:=[.C66]*10^9" office:value-type="float" office:value="-0.1605167" calcext:value-type="float">
            <text:p>-0.1605167</text:p>
          </table:table-cell>
          <table:table-cell table:formula="of:=[.$N$1]*[.D66]" office:value-type="float" office:value="-0.00763321760066783" calcext:value-type="float">
            <text:p>-0.007633217600668</text:p>
          </table:table-cell>
          <table:table-cell table:number-columns-repeated="12"/>
        </table:table-row>
        <table:table-row table:style-name="ro1">
          <table:table-cell office:value-type="time" office:time-value="PT11H03M29.177S" calcext:value-type="time">
            <text:p>11:03:29.18</text:p>
          </table:table-cell>
          <table:table-cell office:value-type="float" office:value="-60" calcext:value-type="float">
            <text:p>-60</text:p>
          </table:table-cell>
          <table:table-cell office:value-type="float" office:value="0.0000000003061441" calcext:value-type="float">
            <text:p>3.06E-10</text:p>
          </table:table-cell>
          <table:table-cell table:formula="of:=[.C67]*10^9" office:value-type="float" office:value="0.3061441" calcext:value-type="float">
            <text:p>0.3061441</text:p>
          </table:table-cell>
          <table:table-cell table:formula="of:=[.$N$1]*[.D67]" office:value-type="float" office:value="0.0145583888309479" calcext:value-type="float">
            <text:p>0.014558388830948</text:p>
          </table:table-cell>
          <table:table-cell table:number-columns-repeated="12"/>
        </table:table-row>
        <table:table-row table:style-name="ro1">
          <table:table-cell office:value-type="time" office:time-value="PT11H03M29.553S" calcext:value-type="time">
            <text:p>11:03:29.55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6349624" calcext:value-type="float">
            <text:p>-6.35E-10</text:p>
          </table:table-cell>
          <table:table-cell table:formula="of:=[.C68]*10^9" office:value-type="float" office:value="-0.6349624" calcext:value-type="float">
            <text:p>-0.6349624</text:p>
          </table:table-cell>
          <table:table-cell table:formula="of:=[.$N$1]*[.D68]" office:value-type="float" office:value="-0.0301950274796472" calcext:value-type="float">
            <text:p>-0.030195027479647</text:p>
          </table:table-cell>
          <table:table-cell table:number-columns-repeated="12"/>
        </table:table-row>
        <table:table-row table:style-name="ro1">
          <table:table-cell office:value-type="time" office:time-value="PT11H03M29.938S" calcext:value-type="time">
            <text:p>11:03:29.94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1977475" calcext:value-type="float">
            <text:p>-1.98E-10</text:p>
          </table:table-cell>
          <table:table-cell table:formula="of:=[.C69]*10^9" office:value-type="float" office:value="-0.1977475" calcext:value-type="float">
            <text:p>-0.1977475</text:p>
          </table:table-cell>
          <table:table-cell table:formula="of:=[.$N$1]*[.D69]" office:value-type="float" office:value="-0.00940369255964059" calcext:value-type="float">
            <text:p>-0.009403692559641</text:p>
          </table:table-cell>
          <table:table-cell table:number-columns-repeated="12"/>
        </table:table-row>
        <table:table-row table:style-name="ro1">
          <table:table-cell office:value-type="time" office:time-value="PT11H03M30.321S" calcext:value-type="time">
            <text:p>11:03:30.32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2352696" calcext:value-type="float">
            <text:p>-2.35E-10</text:p>
          </table:table-cell>
          <table:table-cell table:formula="of:=[.C70]*10^9" office:value-type="float" office:value="-0.2352696" calcext:value-type="float">
            <text:p>-0.2352696</text:p>
          </table:table-cell>
          <table:table-cell table:formula="of:=[.$N$1]*[.D70]" office:value-type="float" office:value="-0.0111880200105165" calcext:value-type="float">
            <text:p>-0.011188020010517</text:p>
          </table:table-cell>
          <table:table-cell/>
          <table:table-cell office:value-type="float" office:value="-65" calcext:value-type="float">
            <text:p>-65</text:p>
          </table:table-cell>
          <table:table-cell table:formula="of:=AVERAGE([.D69:.D73])" office:value-type="float" office:value="-0.32482468" calcext:value-type="float">
            <text:p>-0.32482468</text:p>
          </table:table-cell>
          <table:table-cell office:value-type="float" office:value="0.05" calcext:value-type="float">
            <text:p>0.05</text:p>
          </table:table-cell>
          <table:table-cell table:formula="of:=(MAX([.D69:.D73])-MIN([.D69:.D73]))/2" office:value-type="float" office:value="0.4738821" calcext:value-type="float">
            <text:p>0.4738821</text:p>
          </table:table-cell>
          <table:table-cell table:number-columns-repeated="7"/>
        </table:table-row>
        <table:table-row table:style-name="ro1">
          <table:table-cell office:value-type="time" office:time-value="PT11H03M30.705S" calcext:value-type="time">
            <text:p>11:03:30.71</text:p>
          </table:table-cell>
          <table:table-cell office:value-type="float" office:value="-65" calcext:value-type="float">
            <text:p>-65</text:p>
          </table:table-cell>
          <table:table-cell office:value-type="float" office:value="0.0000000001226571" calcext:value-type="float">
            <text:p>1.23E-10</text:p>
          </table:table-cell>
          <table:table-cell table:formula="of:=[.C71]*10^9" office:value-type="float" office:value="0.1226571" calcext:value-type="float">
            <text:p>0.1226571</text:p>
          </table:table-cell>
          <table:table-cell table:formula="of:=[.$N$1]*[.D71]" office:value-type="float" office:value="0.00583284066123259" calcext:value-type="float">
            <text:p>0.005832840661233</text:p>
          </table:table-cell>
          <table:table-cell table:number-columns-repeated="12"/>
        </table:table-row>
        <table:table-row table:style-name="ro1">
          <table:table-cell office:value-type="time" office:time-value="PT11H03M31.088S" calcext:value-type="time">
            <text:p>11:03:31.09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4886563" calcext:value-type="float">
            <text:p>-4.89E-10</text:p>
          </table:table-cell>
          <table:table-cell table:formula="of:=[.C72]*10^9" office:value-type="float" office:value="-0.4886563" calcext:value-type="float">
            <text:p>-0.4886563</text:p>
          </table:table-cell>
          <table:table-cell table:formula="of:=[.$N$1]*[.D72]" office:value-type="float" office:value="-0.0232375813222999" calcext:value-type="float">
            <text:p>-0.0232375813223</text:p>
          </table:table-cell>
          <table:table-cell table:number-columns-repeated="12"/>
        </table:table-row>
        <table:table-row table:style-name="ro1">
          <table:table-cell office:value-type="time" office:time-value="PT11H03M31.472S" calcext:value-type="time">
            <text:p>11:03:31.47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8251071" calcext:value-type="float">
            <text:p>-8.25E-10</text:p>
          </table:table-cell>
          <table:table-cell table:formula="of:=[.C73]*10^9" office:value-type="float" office:value="-0.8251071" calcext:value-type="float">
            <text:p>-0.8251071</text:p>
          </table:table-cell>
          <table:table-cell table:formula="of:=[.$N$1]*[.D73]" office:value-type="float" office:value="-0.0392371761826401" calcext:value-type="float">
            <text:p>-0.03923717618264</text:p>
          </table:table-cell>
          <table:table-cell table:number-columns-repeated="12"/>
        </table:table-row>
        <table:table-row table:style-name="ro1">
          <table:table-cell office:value-type="time" office:time-value="PT11H03M31.857S" calcext:value-type="time">
            <text:p>11:03:31.86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3112689" calcext:value-type="float">
            <text:p>-3.11E-10</text:p>
          </table:table-cell>
          <table:table-cell table:formula="of:=[.C74]*10^9" office:value-type="float" office:value="-0.3112689" calcext:value-type="float">
            <text:p>-0.3112689</text:p>
          </table:table-cell>
          <table:table-cell table:formula="of:=[.$N$1]*[.D74]" office:value-type="float" office:value="-0.0148020937760402" calcext:value-type="float">
            <text:p>-0.01480209377604</text:p>
          </table:table-cell>
          <table:table-cell table:number-columns-repeated="12"/>
        </table:table-row>
        <table:table-row table:style-name="ro1">
          <table:table-cell office:value-type="time" office:time-value="PT11H03M32.24S" calcext:value-type="time">
            <text:p>11:03:32.24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2316543" calcext:value-type="float">
            <text:p>-2.32E-10</text:p>
          </table:table-cell>
          <table:table-cell table:formula="of:=[.C75]*10^9" office:value-type="float" office:value="-0.2316543" calcext:value-type="float">
            <text:p>-0.2316543</text:p>
          </table:table-cell>
          <table:table-cell table:formula="of:=[.$N$1]*[.D75]" office:value-type="float" office:value="-0.0110160978890694" calcext:value-type="float">
            <text:p>-0.011016097889069</text:p>
          </table:table-cell>
          <table:table-cell/>
          <table:table-cell office:value-type="float" office:value="-70" calcext:value-type="float">
            <text:p>-70</text:p>
          </table:table-cell>
          <table:table-cell table:formula="of:=AVERAGE([.D74:.D78])" office:value-type="float" office:value="-0.354483514" calcext:value-type="float">
            <text:p>-0.354483514</text:p>
          </table:table-cell>
          <table:table-cell office:value-type="float" office:value="0.05" calcext:value-type="float">
            <text:p>0.05</text:p>
          </table:table-cell>
          <table:table-cell table:formula="of:=(MAX([.D74:.D78])-MIN([.D74:.D78]))/2" office:value-type="float" office:value="0.265624215" calcext:value-type="float">
            <text:p>0.265624215</text:p>
          </table:table-cell>
          <table:table-cell table:number-columns-repeated="7"/>
        </table:table-row>
        <table:table-row table:style-name="ro1">
          <table:table-cell office:value-type="time" office:time-value="PT11H03M32.624S" calcext:value-type="time">
            <text:p>11:03:32.62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06561097" calcext:value-type="float">
            <text:p>-6.56E-11</text:p>
          </table:table-cell>
          <table:table-cell table:formula="of:=[.C76]*10^9" office:value-type="float" office:value="-0.06561097" calcext:value-type="float">
            <text:p>-0.06561097</text:p>
          </table:table-cell>
          <table:table-cell table:formula="of:=[.$N$1]*[.D76]" office:value-type="float" office:value="-0.00312006670334544" calcext:value-type="float">
            <text:p>-0.003120066703345</text:p>
          </table:table-cell>
          <table:table-cell table:number-columns-repeated="12"/>
        </table:table-row>
        <table:table-row table:style-name="ro1">
          <table:table-cell office:value-type="time" office:time-value="PT11H03M33.008S" calcext:value-type="time">
            <text:p>11:03:33.01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567024" calcext:value-type="float">
            <text:p>-5.67E-10</text:p>
          </table:table-cell>
          <table:table-cell table:formula="of:=[.C77]*10^9" office:value-type="float" office:value="-0.567024" calcext:value-type="float">
            <text:p>-0.567024</text:p>
          </table:table-cell>
          <table:table-cell table:formula="of:=[.$N$1]*[.D77]" office:value-type="float" office:value="-0.0269642820765757" calcext:value-type="float">
            <text:p>-0.026964282076576</text:p>
          </table:table-cell>
          <table:table-cell table:number-columns-repeated="12"/>
        </table:table-row>
        <table:table-row table:style-name="ro1">
          <table:table-cell office:value-type="time" office:time-value="PT11H03M33.391S" calcext:value-type="time">
            <text:p>11:03:33.39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5968594" calcext:value-type="float">
            <text:p>-5.97E-10</text:p>
          </table:table-cell>
          <table:table-cell table:formula="of:=[.C78]*10^9" office:value-type="float" office:value="-0.5968594" calcext:value-type="float">
            <text:p>-0.5968594</text:p>
          </table:table-cell>
          <table:table-cell table:formula="of:=[.$N$1]*[.D78]" office:value-type="float" office:value="-0.0283830758868332" calcext:value-type="float">
            <text:p>-0.028383075886833</text:p>
          </table:table-cell>
          <table:table-cell table:number-columns-repeated="12"/>
        </table:table-row>
        <table:table-row table:style-name="ro1">
          <table:table-cell office:value-type="time" office:time-value="PT11H03M33.775S" calcext:value-type="time">
            <text:p>11:03:33.78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2825561" calcext:value-type="float">
            <text:p>-2.83E-10</text:p>
          </table:table-cell>
          <table:table-cell table:formula="of:=[.C79]*10^9" office:value-type="float" office:value="-0.2825561" calcext:value-type="float">
            <text:p>-0.2825561</text:p>
          </table:table-cell>
          <table:table-cell table:formula="of:=[.$N$1]*[.D79]" office:value-type="float" office:value="-0.0134366841312839" calcext:value-type="float">
            <text:p>-0.013436684131284</text:p>
          </table:table-cell>
          <table:table-cell table:number-columns-repeated="12"/>
        </table:table-row>
        <table:table-row table:style-name="ro1">
          <table:table-cell office:value-type="time" office:time-value="PT11H03M34.159S" calcext:value-type="time">
            <text:p>11:03:34.16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2867533" calcext:value-type="float">
            <text:p>-2.87E-10</text:p>
          </table:table-cell>
          <table:table-cell table:formula="of:=[.C80]*10^9" office:value-type="float" office:value="-0.2867533" calcext:value-type="float">
            <text:p>-0.2867533</text:p>
          </table:table-cell>
          <table:table-cell table:formula="of:=[.$N$1]*[.D80]" office:value-type="float" office:value="-0.0136362779487093" calcext:value-type="float">
            <text:p>-0.013636277948709</text:p>
          </table:table-cell>
          <table:table-cell/>
          <table:table-cell office:value-type="float" office:value="-75" calcext:value-type="float">
            <text:p>-75</text:p>
          </table:table-cell>
          <table:table-cell table:formula="of:=AVERAGE([.D79:.D83])" office:value-type="float" office:value="-0.41191718" calcext:value-type="float">
            <text:p>-0.41191718</text:p>
          </table:table-cell>
          <table:table-cell office:value-type="float" office:value="0.05" calcext:value-type="float">
            <text:p>0.05</text:p>
          </table:table-cell>
          <table:table-cell table:formula="of:=(MAX([.D79:.D83])-MIN([.D79:.D83]))/2" office:value-type="float" office:value="0.30985625" calcext:value-type="float">
            <text:p>0.30985625</text:p>
          </table:table-cell>
          <table:table-cell table:number-columns-repeated="7"/>
        </table:table-row>
        <table:table-row table:style-name="ro1">
          <table:table-cell office:value-type="time" office:time-value="PT11H03M34.543S" calcext:value-type="time">
            <text:p>11:03:34.54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190185" calcext:value-type="float">
            <text:p>-1.90E-10</text:p>
          </table:table-cell>
          <table:table-cell table:formula="of:=[.C81]*10^9" office:value-type="float" office:value="-0.190185" calcext:value-type="float">
            <text:p>-0.190185</text:p>
          </table:table-cell>
          <table:table-cell table:formula="of:=[.$N$1]*[.D81]" office:value-type="float" office:value="-0.009044065130812" calcext:value-type="float">
            <text:p>-0.009044065130812</text:p>
          </table:table-cell>
          <table:table-cell table:number-columns-repeated="12"/>
        </table:table-row>
        <table:table-row table:style-name="ro1">
          <table:table-cell office:value-type="time" office:time-value="PT11H03M34.927S" calcext:value-type="time">
            <text:p>11:03:34.93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8098975" calcext:value-type="float">
            <text:p>-8.10E-10</text:p>
          </table:table-cell>
          <table:table-cell table:formula="of:=[.C82]*10^9" office:value-type="float" office:value="-0.8098975" calcext:value-type="float">
            <text:p>-0.8098975</text:p>
          </table:table-cell>
          <table:table-cell table:formula="of:=[.$N$1]*[.D82]" office:value-type="float" office:value="-0.0385138982531841" calcext:value-type="float">
            <text:p>-0.038513898253184</text:p>
          </table:table-cell>
          <table:table-cell table:number-columns-repeated="12"/>
        </table:table-row>
        <table:table-row table:style-name="ro1">
          <table:table-cell office:value-type="time" office:time-value="PT11H03M35.31S" calcext:value-type="time">
            <text:p>11:03:35.31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490194" calcext:value-type="float">
            <text:p>-4.90E-10</text:p>
          </table:table-cell>
          <table:table-cell table:formula="of:=[.C83]*10^9" office:value-type="float" office:value="-0.490194" calcext:value-type="float">
            <text:p>-0.490194</text:p>
          </table:table-cell>
          <table:table-cell table:formula="of:=[.$N$1]*[.D83]" office:value-type="float" office:value="-0.0233107051698781" calcext:value-type="float">
            <text:p>-0.023310705169878</text:p>
          </table:table-cell>
          <table:table-cell table:number-columns-repeated="12"/>
        </table:table-row>
        <table:table-row table:style-name="ro1">
          <table:table-cell office:value-type="time" office:time-value="PT11H03M35.694S" calcext:value-type="time">
            <text:p>11:03:35.69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2224297" calcext:value-type="float">
            <text:p>-2.22E-10</text:p>
          </table:table-cell>
          <table:table-cell table:formula="of:=[.C84]*10^9" office:value-type="float" office:value="-0.2224297" calcext:value-type="float">
            <text:p>-0.2224297</text:p>
          </table:table-cell>
          <table:table-cell table:formula="of:=[.$N$1]*[.D84]" office:value-type="float" office:value="-0.0105774308900648" calcext:value-type="float">
            <text:p>-0.010577430890065</text:p>
          </table:table-cell>
          <table:table-cell table:number-columns-repeated="12"/>
        </table:table-row>
        <table:table-row table:style-name="ro1">
          <table:table-cell office:value-type="time" office:time-value="PT11H03M36.07S" calcext:value-type="time">
            <text:p>11:03:36.07</text:p>
          </table:table-cell>
          <table:table-cell office:value-type="float" office:value="-80" calcext:value-type="float">
            <text:p>-80</text:p>
          </table:table-cell>
          <table:table-cell office:value-type="float" office:value="0.0000000001170478" calcext:value-type="float">
            <text:p>1.17E-10</text:p>
          </table:table-cell>
          <table:table-cell table:formula="of:=[.C85]*10^9" office:value-type="float" office:value="0.1170478" calcext:value-type="float">
            <text:p>0.1170478</text:p>
          </table:table-cell>
          <table:table-cell table:formula="of:=[.$N$1]*[.D85]" office:value-type="float" office:value="0.00556609578367514" calcext:value-type="float">
            <text:p>0.005566095783675</text:p>
          </table:table-cell>
          <table:table-cell/>
          <table:table-cell office:value-type="float" office:value="-80" calcext:value-type="float">
            <text:p>-80</text:p>
          </table:table-cell>
          <table:table-cell table:formula="of:=AVERAGE([.D84:.D88])" office:value-type="float" office:value="-0.29566308" calcext:value-type="float">
            <text:p>-0.29566308</text:p>
          </table:table-cell>
          <table:table-cell office:value-type="float" office:value="0.05" calcext:value-type="float">
            <text:p>0.05</text:p>
          </table:table-cell>
          <table:table-cell table:formula="of:=(MAX([.D84:.D88])-MIN([.D84:.D88]))/2" office:value-type="float" office:value="0.4594217" calcext:value-type="float">
            <text:p>0.4594217</text:p>
          </table:table-cell>
          <table:table-cell table:number-columns-repeated="7"/>
        </table:table-row>
        <table:table-row table:style-name="ro1">
          <table:table-cell office:value-type="time" office:time-value="PT11H03M36.446S" calcext:value-type="time">
            <text:p>11:03:36.45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8017956" calcext:value-type="float">
            <text:p>-8.02E-10</text:p>
          </table:table-cell>
          <table:table-cell table:formula="of:=[.C86]*10^9" office:value-type="float" office:value="-0.8017956" calcext:value-type="float">
            <text:p>-0.8017956</text:p>
          </table:table-cell>
          <table:table-cell table:formula="of:=[.$N$1]*[.D86]" office:value-type="float" office:value="-0.0381286201750847" calcext:value-type="float">
            <text:p>-0.038128620175085</text:p>
          </table:table-cell>
          <table:table-cell table:number-columns-repeated="12"/>
        </table:table-row>
        <table:table-row table:style-name="ro1">
          <table:table-cell office:value-type="time" office:time-value="PT11H03M36.83S" calcext:value-type="time">
            <text:p>11:03:36.83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3224882" calcext:value-type="float">
            <text:p>-3.22E-10</text:p>
          </table:table-cell>
          <table:table-cell table:formula="of:=[.C87]*10^9" office:value-type="float" office:value="-0.3224882" calcext:value-type="float">
            <text:p>-0.3224882</text:p>
          </table:table-cell>
          <table:table-cell table:formula="of:=[.$N$1]*[.D87]" office:value-type="float" office:value="-0.0153356168189832" calcext:value-type="float">
            <text:p>-0.015335616818983</text:p>
          </table:table-cell>
          <table:table-cell table:number-columns-repeated="12"/>
        </table:table-row>
        <table:table-row table:style-name="ro1">
          <table:table-cell office:value-type="time" office:time-value="PT11H03M37.214S" calcext:value-type="time">
            <text:p>11:03:37.21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2486497" calcext:value-type="float">
            <text:p>-2.49E-10</text:p>
          </table:table-cell>
          <table:table-cell table:formula="of:=[.C88]*10^9" office:value-type="float" office:value="-0.2486497" calcext:value-type="float">
            <text:p>-0.2486497</text:p>
          </table:table-cell>
          <table:table-cell table:formula="of:=[.$N$1]*[.D88]" office:value-type="float" office:value="-0.0118242978234712" calcext:value-type="float">
            <text:p>-0.011824297823471</text:p>
          </table:table-cell>
          <table:table-cell table:number-columns-repeated="12"/>
        </table:table-row>
        <table:table-row table:style-name="ro1">
          <table:table-cell office:value-type="time" office:time-value="PT11H03M37.597S" calcext:value-type="time">
            <text:p>11:03:37.60</text:p>
          </table:table-cell>
          <table:table-cell office:value-type="float" office:value="-85" calcext:value-type="float">
            <text:p>-85</text:p>
          </table:table-cell>
          <table:table-cell office:value-type="float" office:value="0.0000000003560878" calcext:value-type="float">
            <text:p>3.56E-10</text:p>
          </table:table-cell>
          <table:table-cell table:formula="of:=[.C89]*10^9" office:value-type="float" office:value="0.3560878" calcext:value-type="float">
            <text:p>0.3560878</text:p>
          </table:table-cell>
          <table:table-cell table:formula="of:=[.$N$1]*[.D89]" office:value-type="float" office:value="0.0169334135472701" calcext:value-type="float">
            <text:p>0.01693341354727</text:p>
          </table:table-cell>
          <table:table-cell table:number-columns-repeated="12"/>
        </table:table-row>
        <table:table-row table:style-name="ro1">
          <table:table-cell office:value-type="time" office:time-value="PT11H03M37.982S" calcext:value-type="time">
            <text:p>11:03:37.98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3267681" calcext:value-type="float">
            <text:p>-3.27E-10</text:p>
          </table:table-cell>
          <table:table-cell table:formula="of:=[.C90]*10^9" office:value-type="float" office:value="-0.3267681" calcext:value-type="float">
            <text:p>-0.3267681</text:p>
          </table:table-cell>
          <table:table-cell table:formula="of:=[.$N$1]*[.D90]" office:value-type="float" office:value="-0.0155391433555311" calcext:value-type="float">
            <text:p>-0.015539143355531</text:p>
          </table:table-cell>
          <table:table-cell/>
          <table:table-cell office:value-type="float" office:value="-85" calcext:value-type="float">
            <text:p>-85</text:p>
          </table:table-cell>
          <table:table-cell table:formula="of:=AVERAGE([.D89:.D93])" office:value-type="float" office:value="-0.153123726" calcext:value-type="float">
            <text:p>-0.153123726</text:p>
          </table:table-cell>
          <table:table-cell office:value-type="float" office:value="0.05" calcext:value-type="float">
            <text:p>0.05</text:p>
          </table:table-cell>
          <table:table-cell table:formula="of:=(MAX([.D89:.D93])-MIN([.D89:.D93]))/2" office:value-type="float" office:value="0.4740632" calcext:value-type="float">
            <text:p>0.4740632</text:p>
          </table:table-cell>
          <table:table-cell table:number-columns-repeated="7"/>
        </table:table-row>
        <table:table-row table:style-name="ro1">
          <table:table-cell office:value-type="time" office:time-value="PT11H03M38.366S" calcext:value-type="time">
            <text:p>11:03:38.37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5920386" calcext:value-type="float">
            <text:p>-5.92E-10</text:p>
          </table:table-cell>
          <table:table-cell table:formula="of:=[.C91]*10^9" office:value-type="float" office:value="-0.5920386" calcext:value-type="float">
            <text:p>-0.5920386</text:p>
          </table:table-cell>
          <table:table-cell table:formula="of:=[.$N$1]*[.D91]" office:value-type="float" office:value="-0.0281538273699543" calcext:value-type="float">
            <text:p>-0.028153827369954</text:p>
          </table:table-cell>
          <table:table-cell table:number-columns-repeated="12"/>
        </table:table-row>
        <table:table-row table:style-name="ro1">
          <table:table-cell office:value-type="time" office:time-value="PT11H03M38.75S" calcext:value-type="time">
            <text:p>11:03:38.75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1705723" calcext:value-type="float">
            <text:p>-1.71E-10</text:p>
          </table:table-cell>
          <table:table-cell table:formula="of:=[.C92]*10^9" office:value-type="float" office:value="-0.1705723" calcext:value-type="float">
            <text:p>-0.1705723</text:p>
          </table:table-cell>
          <table:table-cell table:formula="of:=[.$N$1]*[.D92]" office:value-type="float" office:value="-0.00811140200705841" calcext:value-type="float">
            <text:p>-0.008111402007058</text:p>
          </table:table-cell>
          <table:table-cell table:number-columns-repeated="12"/>
        </table:table-row>
        <table:table-row table:style-name="ro1">
          <table:table-cell office:value-type="time" office:time-value="PT11H03M39.134S" calcext:value-type="time">
            <text:p>11:03:39.13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03232743" calcext:value-type="float">
            <text:p>-3.23E-11</text:p>
          </table:table-cell>
          <table:table-cell table:formula="of:=[.C93]*10^9" office:value-type="float" office:value="-0.03232743" calcext:value-type="float">
            <text:p>-0.03232743</text:p>
          </table:table-cell>
          <table:table-cell table:formula="of:=[.$N$1]*[.D93]" office:value-type="float" office:value="-0.00153729990499653" calcext:value-type="float">
            <text:p>-0.001537299904997</text:p>
          </table:table-cell>
          <table:table-cell table:number-columns-repeated="12"/>
        </table:table-row>
        <table:table-row table:style-name="ro1">
          <table:table-cell office:value-type="time" office:time-value="PT11H03M39.518S" calcext:value-type="time">
            <text:p>11:03:39.52</text:p>
          </table:table-cell>
          <table:table-cell office:value-type="float" office:value="-90" calcext:value-type="float">
            <text:p>-90</text:p>
          </table:table-cell>
          <table:table-cell office:value-type="float" office:value="0.00000000009652196" calcext:value-type="float">
            <text:p>9.65E-11</text:p>
          </table:table-cell>
          <table:table-cell table:formula="of:=[.C94]*10^9" office:value-type="float" office:value="0.09652196" calcext:value-type="float">
            <text:p>0.09652196</text:p>
          </table:table-cell>
          <table:table-cell table:formula="of:=[.$N$1]*[.D94]" office:value-type="float" office:value="0.00459000916367553" calcext:value-type="float">
            <text:p>0.004590009163676</text:p>
          </table:table-cell>
          <table:table-cell table:number-columns-repeated="12"/>
        </table:table-row>
        <table:table-row table:style-name="ro1">
          <table:table-cell office:value-type="time" office:time-value="PT11H03M39.901S" calcext:value-type="time">
            <text:p>11:03:39.90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3520733" calcext:value-type="float">
            <text:p>-3.52E-10</text:p>
          </table:table-cell>
          <table:table-cell table:formula="of:=[.C95]*10^9" office:value-type="float" office:value="-0.3520733" calcext:value-type="float">
            <text:p>-0.3520733</text:p>
          </table:table-cell>
          <table:table-cell table:formula="of:=[.$N$1]*[.D95]" office:value-type="float" office:value="-0.0167425078529848" calcext:value-type="float">
            <text:p>-0.016742507852985</text:p>
          </table:table-cell>
          <table:table-cell/>
          <table:table-cell office:value-type="float" office:value="-90" calcext:value-type="float">
            <text:p>-90</text:p>
          </table:table-cell>
          <table:table-cell table:formula="of:=AVERAGE([.D94:.D98])" office:value-type="float" office:value="-0.087087606" calcext:value-type="float">
            <text:p>-0.087087606</text:p>
          </table:table-cell>
          <table:table-cell office:value-type="float" office:value="0.05" calcext:value-type="float">
            <text:p>0.05</text:p>
          </table:table-cell>
          <table:table-cell table:formula="of:=(MAX([.D94:.D98])-MIN([.D94:.D98]))/2" office:value-type="float" office:value="0.24118785" calcext:value-type="float">
            <text:p>0.24118785</text:p>
          </table:table-cell>
          <table:table-cell table:number-columns-repeated="7"/>
        </table:table-row>
        <table:table-row table:style-name="ro1">
          <table:table-cell office:value-type="time" office:time-value="PT11H03M40.284S" calcext:value-type="time">
            <text:p>11:03:40.28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3330003" calcext:value-type="float">
            <text:p>-3.33E-10</text:p>
          </table:table-cell>
          <table:table-cell table:formula="of:=[.C96]*10^9" office:value-type="float" office:value="-0.3330003" calcext:value-type="float">
            <text:p>-0.3330003</text:p>
          </table:table-cell>
          <table:table-cell table:formula="of:=[.$N$1]*[.D96]" office:value-type="float" office:value="-0.015835509644714" calcext:value-type="float">
            <text:p>-0.015835509644714</text:p>
          </table:table-cell>
          <table:table-cell table:number-columns-repeated="12"/>
        </table:table-row>
        <table:table-row table:style-name="ro1">
          <table:table-cell office:value-type="time" office:time-value="PT11H03M40.668S" calcext:value-type="time">
            <text:p>11:03:40.67</text:p>
          </table:table-cell>
          <table:table-cell office:value-type="float" office:value="-90" calcext:value-type="float">
            <text:p>-90</text:p>
          </table:table-cell>
          <table:table-cell office:value-type="float" office:value="0.0000000001303024" calcext:value-type="float">
            <text:p>1.30E-10</text:p>
          </table:table-cell>
          <table:table-cell table:formula="of:=[.C97]*10^9" office:value-type="float" office:value="0.1303024" calcext:value-type="float">
            <text:p>0.1303024</text:p>
          </table:table-cell>
          <table:table-cell table:formula="of:=[.$N$1]*[.D97]" office:value-type="float" office:value="0.00619640556458773" calcext:value-type="float">
            <text:p>0.006196405564588</text:p>
          </table:table-cell>
          <table:table-cell table:number-columns-repeated="12"/>
        </table:table-row>
        <table:table-row table:style-name="ro1">
          <table:table-cell office:value-type="time" office:time-value="PT11H03M41.052S" calcext:value-type="time">
            <text:p>11:03:41.05</text:p>
          </table:table-cell>
          <table:table-cell office:value-type="float" office:value="-90" calcext:value-type="float">
            <text:p>-90</text:p>
          </table:table-cell>
          <table:table-cell office:value-type="float" office:value="0.00000000002281121" calcext:value-type="float">
            <text:p>2.28E-11</text:p>
          </table:table-cell>
          <table:table-cell table:formula="of:=[.C98]*10^9" office:value-type="float" office:value="0.02281121" calcext:value-type="float">
            <text:p>0.02281121</text:p>
          </table:table-cell>
          <table:table-cell table:formula="of:=[.$N$1]*[.D98]" office:value-type="float" office:value="0.00108476519679591" calcext:value-type="float">
            <text:p>0.001084765196796</text:p>
          </table:table-cell>
          <table:table-cell table:number-columns-repeated="12"/>
        </table:table-row>
        <table:table-row table:style-name="ro1">
          <table:table-cell office:value-type="time" office:time-value="PT11H03M41.437S" calcext:value-type="time">
            <text:p>11:03:41.44</text:p>
          </table:table-cell>
          <table:table-cell office:value-type="float" office:value="-95" calcext:value-type="float">
            <text:p>-95</text:p>
          </table:table-cell>
          <table:table-cell office:value-type="float" office:value="0.00000000000286698" calcext:value-type="float">
            <text:p>2.87E-12</text:p>
          </table:table-cell>
          <table:table-cell table:formula="of:=[.C99]*10^9" office:value-type="float" office:value="0.00286698" calcext:value-type="float">
            <text:p>0.00286698</text:p>
          </table:table-cell>
          <table:table-cell table:formula="of:=[.$N$1]*[.D99]" office:value-type="float" office:value="0.000136336482102876" calcext:value-type="float">
            <text:p>0.000136336482103</text:p>
          </table:table-cell>
          <table:table-cell table:number-columns-repeated="12"/>
        </table:table-row>
        <table:table-row table:style-name="ro1">
          <table:table-cell office:value-type="time" office:time-value="PT11H03M41.82S" calcext:value-type="time">
            <text:p>11:03:41.82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2259615" calcext:value-type="float">
            <text:p>-2.26E-10</text:p>
          </table:table-cell>
          <table:table-cell table:formula="of:=[.C100]*10^9" office:value-type="float" office:value="-0.2259615" calcext:value-type="float">
            <text:p>-0.2259615</text:p>
          </table:table-cell>
          <table:table-cell table:formula="of:=[.$N$1]*[.D100]" office:value-type="float" office:value="-0.0107453822491573" calcext:value-type="float">
            <text:p>-0.010745382249157</text:p>
          </table:table-cell>
          <table:table-cell/>
          <table:table-cell office:value-type="float" office:value="-95" calcext:value-type="float">
            <text:p>-95</text:p>
          </table:table-cell>
          <table:table-cell table:formula="of:=AVERAGE([.D99:.D103])" office:value-type="float" office:value="0.080721706" calcext:value-type="float">
            <text:p>0.080721706</text:p>
          </table:table-cell>
          <table:table-cell office:value-type="float" office:value="0.05" calcext:value-type="float">
            <text:p>0.05</text:p>
          </table:table-cell>
          <table:table-cell table:formula="of:=(MAX([.D99:.D103])-MIN([.D99:.D103]))/2" office:value-type="float" office:value="0.37564215" calcext:value-type="float">
            <text:p>0.37564215</text:p>
          </table:table-cell>
          <table:table-cell table:number-columns-repeated="7"/>
        </table:table-row>
        <table:table-row table:style-name="ro1">
          <table:table-cell office:value-type="time" office:time-value="PT11H03M42.204S" calcext:value-type="time">
            <text:p>11:03:42.20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07167755" calcext:value-type="float">
            <text:p>-7.17E-11</text:p>
          </table:table-cell>
          <table:table-cell table:formula="of:=[.C101]*10^9" office:value-type="float" office:value="-0.07167755" calcext:value-type="float">
            <text:p>-0.07167755</text:p>
          </table:table-cell>
          <table:table-cell table:formula="of:=[.$N$1]*[.D101]" office:value-type="float" office:value="-0.00340855709239442" calcext:value-type="float">
            <text:p>-0.003408557092394</text:p>
          </table:table-cell>
          <table:table-cell table:number-columns-repeated="12"/>
        </table:table-row>
        <table:table-row table:style-name="ro1">
          <table:table-cell office:value-type="time" office:time-value="PT11H03M42.587S" calcext:value-type="time">
            <text:p>11:03:42.59</text:p>
          </table:table-cell>
          <table:table-cell office:value-type="float" office:value="-95" calcext:value-type="float">
            <text:p>-95</text:p>
          </table:table-cell>
          <table:table-cell office:value-type="float" office:value="0.0000000001730578" calcext:value-type="float">
            <text:p>1.73E-10</text:p>
          </table:table-cell>
          <table:table-cell table:formula="of:=[.C102]*10^9" office:value-type="float" office:value="0.1730578" calcext:value-type="float">
            <text:p>0.1730578</text:p>
          </table:table-cell>
          <table:table-cell table:formula="of:=[.$N$1]*[.D102]" office:value-type="float" office:value="0.00822959757391507" calcext:value-type="float">
            <text:p>0.008229597573915</text:p>
          </table:table-cell>
          <table:table-cell table:number-columns-repeated="12"/>
        </table:table-row>
        <table:table-row table:style-name="ro1">
          <table:table-cell office:value-type="time" office:time-value="PT11H03M42.971S" calcext:value-type="time">
            <text:p>11:03:42.97</text:p>
          </table:table-cell>
          <table:table-cell office:value-type="float" office:value="-95" calcext:value-type="float">
            <text:p>-95</text:p>
          </table:table-cell>
          <table:table-cell office:value-type="float" office:value="0.0000000005253228" calcext:value-type="float">
            <text:p>5.25E-10</text:p>
          </table:table-cell>
          <table:table-cell table:formula="of:=[.C103]*10^9" office:value-type="float" office:value="0.5253228" calcext:value-type="float">
            <text:p>0.5253228</text:p>
          </table:table-cell>
          <table:table-cell table:formula="of:=[.$N$1]*[.D103]" office:value-type="float" office:value="0.0249812215364015" calcext:value-type="float">
            <text:p>0.024981221536402</text:p>
          </table:table-cell>
          <table:table-cell table:number-columns-repeated="12"/>
        </table:table-row>
        <table:table-row table:style-name="ro1">
          <table:table-cell office:value-type="time" office:time-value="PT11H03M43.355S" calcext:value-type="time">
            <text:p>11:03:43.36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1556133" calcext:value-type="float">
            <text:p>-1.56E-10</text:p>
          </table:table-cell>
          <table:table-cell table:formula="of:=[.C104]*10^9" office:value-type="float" office:value="-0.1556133" calcext:value-type="float">
            <text:p>-0.1556133</text:p>
          </table:table-cell>
          <table:table-cell table:formula="of:=[.$N$1]*[.D104]" office:value-type="float" office:value="-0.00740004112007039" calcext:value-type="float">
            <text:p>-0.00740004112007</text:p>
          </table:table-cell>
          <table:table-cell table:number-columns-repeated="12"/>
        </table:table-row>
        <table:table-row table:style-name="ro1">
          <table:table-cell office:value-type="time" office:time-value="PT11H03M43.739S" calcext:value-type="time">
            <text:p>11:03:43.74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2557548" calcext:value-type="float">
            <text:p>-2.56E-10</text:p>
          </table:table-cell>
          <table:table-cell table:formula="of:=[.C105]*10^9" office:value-type="float" office:value="-0.2557548" calcext:value-type="float">
            <text:p>-0.2557548</text:p>
          </table:table-cell>
          <table:table-cell table:formula="of:=[.$N$1]*[.D105]" office:value-type="float" office:value="-0.0121621740343234" calcext:value-type="float">
            <text:p>-0.012162174034323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AVERAGE([.D104:.D108])" office:value-type="float" office:value="0.0468811" calcext:value-type="float">
            <text:p>0.0468811</text:p>
          </table:table-cell>
          <table:table-cell office:value-type="float" office:value="0.05" calcext:value-type="float">
            <text:p>0.05</text:p>
          </table:table-cell>
          <table:table-cell table:formula="of:=(MAX([.D104:.D108])-MIN([.D104:.D108]))/2" office:value-type="float" office:value="0.3888148" calcext:value-type="float">
            <text:p>0.3888148</text:p>
          </table:table-cell>
          <table:table-cell table:number-columns-repeated="7"/>
        </table:table-row>
        <table:table-row table:style-name="ro1">
          <table:table-cell office:value-type="time" office:time-value="PT11H03M44.123S" calcext:value-type="time">
            <text:p>11:03:44.12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1133546" calcext:value-type="float">
            <text:p>-1.13E-10</text:p>
          </table:table-cell>
          <table:table-cell table:formula="of:=[.C106]*10^9" office:value-type="float" office:value="-0.1133546" calcext:value-type="float">
            <text:p>-0.1133546</text:p>
          </table:table-cell>
          <table:table-cell table:formula="of:=[.$N$1]*[.D106]" office:value-type="float" office:value="-0.00539046920249831" calcext:value-type="float">
            <text:p>-0.005390469202498</text:p>
          </table:table-cell>
          <table:table-cell table:number-columns-repeated="12"/>
        </table:table-row>
        <table:table-row table:style-name="ro1">
          <table:table-cell office:value-type="time" office:time-value="PT11H03M44.506S" calcext:value-type="time">
            <text:p>11:03:44.51</text:p>
          </table:table-cell>
          <table:table-cell office:value-type="float" office:value="-100" calcext:value-type="float">
            <text:p>-100</text:p>
          </table:table-cell>
          <table:table-cell office:value-type="float" office:value="0.0000000002372534" calcext:value-type="float">
            <text:p>2.37E-10</text:p>
          </table:table-cell>
          <table:table-cell table:formula="of:=[.C107]*10^9" office:value-type="float" office:value="0.2372534" calcext:value-type="float">
            <text:p>0.2372534</text:p>
          </table:table-cell>
          <table:table-cell table:formula="of:=[.$N$1]*[.D107]" office:value-type="float" office:value="0.011282357715417" calcext:value-type="float">
            <text:p>0.011282357715417</text:p>
          </table:table-cell>
          <table:table-cell table:number-columns-repeated="12"/>
        </table:table-row>
        <table:table-row table:style-name="ro1">
          <table:table-cell office:value-type="time" office:time-value="PT11H03M44.893S" calcext:value-type="time">
            <text:p>11:03:44.89</text:p>
          </table:table-cell>
          <table:table-cell office:value-type="float" office:value="-100" calcext:value-type="float">
            <text:p>-100</text:p>
          </table:table-cell>
          <table:table-cell office:value-type="float" office:value="0.0000000005218748" calcext:value-type="float">
            <text:p>5.22E-10</text:p>
          </table:table-cell>
          <table:table-cell table:formula="of:=[.C108]*10^9" office:value-type="float" office:value="0.5218748" calcext:value-type="float">
            <text:p>0.5218748</text:p>
          </table:table-cell>
          <table:table-cell table:formula="of:=[.$N$1]*[.D108]" office:value-type="float" office:value="0.0248172552058758" calcext:value-type="float">
            <text:p>0.024817255205876</text:p>
          </table:table-cell>
          <table:table-cell table:number-columns-repeated="12"/>
        </table:table-row>
        <table:table-row table:style-name="ro1">
          <table:table-cell office:value-type="time" office:time-value="PT11H03M45.277S" calcext:value-type="time">
            <text:p>11:03:45.28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6927198" calcext:value-type="float">
            <text:p>-6.93E-10</text:p>
          </table:table-cell>
          <table:table-cell table:formula="of:=[.C109]*10^9" office:value-type="float" office:value="-0.6927198" calcext:value-type="float">
            <text:p>-0.6927198</text:p>
          </table:table-cell>
          <table:table-cell table:formula="of:=[.$N$1]*[.D109]" office:value-type="float" office:value="-0.0329416251996901" calcext:value-type="float">
            <text:p>-0.03294162519969</text:p>
          </table:table-cell>
          <table:table-cell table:number-columns-repeated="12"/>
        </table:table-row>
        <table:table-row table:style-name="ro1">
          <table:table-cell office:value-type="time" office:time-value="PT11H03M45.658S" calcext:value-type="time">
            <text:p>11:03:45.66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5855144" calcext:value-type="float">
            <text:p>-5.86E-10</text:p>
          </table:table-cell>
          <table:table-cell table:formula="of:=[.C110]*10^9" office:value-type="float" office:value="-0.5855144" calcext:value-type="float">
            <text:p>-0.5855144</text:p>
          </table:table-cell>
          <table:table-cell table:formula="of:=[.$N$1]*[.D110]" office:value-type="float" office:value="-0.0278435753010401" calcext:value-type="float">
            <text:p>-0.02784357530104</text:p>
          </table:table-cell>
          <table:table-cell/>
          <table:table-cell office:value-type="float" office:value="-105" calcext:value-type="float">
            <text:p>-105</text:p>
          </table:table-cell>
          <table:table-cell table:formula="of:=AVERAGE([.D109:.D113])" office:value-type="float" office:value="-0.134635526" calcext:value-type="float">
            <text:p>-0.134635526</text:p>
          </table:table-cell>
          <table:table-cell office:value-type="float" office:value="0.05" calcext:value-type="float">
            <text:p>0.05</text:p>
          </table:table-cell>
          <table:table-cell table:formula="of:=(MAX([.D109:.D113])-MIN([.D109:.D113]))/2" office:value-type="float" office:value="0.653647" calcext:value-type="float">
            <text:p>0.653647</text:p>
          </table:table-cell>
          <table:table-cell table:number-columns-repeated="7"/>
        </table:table-row>
        <table:table-row table:style-name="ro1">
          <table:table-cell office:value-type="time" office:time-value="PT11H03M46.042S" calcext:value-type="time">
            <text:p>11:03:46.04</text:p>
          </table:table-cell>
          <table:table-cell office:value-type="float" office:value="-105" calcext:value-type="float">
            <text:p>-105</text:p>
          </table:table-cell>
          <table:table-cell office:value-type="float" office:value="0.00000000005272757" calcext:value-type="float">
            <text:p>5.27E-11</text:p>
          </table:table-cell>
          <table:table-cell table:formula="of:=[.C111]*10^9" office:value-type="float" office:value="0.05272757" calcext:value-type="float">
            <text:p>0.05272757</text:p>
          </table:table-cell>
          <table:table-cell table:formula="of:=[.$N$1]*[.D111]" office:value-type="float" office:value="0.00250740898214606" calcext:value-type="float">
            <text:p>0.002507408982146</text:p>
          </table:table-cell>
          <table:table-cell table:number-columns-repeated="12"/>
        </table:table-row>
        <table:table-row table:style-name="ro1">
          <table:table-cell office:value-type="time" office:time-value="PT11H03M46.426S" calcext:value-type="time">
            <text:p>11:03:46.43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0622452" calcext:value-type="float">
            <text:p>-6.22E-11</text:p>
          </table:table-cell>
          <table:table-cell table:formula="of:=[.C112]*10^9" office:value-type="float" office:value="-0.0622452" calcext:value-type="float">
            <text:p>-0.0622452</text:p>
          </table:table-cell>
          <table:table-cell table:formula="of:=[.$N$1]*[.D112]" office:value-type="float" office:value="-0.00296001074154333" calcext:value-type="float">
            <text:p>-0.002960010741543</text:p>
          </table:table-cell>
          <table:table-cell table:number-columns-repeated="12"/>
        </table:table-row>
        <table:table-row table:style-name="ro1">
          <table:table-cell office:value-type="time" office:time-value="PT11H03M46.81S" calcext:value-type="time">
            <text:p>11:03:46.81</text:p>
          </table:table-cell>
          <table:table-cell office:value-type="float" office:value="-105" calcext:value-type="float">
            <text:p>-105</text:p>
          </table:table-cell>
          <table:table-cell office:value-type="float" office:value="0.0000000006145742" calcext:value-type="float">
            <text:p>6.15E-10</text:p>
          </table:table-cell>
          <table:table-cell table:formula="of:=[.C113]*10^9" office:value-type="float" office:value="0.6145742" calcext:value-type="float">
            <text:p>0.6145742</text:p>
          </table:table-cell>
          <table:table-cell table:formula="of:=[.$N$1]*[.D113]" office:value-type="float" office:value="0.0292254861977374" calcext:value-type="float">
            <text:p>0.029225486197737</text:p>
          </table:table-cell>
          <table:table-cell table:number-columns-repeated="12"/>
        </table:table-row>
        <table:table-row table:style-name="ro1">
          <table:table-cell office:value-type="time" office:time-value="PT11H03M47.194S" calcext:value-type="time">
            <text:p>11:03:47.19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1915149" calcext:value-type="float">
            <text:p>-1.92E-10</text:p>
          </table:table-cell>
          <table:table-cell table:formula="of:=[.C114]*10^9" office:value-type="float" office:value="-0.1915149" calcext:value-type="float">
            <text:p>-0.1915149</text:p>
          </table:table-cell>
          <table:table-cell table:formula="of:=[.$N$1]*[.D114]" office:value-type="float" office:value="-0.00910730724884164" calcext:value-type="float">
            <text:p>-0.009107307248842</text:p>
          </table:table-cell>
          <table:table-cell table:number-columns-repeated="12"/>
        </table:table-row>
        <table:table-row table:style-name="ro1">
          <table:table-cell office:value-type="time" office:time-value="PT11H03M47.577S" calcext:value-type="time">
            <text:p>11:03:47.58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5285054" calcext:value-type="float">
            <text:p>-5.29E-10</text:p>
          </table:table-cell>
          <table:table-cell table:formula="of:=[.C115]*10^9" office:value-type="float" office:value="-0.5285054" calcext:value-type="float">
            <text:p>-0.5285054</text:p>
          </table:table-cell>
          <table:table-cell table:formula="of:=[.$N$1]*[.D115]" office:value-type="float" office:value="-0.0251325670246647" calcext:value-type="float">
            <text:p>-0.025132567024665</text:p>
          </table:table-cell>
          <table:table-cell/>
          <table:table-cell office:value-type="float" office:value="-110" calcext:value-type="float">
            <text:p>-110</text:p>
          </table:table-cell>
          <table:table-cell table:formula="of:=AVERAGE([.D114:.D118])" office:value-type="float" office:value="-0.10636208" calcext:value-type="float">
            <text:p>-0.10636208</text:p>
          </table:table-cell>
          <table:table-cell office:value-type="float" office:value="0.05" calcext:value-type="float">
            <text:p>0.05</text:p>
          </table:table-cell>
          <table:table-cell table:formula="of:=(MAX([.D114:.D118])-MIN([.D114:.D118]))/2" office:value-type="float" office:value="0.5186458" calcext:value-type="float">
            <text:p>0.5186458</text:p>
          </table:table-cell>
          <table:table-cell table:number-columns-repeated="7"/>
        </table:table-row>
        <table:table-row table:style-name="ro1">
          <table:table-cell office:value-type="time" office:time-value="PT11H03M47.961S" calcext:value-type="time">
            <text:p>11:03:47.96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1079944" calcext:value-type="float">
            <text:p>-1.08E-10</text:p>
          </table:table-cell>
          <table:table-cell table:formula="of:=[.C116]*10^9" office:value-type="float" office:value="-0.1079944" calcext:value-type="float">
            <text:p>-0.1079944</text:p>
          </table:table-cell>
          <table:table-cell table:formula="of:=[.$N$1]*[.D116]" office:value-type="float" office:value="-0.00513557003634863" calcext:value-type="float">
            <text:p>-0.005135570036349</text:p>
          </table:table-cell>
          <table:table-cell table:number-columns-repeated="12"/>
        </table:table-row>
        <table:table-row table:style-name="ro1">
          <table:table-cell office:value-type="time" office:time-value="PT11H03M48.345S" calcext:value-type="time">
            <text:p>11:03:48.35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2125819" calcext:value-type="float">
            <text:p>-2.13E-10</text:p>
          </table:table-cell>
          <table:table-cell table:formula="of:=[.C117]*10^9" office:value-type="float" office:value="-0.2125819" calcext:value-type="float">
            <text:p>-0.2125819</text:p>
          </table:table-cell>
          <table:table-cell table:formula="of:=[.$N$1]*[.D117]" office:value-type="float" office:value="-0.0101091282132227" calcext:value-type="float">
            <text:p>-0.010109128213223</text:p>
          </table:table-cell>
          <table:table-cell table:number-columns-repeated="12"/>
        </table:table-row>
        <table:table-row table:style-name="ro1">
          <table:table-cell office:value-type="time" office:time-value="PT11H03M48.729S" calcext:value-type="time">
            <text:p>11:03:48.73</text:p>
          </table:table-cell>
          <table:table-cell office:value-type="float" office:value="-110" calcext:value-type="float">
            <text:p>-110</text:p>
          </table:table-cell>
          <table:table-cell office:value-type="float" office:value="0.0000000005087862" calcext:value-type="float">
            <text:p>5.09E-10</text:p>
          </table:table-cell>
          <table:table-cell table:formula="of:=[.C118]*10^9" office:value-type="float" office:value="0.5087862" calcext:value-type="float">
            <text:p>0.5087862</text:p>
          </table:table-cell>
          <table:table-cell table:formula="of:=[.$N$1]*[.D118]" office:value-type="float" office:value="0.0241948393956324" calcext:value-type="float">
            <text:p>0.024194839395632</text:p>
          </table:table-cell>
          <table:table-cell table:number-columns-repeated="12"/>
        </table:table-row>
        <table:table-row table:style-name="ro1">
          <table:table-cell office:value-type="time" office:time-value="PT11H03M49.114S" calcext:value-type="time">
            <text:p>11:03:49.11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4229203" calcext:value-type="float">
            <text:p>-4.23E-10</text:p>
          </table:table-cell>
          <table:table-cell table:formula="of:=[.C119]*10^9" office:value-type="float" office:value="-0.4229203" calcext:value-type="float">
            <text:p>-0.4229203</text:p>
          </table:table-cell>
          <table:table-cell table:formula="of:=[.$N$1]*[.D119]" office:value-type="float" office:value="-0.0201115689373113" calcext:value-type="float">
            <text:p>-0.020111568937311</text:p>
          </table:table-cell>
          <table:table-cell table:number-columns-repeated="12"/>
        </table:table-row>
        <table:table-row table:style-name="ro1">
          <table:table-cell office:value-type="time" office:time-value="PT11H03M49.497S" calcext:value-type="time">
            <text:p>11:03:49.50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5537275" calcext:value-type="float">
            <text:p>-5.54E-10</text:p>
          </table:table-cell>
          <table:table-cell table:formula="of:=[.C120]*10^9" office:value-type="float" office:value="-0.5537275" calcext:value-type="float">
            <text:p>-0.5537275</text:p>
          </table:table-cell>
          <table:table-cell table:formula="of:=[.$N$1]*[.D120]" office:value-type="float" office:value="-0.0263319797813797" calcext:value-type="float">
            <text:p>-0.02633197978138</text:p>
          </table:table-cell>
          <table:table-cell/>
          <table:table-cell office:value-type="float" office:value="-115" calcext:value-type="float">
            <text:p>-115</text:p>
          </table:table-cell>
          <table:table-cell table:formula="of:=AVERAGE([.D119:.D123])" office:value-type="float" office:value="-0.2439643" calcext:value-type="float">
            <text:p>-0.2439643</text:p>
          </table:table-cell>
          <table:table-cell office:value-type="float" office:value="0.05" calcext:value-type="float">
            <text:p>0.05</text:p>
          </table:table-cell>
          <table:table-cell table:formula="of:=(MAX([.D119:.D123])-MIN([.D119:.D123]))/2" office:value-type="float" office:value="0.3847289" calcext:value-type="float">
            <text:p>0.3847289</text:p>
          </table:table-cell>
          <table:table-cell table:number-columns-repeated="7"/>
        </table:table-row>
        <table:table-row table:style-name="ro1">
          <table:table-cell office:value-type="time" office:time-value="PT11H03M49.881S" calcext:value-type="time">
            <text:p>11:03:49.88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153619" calcext:value-type="float">
            <text:p>-1.54E-10</text:p>
          </table:table-cell>
          <table:table-cell table:formula="of:=[.C121]*10^9" office:value-type="float" office:value="-0.153619" calcext:value-type="float">
            <text:p>-0.153619</text:p>
          </table:table-cell>
          <table:table-cell table:formula="of:=[.$N$1]*[.D121]" office:value-type="float" office:value="-0.00730520409774803" calcext:value-type="float">
            <text:p>-0.007305204097748</text:p>
          </table:table-cell>
          <table:table-cell table:number-columns-repeated="12"/>
        </table:table-row>
        <table:table-row table:style-name="ro1">
          <table:table-cell office:value-type="time" office:time-value="PT11H03M50.264S" calcext:value-type="time">
            <text:p>11:03:50.26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305285" calcext:value-type="float">
            <text:p>-3.05E-10</text:p>
          </table:table-cell>
          <table:table-cell table:formula="of:=[.C122]*10^9" office:value-type="float" office:value="-0.305285" calcext:value-type="float">
            <text:p>-0.305285</text:p>
          </table:table-cell>
          <table:table-cell table:formula="of:=[.$N$1]*[.D122]" office:value-type="float" office:value="-0.0145175351550329" calcext:value-type="float">
            <text:p>-0.014517535155033</text:p>
          </table:table-cell>
          <table:table-cell table:number-columns-repeated="12"/>
        </table:table-row>
        <table:table-row table:style-name="ro1">
          <table:table-cell office:value-type="time" office:time-value="PT11H03M50.648S" calcext:value-type="time">
            <text:p>11:03:50.65</text:p>
          </table:table-cell>
          <table:table-cell office:value-type="float" office:value="-115" calcext:value-type="float">
            <text:p>-115</text:p>
          </table:table-cell>
          <table:table-cell office:value-type="float" office:value="0.0000000002157303" calcext:value-type="float">
            <text:p>2.16E-10</text:p>
          </table:table-cell>
          <table:table-cell table:formula="of:=[.C123]*10^9" office:value-type="float" office:value="0.2157303" calcext:value-type="float">
            <text:p>0.2157303</text:p>
          </table:table-cell>
          <table:table-cell table:formula="of:=[.$N$1]*[.D123]" office:value-type="float" office:value="0.0102588473533118" calcext:value-type="float">
            <text:p>0.010258847353312</text:p>
          </table:table-cell>
          <table:table-cell table:number-columns-repeated="12"/>
        </table:table-row>
        <table:table-row table:style-name="ro1">
          <table:table-cell office:value-type="time" office:time-value="PT11H03M51.033S" calcext:value-type="time">
            <text:p>11:03:51.03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667788" calcext:value-type="float">
            <text:p>-6.68E-10</text:p>
          </table:table-cell>
          <table:table-cell table:formula="of:=[.C124]*10^9" office:value-type="float" office:value="-0.667788" calcext:value-type="float">
            <text:p>-0.667788</text:p>
          </table:table-cell>
          <table:table-cell table:formula="of:=[.$N$1]*[.D124]" office:value-type="float" office:value="-0.031756017380838" calcext:value-type="float">
            <text:p>-0.031756017380838</text:p>
          </table:table-cell>
          <table:table-cell table:number-columns-repeated="12"/>
        </table:table-row>
        <table:table-row table:style-name="ro1">
          <table:table-cell office:value-type="time" office:time-value="PT11H03M51.416S" calcext:value-type="time">
            <text:p>11:03:51.42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6146431" calcext:value-type="float">
            <text:p>-6.15E-10</text:p>
          </table:table-cell>
          <table:table-cell table:formula="of:=[.C125]*10^9" office:value-type="float" office:value="-0.6146431" calcext:value-type="float">
            <text:p>-0.6146431</text:p>
          </table:table-cell>
          <table:table-cell table:formula="of:=[.$N$1]*[.D125]" office:value-type="float" office:value="-0.0292287626711055" calcext:value-type="float">
            <text:p>-0.029228762671106</text:p>
          </table:table-cell>
          <table:table-cell/>
          <table:table-cell office:value-type="float" office:value="-120" calcext:value-type="float">
            <text:p>-120</text:p>
          </table:table-cell>
          <table:table-cell table:formula="of:=AVERAGE([.D124:.D128])" office:value-type="float" office:value="-0.240475096" calcext:value-type="float">
            <text:p>-0.240475096</text:p>
          </table:table-cell>
          <table:table-cell office:value-type="float" office:value="0.05" calcext:value-type="float">
            <text:p>0.05</text:p>
          </table:table-cell>
          <table:table-cell table:formula="of:=(MAX([.D124:.D128])-MIN([.D124:.D128]))/2" office:value-type="float" office:value="0.51596835" calcext:value-type="float">
            <text:p>0.51596835</text:p>
          </table:table-cell>
          <table:table-cell table:number-columns-repeated="7"/>
        </table:table-row>
        <table:table-row table:style-name="ro1">
          <table:table-cell office:value-type="time" office:time-value="PT11H03M51.8S" calcext:value-type="time">
            <text:p>11:03:51.80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2299091" calcext:value-type="float">
            <text:p>-2.30E-10</text:p>
          </table:table-cell>
          <table:table-cell table:formula="of:=[.C126]*10^9" office:value-type="float" office:value="-0.2299091" calcext:value-type="float">
            <text:p>-0.2299091</text:p>
          </table:table-cell>
          <table:table-cell table:formula="of:=[.$N$1]*[.D126]" office:value-type="float" office:value="-0.0109331065781548" calcext:value-type="float">
            <text:p>-0.010933106578155</text:p>
          </table:table-cell>
          <table:table-cell table:number-columns-repeated="12"/>
        </table:table-row>
        <table:table-row table:style-name="ro1">
          <table:table-cell office:value-type="time" office:time-value="PT11H03M52.184S" calcext:value-type="time">
            <text:p>11:03:52.18</text:p>
          </table:table-cell>
          <table:table-cell office:value-type="float" office:value="-120" calcext:value-type="float">
            <text:p>-120</text:p>
          </table:table-cell>
          <table:table-cell office:value-type="float" office:value="0.0000000003641487" calcext:value-type="float">
            <text:p>3.64E-10</text:p>
          </table:table-cell>
          <table:table-cell table:formula="of:=[.C127]*10^9" office:value-type="float" office:value="0.3641487" calcext:value-type="float">
            <text:p>0.3641487</text:p>
          </table:table-cell>
          <table:table-cell table:formula="of:=[.$N$1]*[.D127]" office:value-type="float" office:value="0.0173167419097222" calcext:value-type="float">
            <text:p>0.017316741909722</text:p>
          </table:table-cell>
          <table:table-cell table:number-columns-repeated="12"/>
        </table:table-row>
        <table:table-row table:style-name="ro1">
          <table:table-cell office:value-type="time" office:time-value="PT11H03M52.568S" calcext:value-type="time">
            <text:p>11:03:52.57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05418398" calcext:value-type="float">
            <text:p>-5.42E-11</text:p>
          </table:table-cell>
          <table:table-cell table:formula="of:=[.C128]*10^9" office:value-type="float" office:value="-0.05418398" calcext:value-type="float">
            <text:p>-0.05418398</text:p>
          </table:table-cell>
          <table:table-cell table:formula="of:=[.$N$1]*[.D128]" office:value-type="float" office:value="-0.00257666716179833" calcext:value-type="float">
            <text:p>-0.002576667161798</text:p>
          </table:table-cell>
          <table:table-cell table:number-columns-repeated="12"/>
        </table:table-row>
        <table:table-row table:style-name="ro1">
          <table:table-cell office:value-type="time" office:time-value="PT11H03M52.952S" calcext:value-type="time">
            <text:p>11:03:52.95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5016206" calcext:value-type="float">
            <text:p>-5.02E-10</text:p>
          </table:table-cell>
          <table:table-cell table:formula="of:=[.C129]*10^9" office:value-type="float" office:value="-0.5016206" calcext:value-type="float">
            <text:p>-0.5016206</text:p>
          </table:table-cell>
          <table:table-cell table:formula="of:=[.$N$1]*[.D129]" office:value-type="float" office:value="-0.0238540861653495" calcext:value-type="float">
            <text:p>-0.02385408616535</text:p>
          </table:table-cell>
          <table:table-cell table:number-columns-repeated="12"/>
        </table:table-row>
        <table:table-row table:style-name="ro1">
          <table:table-cell office:value-type="time" office:time-value="PT11H03M53.335S" calcext:value-type="time">
            <text:p>11:03:53.34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1668325" calcext:value-type="float">
            <text:p>-1.67E-10</text:p>
          </table:table-cell>
          <table:table-cell table:formula="of:=[.C130]*10^9" office:value-type="float" office:value="-0.1668325" calcext:value-type="float">
            <text:p>-0.1668325</text:p>
          </table:table-cell>
          <table:table-cell table:formula="of:=[.$N$1]*[.D130]" office:value-type="float" office:value="-0.00793355940760939" calcext:value-type="float">
            <text:p>-0.007933559407609</text:p>
          </table:table-cell>
          <table:table-cell/>
          <table:table-cell office:value-type="float" office:value="-125" calcext:value-type="float">
            <text:p>-125</text:p>
          </table:table-cell>
          <table:table-cell table:formula="of:=AVERAGE([.D129:.D133])" office:value-type="float" office:value="-0.017192328" calcext:value-type="float">
            <text:p>-0.017192328</text:p>
          </table:table-cell>
          <table:table-cell office:value-type="float" office:value="0.05" calcext:value-type="float">
            <text:p>0.05</text:p>
          </table:table-cell>
          <table:table-cell table:formula="of:=(MAX([.D129:.D133])-MIN([.D129:.D133]))/2" office:value-type="float" office:value="0.5482493" calcext:value-type="float">
            <text:p>0.5482493</text:p>
          </table:table-cell>
          <table:table-cell table:number-columns-repeated="7"/>
        </table:table-row>
        <table:table-row table:style-name="ro1">
          <table:table-cell office:value-type="time" office:time-value="PT11H03M53.719S" calcext:value-type="time">
            <text:p>11:03:53.72</text:p>
          </table:table-cell>
          <table:table-cell office:value-type="float" office:value="-125" calcext:value-type="float">
            <text:p>-125</text:p>
          </table:table-cell>
          <table:table-cell office:value-type="float" office:value="0.00000000009332256" calcext:value-type="float">
            <text:p>9.33E-11</text:p>
          </table:table-cell>
          <table:table-cell table:formula="of:=[.C131]*10^9" office:value-type="float" office:value="0.09332256" calcext:value-type="float">
            <text:p>0.09332256</text:p>
          </table:table-cell>
          <table:table-cell table:formula="of:=[.$N$1]*[.D131]" office:value-type="float" office:value="0.00443786476753745" calcext:value-type="float">
            <text:p>0.004437864767537</text:p>
          </table:table-cell>
          <table:table-cell table:number-columns-repeated="12"/>
        </table:table-row>
        <table:table-row table:style-name="ro1">
          <table:table-cell office:value-type="time" office:time-value="PT11H03M54.103S" calcext:value-type="time">
            <text:p>11:03:54.10</text:p>
          </table:table-cell>
          <table:table-cell office:value-type="float" office:value="-125" calcext:value-type="float">
            <text:p>-125</text:p>
          </table:table-cell>
          <table:table-cell office:value-type="float" office:value="0.000000000594878" calcext:value-type="float">
            <text:p>5.95E-10</text:p>
          </table:table-cell>
          <table:table-cell table:formula="of:=[.C132]*10^9" office:value-type="float" office:value="0.594878" calcext:value-type="float">
            <text:p>0.594878</text:p>
          </table:table-cell>
          <table:table-cell table:formula="of:=[.$N$1]*[.D132]" office:value-type="float" office:value="0.0282888523116291" calcext:value-type="float">
            <text:p>0.028288852311629</text:p>
          </table:table-cell>
          <table:table-cell table:number-columns-repeated="12"/>
        </table:table-row>
        <table:table-row table:style-name="ro1">
          <table:table-cell office:value-type="time" office:time-value="PT11H03M54.487S" calcext:value-type="time">
            <text:p>11:03:54.49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1057091" calcext:value-type="float">
            <text:p>-1.06E-10</text:p>
          </table:table-cell>
          <table:table-cell table:formula="of:=[.C133]*10^9" office:value-type="float" office:value="-0.1057091" calcext:value-type="float">
            <text:p>-0.1057091</text:p>
          </table:table-cell>
          <table:table-cell table:formula="of:=[.$N$1]*[.D133]" office:value-type="float" office:value="-0.00502689478833514" calcext:value-type="float">
            <text:p>-0.005026894788335</text:p>
          </table:table-cell>
          <table:table-cell table:number-columns-repeated="12"/>
        </table:table-row>
        <table:table-row table:style-name="ro1">
          <table:table-cell office:value-type="time" office:time-value="PT11H03M54.871S" calcext:value-type="time">
            <text:p>11:03:54.87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4722017" calcext:value-type="float">
            <text:p>-4.72E-10</text:p>
          </table:table-cell>
          <table:table-cell table:formula="of:=[.C134]*10^9" office:value-type="float" office:value="-0.4722017" calcext:value-type="float">
            <text:p>-0.4722017</text:p>
          </table:table-cell>
          <table:table-cell table:formula="of:=[.$N$1]*[.D134]" office:value-type="float" office:value="-0.0224550986128251" calcext:value-type="float">
            <text:p>-0.022455098612825</text:p>
          </table:table-cell>
          <table:table-cell table:number-columns-repeated="12"/>
        </table:table-row>
        <table:table-row table:style-name="ro1">
          <table:table-cell office:value-type="time" office:time-value="PT11H03M55.254S" calcext:value-type="time">
            <text:p>11:03:55.25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1037145" calcext:value-type="float">
            <text:p>-1.04E-10</text:p>
          </table:table-cell>
          <table:table-cell table:formula="of:=[.C135]*10^9" office:value-type="float" office:value="-0.1037145" calcext:value-type="float">
            <text:p>-0.1037145</text:p>
          </table:table-cell>
          <table:table-cell table:formula="of:=[.$N$1]*[.D135]" office:value-type="float" office:value="-0.00493204349980073" calcext:value-type="float">
            <text:p>-0.004932043499801</text:p>
          </table:table-cell>
          <table:table-cell/>
          <table:table-cell office:value-type="float" office:value="-130" calcext:value-type="float">
            <text:p>-130</text:p>
          </table:table-cell>
          <table:table-cell table:formula="of:=AVERAGE([.D134:.D138])" office:value-type="float" office:value="-0.073593672" calcext:value-type="float">
            <text:p>-0.073593672</text:p>
          </table:table-cell>
          <table:table-cell office:value-type="float" office:value="0.05" calcext:value-type="float">
            <text:p>0.05</text:p>
          </table:table-cell>
          <table:table-cell table:formula="of:=(MAX([.D134:.D138])-MIN([.D134:.D138]))/2" office:value-type="float" office:value="0.47788345" calcext:value-type="float">
            <text:p>0.47788345</text:p>
          </table:table-cell>
          <table:table-cell table:number-columns-repeated="7"/>
        </table:table-row>
        <table:table-row table:style-name="ro1">
          <table:table-cell office:value-type="time" office:time-value="PT11H03M55.639S" calcext:value-type="time">
            <text:p>11:03:55.64</text:p>
          </table:table-cell>
          <table:table-cell office:value-type="float" office:value="-130" calcext:value-type="float">
            <text:p>-130</text:p>
          </table:table-cell>
          <table:table-cell office:value-type="float" office:value="0.00000000001566454" calcext:value-type="float">
            <text:p>1.57E-11</text:p>
          </table:table-cell>
          <table:table-cell table:formula="of:=[.C136]*10^9" office:value-type="float" office:value="0.01566454" calcext:value-type="float">
            <text:p>0.01566454</text:p>
          </table:table-cell>
          <table:table-cell table:formula="of:=[.$N$1]*[.D136]" office:value-type="float" office:value="0.000744912164493571" calcext:value-type="float">
            <text:p>0.000744912164494</text:p>
          </table:table-cell>
          <table:table-cell table:number-columns-repeated="12"/>
        </table:table-row>
        <table:table-row table:style-name="ro1">
          <table:table-cell office:value-type="time" office:time-value="PT11H03M56.023S" calcext:value-type="time">
            <text:p>11:03:56.02</text:p>
          </table:table-cell>
          <table:table-cell office:value-type="float" office:value="-130" calcext:value-type="float">
            <text:p>-130</text:p>
          </table:table-cell>
          <table:table-cell office:value-type="float" office:value="0.0000000004835652" calcext:value-type="float">
            <text:p>4.84E-10</text:p>
          </table:table-cell>
          <table:table-cell table:formula="of:=[.C137]*10^9" office:value-type="float" office:value="0.4835652" calcext:value-type="float">
            <text:p>0.4835652</text:p>
          </table:table-cell>
          <table:table-cell table:formula="of:=[.$N$1]*[.D137]" office:value-type="float" office:value="0.0229954789483615" calcext:value-type="float">
            <text:p>0.022995478948362</text:p>
          </table:table-cell>
          <table:table-cell table:number-columns-repeated="12"/>
        </table:table-row>
        <table:table-row table:style-name="ro1">
          <table:table-cell office:value-type="time" office:time-value="PT11H03M56.407S" calcext:value-type="time">
            <text:p>11:03:56.41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2912819" calcext:value-type="float">
            <text:p>-2.91E-10</text:p>
          </table:table-cell>
          <table:table-cell table:formula="of:=[.C138]*10^9" office:value-type="float" office:value="-0.2912819" calcext:value-type="float">
            <text:p>-0.2912819</text:p>
          </table:table-cell>
          <table:table-cell table:formula="of:=[.$N$1]*[.D138]" office:value-type="float" office:value="-0.0138516311750489" calcext:value-type="float">
            <text:p>-0.013851631175049</text:p>
          </table:table-cell>
          <table:table-cell table:number-columns-repeated="12"/>
        </table:table-row>
        <table:table-row table:style-name="ro1">
          <table:table-cell office:value-type="time" office:time-value="PT11H03M56.791S" calcext:value-type="time">
            <text:p>11:03:56.79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353237" calcext:value-type="float">
            <text:p>-3.53E-10</text:p>
          </table:table-cell>
          <table:table-cell table:formula="of:=[.C139]*10^9" office:value-type="float" office:value="-0.353237" calcext:value-type="float">
            <text:p>-0.353237</text:p>
          </table:table-cell>
          <table:table-cell table:formula="of:=[.$N$1]*[.D139]" office:value-type="float" office:value="-0.0167978464895372" calcext:value-type="float">
            <text:p>-0.016797846489537</text:p>
          </table:table-cell>
          <table:table-cell table:number-columns-repeated="12"/>
        </table:table-row>
        <table:table-row table:style-name="ro1">
          <table:table-cell office:value-type="time" office:time-value="PT11H03M57.175S" calcext:value-type="time">
            <text:p>11:03:57.18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04969631" calcext:value-type="float">
            <text:p>-4.97E-11</text:p>
          </table:table-cell>
          <table:table-cell table:formula="of:=[.C140]*10^9" office:value-type="float" office:value="-0.04969631" calcext:value-type="float">
            <text:p>-0.04969631</text:p>
          </table:table-cell>
          <table:table-cell table:formula="of:=[.$N$1]*[.D140]" office:value-type="float" office:value="-0.00236326032232313" calcext:value-type="float">
            <text:p>-0.002363260322323</text:p>
          </table:table-cell>
          <table:table-cell/>
          <table:table-cell office:value-type="float" office:value="-135" calcext:value-type="float">
            <text:p>-135</text:p>
          </table:table-cell>
          <table:table-cell table:formula="of:=AVERAGE([.D139:.D143])" office:value-type="float" office:value="0.010730118" calcext:value-type="float">
            <text:p>0.010730118</text:p>
          </table:table-cell>
          <table:table-cell office:value-type="float" office:value="0.05" calcext:value-type="float">
            <text:p>0.05</text:p>
          </table:table-cell>
          <table:table-cell table:formula="of:=(MAX([.D139:.D143])-MIN([.D139:.D143]))/2" office:value-type="float" office:value="0.38264655" calcext:value-type="float">
            <text:p>0.38264655</text:p>
          </table:table-cell>
          <table:table-cell table:number-columns-repeated="7"/>
        </table:table-row>
        <table:table-row table:style-name="ro1">
          <table:table-cell office:value-type="time" office:time-value="PT11H03M57.558S" calcext:value-type="time">
            <text:p>11:03:57.56</text:p>
          </table:table-cell>
          <table:table-cell office:value-type="float" office:value="-135" calcext:value-type="float">
            <text:p>-135</text:p>
          </table:table-cell>
          <table:table-cell office:value-type="float" office:value="0.0000000003636497" calcext:value-type="float">
            <text:p>3.64E-10</text:p>
          </table:table-cell>
          <table:table-cell table:formula="of:=[.C141]*10^9" office:value-type="float" office:value="0.3636497" calcext:value-type="float">
            <text:p>0.3636497</text:p>
          </table:table-cell>
          <table:table-cell table:formula="of:=[.$N$1]*[.D141]" office:value-type="float" office:value="0.0172930124436746" calcext:value-type="float">
            <text:p>0.017293012443675</text:p>
          </table:table-cell>
          <table:table-cell table:number-columns-repeated="12"/>
        </table:table-row>
        <table:table-row table:style-name="ro1">
          <table:table-cell office:value-type="time" office:time-value="PT11H03M57.942S" calcext:value-type="time">
            <text:p>11:03:57.94</text:p>
          </table:table-cell>
          <table:table-cell office:value-type="float" office:value="-135" calcext:value-type="float">
            <text:p>-135</text:p>
          </table:table-cell>
          <table:table-cell office:value-type="float" office:value="0.0000000004120561" calcext:value-type="float">
            <text:p>4.12E-10</text:p>
          </table:table-cell>
          <table:table-cell table:formula="of:=[.C142]*10^9" office:value-type="float" office:value="0.4120561" calcext:value-type="float">
            <text:p>0.4120561</text:p>
          </table:table-cell>
          <table:table-cell table:formula="of:=[.$N$1]*[.D142]" office:value-type="float" office:value="0.0195949323340347" calcext:value-type="float">
            <text:p>0.019594932334035</text:p>
          </table:table-cell>
          <table:table-cell table:number-columns-repeated="12"/>
        </table:table-row>
        <table:table-row table:style-name="ro1">
          <table:table-cell office:value-type="time" office:time-value="PT11H03M58.326S" calcext:value-type="time">
            <text:p>11:03:58.33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3191219" calcext:value-type="float">
            <text:p>-3.19E-10</text:p>
          </table:table-cell>
          <table:table-cell table:formula="of:=[.C143]*10^9" office:value-type="float" office:value="-0.3191219" calcext:value-type="float">
            <text:p>-0.3191219</text:p>
          </table:table-cell>
          <table:table-cell table:formula="of:=[.$N$1]*[.D143]" office:value-type="float" office:value="-0.0151755356535398" calcext:value-type="float">
            <text:p>-0.01517553565354</text:p>
          </table:table-cell>
          <table:table-cell table:number-columns-repeated="12"/>
        </table:table-row>
        <table:table-row table:style-name="ro1">
          <table:table-cell office:value-type="time" office:time-value="PT11H03M58.71S" calcext:value-type="time">
            <text:p>11:03:58.71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338403" calcext:value-type="float">
            <text:p>-3.38E-10</text:p>
          </table:table-cell>
          <table:table-cell table:formula="of:=[.C144]*10^9" office:value-type="float" office:value="-0.338403" calcext:value-type="float">
            <text:p>-0.338403</text:p>
          </table:table-cell>
          <table:table-cell table:formula="of:=[.$N$1]*[.D144]" office:value-type="float" office:value="-0.0160924298575712" calcext:value-type="float">
            <text:p>-0.016092429857571</text:p>
          </table:table-cell>
          <table:table-cell table:number-columns-repeated="12"/>
        </table:table-row>
        <table:table-row table:style-name="ro1">
          <table:table-cell office:value-type="time" office:time-value="PT11H03M59.094S" calcext:value-type="time">
            <text:p>11:03:59.09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09793873" calcext:value-type="float">
            <text:p>-9.79E-11</text:p>
          </table:table-cell>
          <table:table-cell table:formula="of:=[.C145]*10^9" office:value-type="float" office:value="-0.09793873" calcext:value-type="float">
            <text:p>-0.09793873</text:p>
          </table:table-cell>
          <table:table-cell table:formula="of:=[.$N$1]*[.D145]" office:value-type="float" office:value="-0.00465738230117523" calcext:value-type="float">
            <text:p>-0.004657382301175</text:p>
          </table:table-cell>
          <table:table-cell/>
          <table:table-cell office:value-type="float" office:value="-140" calcext:value-type="float">
            <text:p>-140</text:p>
          </table:table-cell>
          <table:table-cell table:formula="of:=AVERAGE([.D144:.D148])" office:value-type="float" office:value="-0.019877086" calcext:value-type="float">
            <text:p>-0.019877086</text:p>
          </table:table-cell>
          <table:table-cell office:value-type="float" office:value="0.05" calcext:value-type="float">
            <text:p>0.05</text:p>
          </table:table-cell>
          <table:table-cell table:formula="of:=(MAX([.D144:.D148])-MIN([.D144:.D148]))/2" office:value-type="float" office:value="0.4745364" calcext:value-type="float">
            <text:p>0.4745364</text:p>
          </table:table-cell>
          <table:table-cell table:number-columns-repeated="7"/>
        </table:table-row>
        <table:table-row table:style-name="ro1">
          <table:table-cell office:value-type="time" office:time-value="PT11H03M59.477S" calcext:value-type="time">
            <text:p>11:03:59.48</text:p>
          </table:table-cell>
          <table:table-cell office:value-type="float" office:value="-140" calcext:value-type="float">
            <text:p>-140</text:p>
          </table:table-cell>
          <table:table-cell office:value-type="float" office:value="0.000000000549422" calcext:value-type="float">
            <text:p>5.49E-10</text:p>
          </table:table-cell>
          <table:table-cell table:formula="of:=[.C146]*10^9" office:value-type="float" office:value="0.549422" calcext:value-type="float">
            <text:p>0.549422</text:p>
          </table:table-cell>
          <table:table-cell table:formula="of:=[.$N$1]*[.D146]" office:value-type="float" office:value="0.0261272358614033" calcext:value-type="float">
            <text:p>0.026127235861403</text:p>
          </table:table-cell>
          <table:table-cell table:number-columns-repeated="12"/>
        </table:table-row>
        <table:table-row table:style-name="ro1">
          <table:table-cell office:value-type="time" office:time-value="PT11H03M59.86S" calcext:value-type="time">
            <text:p>11:03:59.86</text:p>
          </table:table-cell>
          <table:table-cell office:value-type="float" office:value="-140" calcext:value-type="float">
            <text:p>-140</text:p>
          </table:table-cell>
          <table:table-cell office:value-type="float" office:value="0.0000000001871851" calcext:value-type="float">
            <text:p>1.87E-10</text:p>
          </table:table-cell>
          <table:table-cell table:formula="of:=[.C147]*10^9" office:value-type="float" office:value="0.1871851" calcext:value-type="float">
            <text:p>0.1871851</text:p>
          </table:table-cell>
          <table:table-cell table:formula="of:=[.$N$1]*[.D147]" office:value-type="float" office:value="0.00890140776568897" calcext:value-type="float">
            <text:p>0.008901407765689</text:p>
          </table:table-cell>
          <table:table-cell table:number-columns-repeated="12"/>
        </table:table-row>
        <table:table-row table:style-name="ro1">
          <table:table-cell office:value-type="time" office:time-value="PT11H04M00.244S" calcext:value-type="time">
            <text:p>11:04:00.24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3996508" calcext:value-type="float">
            <text:p>-4.00E-10</text:p>
          </table:table-cell>
          <table:table-cell table:formula="of:=[.C148]*10^9" office:value-type="float" office:value="-0.3996508" calcext:value-type="float">
            <text:p>-0.3996508</text:p>
          </table:table-cell>
          <table:table-cell table:formula="of:=[.$N$1]*[.D148]" office:value-type="float" office:value="-0.0190050101994433" calcext:value-type="float">
            <text:p>-0.019005010199443</text:p>
          </table:table-cell>
          <table:table-cell table:number-columns-repeated="12"/>
        </table:table-row>
        <table:table-row table:style-name="ro1">
          <table:table-cell office:value-type="time" office:time-value="PT11H04M00.629S" calcext:value-type="time">
            <text:p>11:04:00.63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3626688" calcext:value-type="float">
            <text:p>-3.63E-10</text:p>
          </table:table-cell>
          <table:table-cell table:formula="of:=[.C149]*10^9" office:value-type="float" office:value="-0.3626688" calcext:value-type="float">
            <text:p>-0.3626688</text:p>
          </table:table-cell>
          <table:table-cell table:formula="of:=[.$N$1]*[.D149]" office:value-type="float" office:value="-0.0172463666856662" calcext:value-type="float">
            <text:p>-0.017246366685666</text:p>
          </table:table-cell>
          <table:table-cell table:number-columns-repeated="12"/>
        </table:table-row>
        <table:table-row table:style-name="ro1">
          <table:table-cell office:value-type="time" office:time-value="PT11H04M01.013S" calcext:value-type="time">
            <text:p>11:04:01.01</text:p>
          </table:table-cell>
          <table:table-cell office:value-type="float" office:value="-145" calcext:value-type="float">
            <text:p>-145</text:p>
          </table:table-cell>
          <table:table-cell office:value-type="float" office:value="0.0000000001846091" calcext:value-type="float">
            <text:p>1.85E-10</text:p>
          </table:table-cell>
          <table:table-cell table:formula="of:=[.C150]*10^9" office:value-type="float" office:value="0.1846091" calcext:value-type="float">
            <text:p>0.1846091</text:p>
          </table:table-cell>
          <table:table-cell table:formula="of:=[.$N$1]*[.D150]" office:value-type="float" office:value="0.00877890855819642" calcext:value-type="float">
            <text:p>0.008778908558196</text:p>
          </table:table-cell>
          <table:table-cell/>
          <table:table-cell office:value-type="float" office:value="-145" calcext:value-type="float">
            <text:p>-145</text:p>
          </table:table-cell>
          <table:table-cell table:formula="of:=AVERAGE([.D149:.D153])" office:value-type="float" office:value="-0.02920966" calcext:value-type="float">
            <text:p>-0.02920966</text:p>
          </table:table-cell>
          <table:table-cell office:value-type="float" office:value="0.05" calcext:value-type="float">
            <text:p>0.05</text:p>
          </table:table-cell>
          <table:table-cell table:formula="of:=(MAX([.D149:.D153])-MIN([.D149:.D153]))/2" office:value-type="float" office:value="0.50915135" calcext:value-type="float">
            <text:p>0.50915135</text:p>
          </table:table-cell>
          <table:table-cell table:number-columns-repeated="7"/>
        </table:table-row>
        <table:table-row table:style-name="ro1">
          <table:table-cell office:value-type="time" office:time-value="PT11H04M01.397S" calcext:value-type="time">
            <text:p>11:04:01.40</text:p>
          </table:table-cell>
          <table:table-cell office:value-type="float" office:value="-145" calcext:value-type="float">
            <text:p>-145</text:p>
          </table:table-cell>
          <table:table-cell office:value-type="float" office:value="0.0000000004740499" calcext:value-type="float">
            <text:p>4.74E-10</text:p>
          </table:table-cell>
          <table:table-cell table:formula="of:=[.C151]*10^9" office:value-type="float" office:value="0.4740499" calcext:value-type="float">
            <text:p>0.4740499</text:p>
          </table:table-cell>
          <table:table-cell table:formula="of:=[.$N$1]*[.D151]" office:value-type="float" office:value="0.0225429879898778" calcext:value-type="float">
            <text:p>0.022542987989878</text:p>
          </table:table-cell>
          <table:table-cell table:number-columns-repeated="12"/>
        </table:table-row>
        <table:table-row table:style-name="ro1">
          <table:table-cell office:value-type="time" office:time-value="PT11H04M01.78S" calcext:value-type="time">
            <text:p>11:04:01.78</text:p>
          </table:table-cell>
          <table:table-cell office:value-type="float" office:value="-145" calcext:value-type="float">
            <text:p>-145</text:p>
          </table:table-cell>
          <table:table-cell office:value-type="float" office:value="0.0000000001022143" calcext:value-type="float">
            <text:p>1.02E-10</text:p>
          </table:table-cell>
          <table:table-cell table:formula="of:=[.C152]*10^9" office:value-type="float" office:value="0.1022143" calcext:value-type="float">
            <text:p>0.1022143</text:p>
          </table:table-cell>
          <table:table-cell table:formula="of:=[.$N$1]*[.D152]" office:value-type="float" office:value="0.00486070292872917" calcext:value-type="float">
            <text:p>0.004860702928729</text:p>
          </table:table-cell>
          <table:table-cell table:number-columns-repeated="12"/>
        </table:table-row>
        <table:table-row table:style-name="ro1">
          <table:table-cell office:value-type="time" office:time-value="PT11H04M02.163S" calcext:value-type="time">
            <text:p>11:04:02.16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5442528" calcext:value-type="float">
            <text:p>-5.44E-10</text:p>
          </table:table-cell>
          <table:table-cell table:formula="of:=[.C153]*10^9" office:value-type="float" office:value="-0.5442528" calcext:value-type="float">
            <text:p>-0.5442528</text:p>
          </table:table-cell>
          <table:table-cell table:formula="of:=[.$N$1]*[.D153]" office:value-type="float" office:value="-0.0258814195169272" calcext:value-type="float">
            <text:p>-0.025881419516927</text:p>
          </table:table-cell>
          <table:table-cell table:number-columns-repeated="12"/>
        </table:table-row>
        <table:table-row table:style-name="ro1">
          <table:table-cell office:value-type="time" office:time-value="PT11H04M02.547S" calcext:value-type="time">
            <text:p>11:04:02.55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1005981" calcext:value-type="float">
            <text:p>-1.01E-10</text:p>
          </table:table-cell>
          <table:table-cell table:formula="of:=[.C154]*10^9" office:value-type="float" office:value="-0.1005981" calcext:value-type="float">
            <text:p>-0.1005981</text:p>
          </table:table-cell>
          <table:table-cell table:formula="of:=[.$N$1]*[.D154]" office:value-type="float" office:value="-0.00478384608899723" calcext:value-type="float">
            <text:p>-0.004783846088997</text:p>
          </table:table-cell>
          <table:table-cell table:number-columns-repeated="12"/>
        </table:table-row>
        <table:table-row table:style-name="ro1">
          <table:table-cell office:value-type="time" office:time-value="PT11H04M02.931S" calcext:value-type="time">
            <text:p>11:04:02.93</text:p>
          </table:table-cell>
          <table:table-cell office:value-type="float" office:value="-150" calcext:value-type="float">
            <text:p>-150</text:p>
          </table:table-cell>
          <table:table-cell office:value-type="float" office:value="0.00000000004391884" calcext:value-type="float">
            <text:p>4.39E-11</text:p>
          </table:table-cell>
          <table:table-cell table:formula="of:=[.C155]*10^9" office:value-type="float" office:value="0.04391884" calcext:value-type="float">
            <text:p>0.04391884</text:p>
          </table:table-cell>
          <table:table-cell table:formula="of:=[.$N$1]*[.D155]" office:value-type="float" office:value="0.00208851828182933" calcext:value-type="float">
            <text:p>0.002088518281829</text:p>
          </table:table-cell>
          <table:table-cell/>
          <table:table-cell office:value-type="float" office:value="-150" calcext:value-type="float">
            <text:p>-150</text:p>
          </table:table-cell>
          <table:table-cell table:formula="of:=AVERAGE([.D154:.D158])" office:value-type="float" office:value="-0.048338552" calcext:value-type="float">
            <text:p>-0.048338552</text:p>
          </table:table-cell>
          <table:table-cell office:value-type="float" office:value="0.05" calcext:value-type="float">
            <text:p>0.05</text:p>
          </table:table-cell>
          <table:table-cell table:formula="of:=(MAX([.D154:.D158])-MIN([.D154:.D158]))/2" office:value-type="float" office:value="0.4864216" calcext:value-type="float">
            <text:p>0.4864216</text:p>
          </table:table-cell>
          <table:table-cell table:number-columns-repeated="7"/>
        </table:table-row>
        <table:table-row table:style-name="ro1">
          <table:table-cell office:value-type="time" office:time-value="PT11H04M03.315S" calcext:value-type="time">
            <text:p>11:04:03.32</text:p>
          </table:table-cell>
          <table:table-cell office:value-type="float" office:value="-150" calcext:value-type="float">
            <text:p>-150</text:p>
          </table:table-cell>
          <table:table-cell office:value-type="float" office:value="0.0000000005016809" calcext:value-type="float">
            <text:p>5.02E-10</text:p>
          </table:table-cell>
          <table:table-cell table:formula="of:=[.C156]*10^9" office:value-type="float" office:value="0.5016809" calcext:value-type="float">
            <text:p>0.5016809</text:p>
          </table:table-cell>
          <table:table-cell table:formula="of:=[.$N$1]*[.D156]" office:value-type="float" office:value="0.0238569536739721" calcext:value-type="float">
            <text:p>0.023856953673972</text:p>
          </table:table-cell>
          <table:table-cell table:number-columns-repeated="12"/>
        </table:table-row>
        <table:table-row table:style-name="ro1">
          <table:table-cell office:value-type="time" office:time-value="PT11H04M03.699S" calcext:value-type="time">
            <text:p>11:04:03.70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2155321" calcext:value-type="float">
            <text:p>-2.16E-10</text:p>
          </table:table-cell>
          <table:table-cell table:formula="of:=[.C157]*10^9" office:value-type="float" office:value="-0.2155321" calcext:value-type="float">
            <text:p>-0.2155321</text:p>
          </table:table-cell>
          <table:table-cell table:formula="of:=[.$N$1]*[.D157]" office:value-type="float" office:value="-0.010249422142549" calcext:value-type="float">
            <text:p>-0.010249422142549</text:p>
          </table:table-cell>
          <table:table-cell table:number-columns-repeated="12"/>
        </table:table-row>
        <table:table-row table:style-name="ro1">
          <table:table-cell office:value-type="time" office:time-value="PT11H04M04.083S" calcext:value-type="time">
            <text:p>11:04:04.08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4711623" calcext:value-type="float">
            <text:p>-4.71E-10</text:p>
          </table:table-cell>
          <table:table-cell table:formula="of:=[.C158]*10^9" office:value-type="float" office:value="-0.4711623" calcext:value-type="float">
            <text:p>-0.4711623</text:p>
          </table:table-cell>
          <table:table-cell table:formula="of:=[.$N$1]*[.D158]" office:value-type="float" office:value="-0.0224056709434665" calcext:value-type="float">
            <text:p>-0.022405670943467</text:p>
          </table:table-cell>
          <table:table-cell table:number-columns-repeated="12"/>
        </table:table-row>
        <table:table-row table:style-name="ro1">
          <table:table-cell office:value-type="time" office:time-value="PT11H04M04.467S" calcext:value-type="time">
            <text:p>11:04:04.47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04121965" calcext:value-type="float">
            <text:p>-4.12E-11</text:p>
          </table:table-cell>
          <table:table-cell table:formula="of:=[.C159]*10^9" office:value-type="float" office:value="-0.04121965" calcext:value-type="float">
            <text:p>-0.04121965</text:p>
          </table:table-cell>
          <table:table-cell table:formula="of:=[.$N$1]*[.D159]" office:value-type="float" office:value="-0.00196016089212753" calcext:value-type="float">
            <text:p>-0.001960160892128</text:p>
          </table:table-cell>
          <table:table-cell table:number-columns-repeated="12"/>
        </table:table-row>
        <table:table-row table:style-name="ro1">
          <table:table-cell office:value-type="time" office:time-value="PT11H04M04.85S" calcext:value-type="time">
            <text:p>11:04:04.85</text:p>
          </table:table-cell>
          <table:table-cell office:value-type="float" office:value="-155" calcext:value-type="float">
            <text:p>-155</text:p>
          </table:table-cell>
          <table:table-cell office:value-type="float" office:value="0.0000000001043748" calcext:value-type="float">
            <text:p>1.04E-10</text:p>
          </table:table-cell>
          <table:table-cell table:formula="of:=[.C160]*10^9" office:value-type="float" office:value="0.1043748" calcext:value-type="float">
            <text:p>0.1043748</text:p>
          </table:table-cell>
          <table:table-cell table:formula="of:=[.$N$1]*[.D160]" office:value-type="float" office:value="0.00496344343252873" calcext:value-type="float">
            <text:p>0.004963443432529</text:p>
          </table:table-cell>
          <table:table-cell/>
          <table:table-cell office:value-type="float" office:value="-155" calcext:value-type="float">
            <text:p>-155</text:p>
          </table:table-cell>
          <table:table-cell table:formula="of:=AVERAGE([.D159:.D163])" office:value-type="float" office:value="-0.01849683" calcext:value-type="float">
            <text:p>-0.01849683</text:p>
          </table:table-cell>
          <table:table-cell office:value-type="float" office:value="0.05" calcext:value-type="float">
            <text:p>0.05</text:p>
          </table:table-cell>
          <table:table-cell table:formula="of:=(MAX([.D159:.D163])-MIN([.D159:.D163]))/2" office:value-type="float" office:value="0.5166705" calcext:value-type="float">
            <text:p>0.5166705</text:p>
          </table:table-cell>
          <table:table-cell table:number-columns-repeated="7"/>
        </table:table-row>
        <table:table-row table:style-name="ro1">
          <table:table-cell office:value-type="time" office:time-value="PT11H04M05.234S" calcext:value-type="time">
            <text:p>11:04:05.23</text:p>
          </table:table-cell>
          <table:table-cell office:value-type="float" office:value="-155" calcext:value-type="float">
            <text:p>-155</text:p>
          </table:table-cell>
          <table:table-cell office:value-type="float" office:value="0.0000000005494217" calcext:value-type="float">
            <text:p>5.49E-10</text:p>
          </table:table-cell>
          <table:table-cell table:formula="of:=[.C161]*10^9" office:value-type="float" office:value="0.5494217" calcext:value-type="float">
            <text:p>0.5494217</text:p>
          </table:table-cell>
          <table:table-cell table:formula="of:=[.$N$1]*[.D161]" office:value-type="float" office:value="0.0261272215951913" calcext:value-type="float">
            <text:p>0.026127221595191</text:p>
          </table:table-cell>
          <table:table-cell table:number-columns-repeated="12"/>
        </table:table-row>
        <table:table-row table:style-name="ro1">
          <table:table-cell office:value-type="time" office:time-value="PT11H04M05.618S" calcext:value-type="time">
            <text:p>11:04:05.62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2211417" calcext:value-type="float">
            <text:p>-2.21E-10</text:p>
          </table:table-cell>
          <table:table-cell table:formula="of:=[.C162]*10^9" office:value-type="float" office:value="-0.2211417" calcext:value-type="float">
            <text:p>-0.2211417</text:p>
          </table:table-cell>
          <table:table-cell table:formula="of:=[.$N$1]*[.D162]" office:value-type="float" office:value="-0.0105161812863185" calcext:value-type="float">
            <text:p>-0.010516181286319</text:p>
          </table:table-cell>
          <table:table-cell table:number-columns-repeated="12"/>
        </table:table-row>
        <table:table-row table:style-name="ro1">
          <table:table-cell office:value-type="time" office:time-value="PT11H04M06.002S" calcext:value-type="time">
            <text:p>11:04:06.00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4839193" calcext:value-type="float">
            <text:p>-4.84E-10</text:p>
          </table:table-cell>
          <table:table-cell table:formula="of:=[.C163]*10^9" office:value-type="float" office:value="-0.4839193" calcext:value-type="float">
            <text:p>-0.4839193</text:p>
          </table:table-cell>
          <table:table-cell table:formula="of:=[.$N$1]*[.D163]" office:value-type="float" office:value="-0.0230123178339877" calcext:value-type="float">
            <text:p>-0.023012317833988</text:p>
          </table:table-cell>
          <table:table-cell table:number-columns-repeated="12"/>
        </table:table-row>
        <table:table-row table:style-name="ro1">
          <table:table-cell office:value-type="time" office:time-value="PT11H04M06.386S" calcext:value-type="time">
            <text:p>11:04:06.39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4388344" calcext:value-type="float">
            <text:p>-4.39E-10</text:p>
          </table:table-cell>
          <table:table-cell table:formula="of:=[.C164]*10^9" office:value-type="float" office:value="-0.4388344" calcext:value-type="float">
            <text:p>-0.4388344</text:p>
          </table:table-cell>
          <table:table-cell table:formula="of:=[.$N$1]*[.D164]" office:value-type="float" office:value="-0.0208683486880711" calcext:value-type="float">
            <text:p>-0.020868348688071</text:p>
          </table:table-cell>
          <table:table-cell table:number-columns-repeated="12"/>
        </table:table-row>
        <table:table-row table:style-name="ro1">
          <table:table-cell office:value-type="time" office:time-value="PT11H04M06.769S" calcext:value-type="time">
            <text:p>11:04:06.77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2224714" calcext:value-type="float">
            <text:p>-2.22E-10</text:p>
          </table:table-cell>
          <table:table-cell table:formula="of:=[.C165]*10^9" office:value-type="float" office:value="-0.2224714" calcext:value-type="float">
            <text:p>-0.2224714</text:p>
          </table:table-cell>
          <table:table-cell table:formula="of:=[.$N$1]*[.D165]" office:value-type="float" office:value="-0.0105794138935401" calcext:value-type="float">
            <text:p>-0.01057941389354</text:p>
          </table:table-cell>
          <table:table-cell/>
          <table:table-cell office:value-type="float" office:value="-160" calcext:value-type="float">
            <text:p>-160</text:p>
          </table:table-cell>
          <table:table-cell table:formula="of:=AVERAGE([.D164:.D168])" office:value-type="float" office:value="-0.25087908" calcext:value-type="float">
            <text:p>-0.25087908</text:p>
          </table:table-cell>
          <table:table-cell office:value-type="float" office:value="0.05" calcext:value-type="float">
            <text:p>0.05</text:p>
          </table:table-cell>
          <table:table-cell table:formula="of:=(MAX([.D164:.D168])-MIN([.D164:.D168]))/2" office:value-type="float" office:value="0.3839169" calcext:value-type="float">
            <text:p>0.3839169</text:p>
          </table:table-cell>
          <table:table-cell table:number-columns-repeated="7"/>
        </table:table-row>
        <table:table-row table:style-name="ro1">
          <table:table-cell office:value-type="time" office:time-value="PT11H04M07.153S" calcext:value-type="time">
            <text:p>11:04:07.15</text:p>
          </table:table-cell>
          <table:table-cell office:value-type="float" office:value="-160" calcext:value-type="float">
            <text:p>-160</text:p>
          </table:table-cell>
          <table:table-cell office:value-type="float" office:value="0.0000000002784715" calcext:value-type="float">
            <text:p>2.78E-10</text:p>
          </table:table-cell>
          <table:table-cell table:formula="of:=[.C166]*10^9" office:value-type="float" office:value="0.2784715" calcext:value-type="float">
            <text:p>0.2784715</text:p>
          </table:table-cell>
          <table:table-cell table:formula="of:=[.$N$1]*[.D166]" office:value-type="float" office:value="0.0132424448987823" calcext:value-type="float">
            <text:p>0.013242444898782</text:p>
          </table:table-cell>
          <table:table-cell table:number-columns-repeated="12"/>
        </table:table-row>
        <table:table-row table:style-name="ro1">
          <table:table-cell office:value-type="time" office:time-value="PT11H04M07.537S" calcext:value-type="time">
            <text:p>11:04:07.54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4893623" calcext:value-type="float">
            <text:p>-4.89E-10</text:p>
          </table:table-cell>
          <table:table-cell table:formula="of:=[.C167]*10^9" office:value-type="float" office:value="-0.4893623" calcext:value-type="float">
            <text:p>-0.4893623</text:p>
          </table:table-cell>
          <table:table-cell table:formula="of:=[.$N$1]*[.D167]" office:value-type="float" office:value="-0.0232711544746639" calcext:value-type="float">
            <text:p>-0.023271154474664</text:p>
          </table:table-cell>
          <table:table-cell table:number-columns-repeated="12"/>
        </table:table-row>
        <table:table-row table:style-name="ro1">
          <table:table-cell office:value-type="time" office:time-value="PT11H04M07.921S" calcext:value-type="time">
            <text:p>11:04:07.92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3821988" calcext:value-type="float">
            <text:p>-3.82E-10</text:p>
          </table:table-cell>
          <table:table-cell table:formula="of:=[.C168]*10^9" office:value-type="float" office:value="-0.3821988" calcext:value-type="float">
            <text:p>-0.3821988</text:p>
          </table:table-cell>
          <table:table-cell table:formula="of:=[.$N$1]*[.D168]" office:value-type="float" office:value="-0.0181750970902973" calcext:value-type="float">
            <text:p>-0.018175097090297</text:p>
          </table:table-cell>
          <table:table-cell table:number-columns-repeated="12"/>
        </table:table-row>
        <table:table-row table:style-name="ro1">
          <table:table-cell office:value-type="time" office:time-value="PT11H04M08.306S" calcext:value-type="time">
            <text:p>11:04:08.31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426618" calcext:value-type="float">
            <text:p>-4.27E-10</text:p>
          </table:table-cell>
          <table:table-cell table:formula="of:=[.C169]*10^9" office:value-type="float" office:value="-0.426618" calcext:value-type="float">
            <text:p>-0.426618</text:p>
          </table:table-cell>
          <table:table-cell table:formula="of:=[.$N$1]*[.D169]" office:value-type="float" office:value="-0.0202874095116689" calcext:value-type="float">
            <text:p>-0.020287409511669</text:p>
          </table:table-cell>
          <table:table-cell table:number-columns-repeated="12"/>
        </table:table-row>
        <table:table-row table:style-name="ro1">
          <table:table-cell office:value-type="time" office:time-value="PT11H04M08.689S" calcext:value-type="time">
            <text:p>11:04:08.69</text:p>
          </table:table-cell>
          <table:table-cell office:value-type="float" office:value="-165" calcext:value-type="float">
            <text:p>-165</text:p>
          </table:table-cell>
          <table:table-cell office:value-type="float" office:value="0.0000000002420734" calcext:value-type="float">
            <text:p>2.42E-10</text:p>
          </table:table-cell>
          <table:table-cell table:formula="of:=[.C170]*10^9" office:value-type="float" office:value="0.2420734" calcext:value-type="float">
            <text:p>0.2420734</text:p>
          </table:table-cell>
          <table:table-cell table:formula="of:=[.$N$1]*[.D170]" office:value-type="float" office:value="0.0115115681890638" calcext:value-type="float">
            <text:p>0.011511568189064</text:p>
          </table:table-cell>
          <table:table-cell/>
          <table:table-cell office:value-type="float" office:value="-165" calcext:value-type="float">
            <text:p>-165</text:p>
          </table:table-cell>
          <table:table-cell table:formula="of:=AVERAGE([.D169:.D173])" office:value-type="float" office:value="-0.30152278" calcext:value-type="float">
            <text:p>-0.30152278</text:p>
          </table:table-cell>
          <table:table-cell office:value-type="float" office:value="0.05" calcext:value-type="float">
            <text:p>0.05</text:p>
          </table:table-cell>
          <table:table-cell table:formula="of:=(MAX([.D169:.D173])-MIN([.D169:.D173]))/2" office:value-type="float" office:value="0.39164645" calcext:value-type="float">
            <text:p>0.39164645</text:p>
          </table:table-cell>
          <table:table-cell table:number-columns-repeated="7"/>
        </table:table-row>
        <table:table-row table:style-name="ro1">
          <table:table-cell office:value-type="time" office:time-value="PT11H04M09.073S" calcext:value-type="time">
            <text:p>11:04:09.07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309856" calcext:value-type="float">
            <text:p>-3.10E-10</text:p>
          </table:table-cell>
          <table:table-cell table:formula="of:=[.C171]*10^9" office:value-type="float" office:value="-0.309856" calcext:value-type="float">
            <text:p>-0.309856</text:p>
          </table:table-cell>
          <table:table-cell table:formula="of:=[.$N$1]*[.D171]" office:value-type="float" office:value="-0.014734904672676" calcext:value-type="float">
            <text:p>-0.014734904672676</text:p>
          </table:table-cell>
          <table:table-cell table:number-columns-repeated="12"/>
        </table:table-row>
        <table:table-row table:style-name="ro1">
          <table:table-cell office:value-type="time" office:time-value="PT11H04M09.456S" calcext:value-type="time">
            <text:p>11:04:09.46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5412195" calcext:value-type="float">
            <text:p>-5.41E-10</text:p>
          </table:table-cell>
          <table:table-cell table:formula="of:=[.C172]*10^9" office:value-type="float" office:value="-0.5412195" calcext:value-type="float">
            <text:p>-0.5412195</text:p>
          </table:table-cell>
          <table:table-cell table:formula="of:=[.$N$1]*[.D172]" office:value-type="float" office:value="-0.0257371738468623" calcext:value-type="float">
            <text:p>-0.025737173846862</text:p>
          </table:table-cell>
          <table:table-cell table:number-columns-repeated="12"/>
        </table:table-row>
        <table:table-row table:style-name="ro1">
          <table:table-cell office:value-type="time" office:time-value="PT11H04M09.84S" calcext:value-type="time">
            <text:p>11:04:09.84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4719938" calcext:value-type="float">
            <text:p>-4.72E-10</text:p>
          </table:table-cell>
          <table:table-cell table:formula="of:=[.C173]*10^9" office:value-type="float" office:value="-0.4719938" calcext:value-type="float">
            <text:p>-0.4719938</text:p>
          </table:table-cell>
          <table:table-cell table:formula="of:=[.$N$1]*[.D173]" office:value-type="float" office:value="-0.0224452121278726" calcext:value-type="float">
            <text:p>-0.022445212127873</text:p>
          </table:table-cell>
          <table:table-cell table:number-columns-repeated="12"/>
        </table:table-row>
        <table:table-row table:style-name="ro1">
          <table:table-cell office:value-type="time" office:time-value="PT11H04M10.225S" calcext:value-type="time">
            <text:p>11:04:10.23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04733233" calcext:value-type="float">
            <text:p>-4.73E-10</text:p>
          </table:table-cell>
          <table:table-cell table:formula="of:=[.C174]*10^9" office:value-type="float" office:value="-0.4733233" calcext:value-type="float">
            <text:p>-0.4733233</text:p>
          </table:table-cell>
          <table:table-cell table:formula="of:=[.$N$1]*[.D174]" office:value-type="float" office:value="-0.0225084352242862" calcext:value-type="float">
            <text:p>-0.022508435224286</text:p>
          </table:table-cell>
          <table:table-cell table:number-columns-repeated="12"/>
        </table:table-row>
        <table:table-row table:style-name="ro1">
          <table:table-cell office:value-type="time" office:time-value="PT11H04M10.608S" calcext:value-type="time">
            <text:p>11:04:10.61</text:p>
          </table:table-cell>
          <table:table-cell office:value-type="float" office:value="-170" calcext:value-type="float">
            <text:p>-170</text:p>
          </table:table-cell>
          <table:table-cell office:value-type="float" office:value="0.00000000004375261" calcext:value-type="float">
            <text:p>4.38E-11</text:p>
          </table:table-cell>
          <table:table-cell table:formula="of:=[.C175]*10^9" office:value-type="float" office:value="0.04375261" calcext:value-type="float">
            <text:p>0.04375261</text:p>
          </table:table-cell>
          <table:table-cell table:formula="of:=[.$N$1]*[.D175]" office:value-type="float" office:value="0.00208061337373093" calcext:value-type="float">
            <text:p>0.002080613373731</text:p>
          </table:table-cell>
          <table:table-cell/>
          <table:table-cell office:value-type="float" office:value="-170" calcext:value-type="float">
            <text:p>-170</text:p>
          </table:table-cell>
          <table:table-cell table:formula="of:=AVERAGE([.D174:.D178])" office:value-type="float" office:value="-0.475858518" calcext:value-type="float">
            <text:p>-0.475858518</text:p>
          </table:table-cell>
          <table:table-cell office:value-type="float" office:value="0.05" calcext:value-type="float">
            <text:p>0.05</text:p>
          </table:table-cell>
          <table:table-cell table:formula="of:=(MAX([.D174:.D178])-MIN([.D174:.D178]))/2" office:value-type="float" office:value="0.451091705" calcext:value-type="float">
            <text:p>0.451091705</text:p>
          </table:table-cell>
          <table:table-cell table:number-columns-repeated="7"/>
        </table:table-row>
        <table:table-row table:style-name="ro1">
          <table:table-cell office:value-type="time" office:time-value="PT11H04M10.992S" calcext:value-type="time">
            <text:p>11:04:10.99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05464978" calcext:value-type="float">
            <text:p>-5.46E-10</text:p>
          </table:table-cell>
          <table:table-cell table:formula="of:=[.C176]*10^9" office:value-type="float" office:value="-0.5464978" calcext:value-type="float">
            <text:p>-0.5464978</text:p>
          </table:table-cell>
          <table:table-cell table:formula="of:=[.$N$1]*[.D176]" office:value-type="float" office:value="-0.0259881783371216" calcext:value-type="float">
            <text:p>-0.025988178337122</text:p>
          </table:table-cell>
          <table:table-cell table:number-columns-repeated="12"/>
        </table:table-row>
        <table:table-row table:style-name="ro1">
          <table:table-cell office:value-type="time" office:time-value="PT11H04M11.376S" calcext:value-type="time">
            <text:p>11:04:11.38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08584308" calcext:value-type="float">
            <text:p>-8.58E-10</text:p>
          </table:table-cell>
          <table:table-cell table:formula="of:=[.C177]*10^9" office:value-type="float" office:value="-0.8584308" calcext:value-type="float">
            <text:p>-0.8584308</text:p>
          </table:table-cell>
          <table:table-cell table:formula="of:=[.$N$1]*[.D177]" office:value-type="float" office:value="-0.0408218527512425" calcext:value-type="float">
            <text:p>-0.040821852751243</text:p>
          </table:table-cell>
          <table:table-cell table:number-columns-repeated="12"/>
        </table:table-row>
        <table:table-row table:style-name="ro1">
          <table:table-cell office:value-type="time" office:time-value="PT11H04M11.76S" calcext:value-type="time">
            <text:p>11:04:11.76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05447933" calcext:value-type="float">
            <text:p>-5.45E-10</text:p>
          </table:table-cell>
          <table:table-cell table:formula="of:=[.C178]*10^9" office:value-type="float" office:value="-0.5447933" calcext:value-type="float">
            <text:p>-0.5447933</text:p>
          </table:table-cell>
          <table:table-cell table:formula="of:=[.$N$1]*[.D178]" office:value-type="float" office:value="-0.0259071224756421" calcext:value-type="float">
            <text:p>-0.025907122475642</text:p>
          </table:table-cell>
          <table:table-cell table:number-columns-repeated="12"/>
        </table:table-row>
        <table:table-row table:style-name="ro1">
          <table:table-cell office:value-type="time" office:time-value="PT11H04M12.144S" calcext:value-type="time">
            <text:p>11:04:12.14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1341934" calcext:value-type="float">
            <text:p>-1.34E-09</text:p>
          </table:table-cell>
          <table:table-cell table:formula="of:=[.C179]*10^9" office:value-type="float" office:value="-1.341934" calcext:value-type="float">
            <text:p>-1.341934</text:p>
          </table:table-cell>
          <table:table-cell table:formula="of:=[.$N$1]*[.D179]" office:value-type="float" office:value="-0.0638143833491131" calcext:value-type="float">
            <text:p>-0.063814383349113</text:p>
          </table:table-cell>
          <table:table-cell table:number-columns-repeated="12"/>
        </table:table-row>
        <table:table-row table:style-name="ro1">
          <table:table-cell office:value-type="time" office:time-value="PT11H04M12.527S" calcext:value-type="time">
            <text:p>11:04:12.53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06586052" calcext:value-type="float">
            <text:p>-6.59E-10</text:p>
          </table:table-cell>
          <table:table-cell table:formula="of:=[.C180]*10^9" office:value-type="float" office:value="-0.6586052" calcext:value-type="float">
            <text:p>-0.6586052</text:p>
          </table:table-cell>
          <table:table-cell table:formula="of:=[.$N$1]*[.D180]" office:value-type="float" office:value="-0.0313193381407128" calcext:value-type="float">
            <text:p>-0.031319338140713</text:p>
          </table:table-cell>
          <table:table-cell/>
          <table:table-cell office:value-type="float" office:value="-175" calcext:value-type="float">
            <text:p>-175</text:p>
          </table:table-cell>
          <table:table-cell table:formula="of:=AVERAGE([.D179:.D183])" office:value-type="float" office:value="-1.30498644" calcext:value-type="float">
            <text:p>-1.30498644</text:p>
          </table:table-cell>
          <table:table-cell office:value-type="float" office:value="0.05" calcext:value-type="float">
            <text:p>0.05</text:p>
          </table:table-cell>
          <table:table-cell table:formula="of:=(MAX([.D179:.D183])-MIN([.D179:.D183]))/2" office:value-type="float" office:value="0.5590049" calcext:value-type="float">
            <text:p>0.5590049</text:p>
          </table:table-cell>
          <table:table-cell table:number-columns-repeated="7"/>
        </table:table-row>
        <table:table-row table:style-name="ro1">
          <table:table-cell office:value-type="time" office:time-value="PT11H04M12.912S" calcext:value-type="time">
            <text:p>11:04:12.91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1519488" calcext:value-type="float">
            <text:p>-1.52E-09</text:p>
          </table:table-cell>
          <table:table-cell table:formula="of:=[.C181]*10^9" office:value-type="float" office:value="-1.519488" calcext:value-type="float">
            <text:p>-1.519488</text:p>
          </table:table-cell>
          <table:table-cell table:formula="of:=[.$N$1]*[.D181]" office:value-type="float" office:value="-0.072257793398466" calcext:value-type="float">
            <text:p>-0.072257793398466</text:p>
          </table:table-cell>
          <table:table-cell table:number-columns-repeated="12"/>
        </table:table-row>
        <table:table-row table:style-name="ro1">
          <table:table-cell office:value-type="time" office:time-value="PT11H04M13.296S" calcext:value-type="time">
            <text:p>11:04:13.30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1776615" calcext:value-type="float">
            <text:p>-1.78E-09</text:p>
          </table:table-cell>
          <table:table-cell table:formula="of:=[.C182]*10^9" office:value-type="float" office:value="-1.776615" calcext:value-type="float">
            <text:p>-1.776615</text:p>
          </table:table-cell>
          <table:table-cell table:formula="of:=[.$N$1]*[.D182]" office:value-type="float" office:value="-0.0844852210867185" calcext:value-type="float">
            <text:p>-0.084485221086719</text:p>
          </table:table-cell>
          <table:table-cell table:number-columns-repeated="12"/>
        </table:table-row>
        <table:table-row table:style-name="ro1">
          <table:table-cell office:value-type="time" office:time-value="PT11H04M13.68S" calcext:value-type="time">
            <text:p>11:04:13.68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122829" calcext:value-type="float">
            <text:p>-1.23E-09</text:p>
          </table:table-cell>
          <table:table-cell table:formula="of:=[.C183]*10^9" office:value-type="float" office:value="-1.22829" calcext:value-type="float">
            <text:p>-1.22829</text:p>
          </table:table-cell>
          <table:table-cell table:formula="of:=[.$N$1]*[.D183]" office:value-type="float" office:value="-0.0584101520073879" calcext:value-type="float">
            <text:p>-0.058410152007388</text:p>
          </table:table-cell>
          <table:table-cell table:number-columns-repeated="12"/>
        </table:table-row>
        <table:table-row table:style-name="ro1">
          <table:table-cell office:value-type="time" office:time-value="PT11H04M14.064S" calcext:value-type="time">
            <text:p>11:04:14.06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415952" calcext:value-type="float">
            <text:p>-4.16E-09</text:p>
          </table:table-cell>
          <table:table-cell table:formula="of:=[.C184]*10^9" office:value-type="float" office:value="-4.15952" calcext:value-type="float">
            <text:p>-4.15952</text:p>
          </table:table-cell>
          <table:table-cell table:formula="of:=[.$N$1]*[.D184]" office:value-type="float" office:value="-0.197801981191551" calcext:value-type="float">
            <text:p>-0.197801981191551</text:p>
          </table:table-cell>
          <table:table-cell table:number-columns-repeated="12"/>
        </table:table-row>
        <table:table-row table:style-name="ro1">
          <table:table-cell office:value-type="time" office:time-value="PT11H04M14.447S" calcext:value-type="time">
            <text:p>11:04:14.45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434248" calcext:value-type="float">
            <text:p>-4.34E-09</text:p>
          </table:table-cell>
          <table:table-cell table:formula="of:=[.C185]*10^9" office:value-type="float" office:value="-4.34248" calcext:value-type="float">
            <text:p>-4.34248</text:p>
          </table:table-cell>
          <table:table-cell table:formula="of:=[.$N$1]*[.D185]" office:value-type="float" office:value="-0.206502468382094" calcext:value-type="float">
            <text:p>-0.206502468382094</text:p>
          </table:table-cell>
          <table:table-cell/>
          <table:table-cell office:value-type="float" office:value="-180" calcext:value-type="float">
            <text:p>-180</text:p>
          </table:table-cell>
          <table:table-cell table:formula="of:=AVERAGE([.D184:.D188])" office:value-type="float" office:value="-4.5734494" calcext:value-type="float">
            <text:p>-4.5734494</text:p>
          </table:table-cell>
          <table:table-cell office:value-type="float" office:value="0.05" calcext:value-type="float">
            <text:p>0.05</text:p>
          </table:table-cell>
          <table:table-cell table:formula="of:=(MAX([.D184:.D188])-MIN([.D184:.D188]))/2" office:value-type="float" office:value="0.3885135" calcext:value-type="float">
            <text:p>0.3885135</text:p>
          </table:table-cell>
          <table:table-cell table:number-columns-repeated="7"/>
        </table:table-row>
        <table:table-row table:style-name="ro1">
          <table:table-cell office:value-type="time" office:time-value="PT11H04M14.831S" calcext:value-type="time">
            <text:p>11:04:14.83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4936547" calcext:value-type="float">
            <text:p>-4.94E-09</text:p>
          </table:table-cell>
          <table:table-cell table:formula="of:=[.C186]*10^9" office:value-type="float" office:value="-4.936547" calcext:value-type="float">
            <text:p>-4.936547</text:p>
          </table:table-cell>
          <table:table-cell table:formula="of:=[.$N$1]*[.D186]" office:value-type="float" office:value="-0.23475275436714" calcext:value-type="float">
            <text:p>-0.23475275436714</text:p>
          </table:table-cell>
          <table:table-cell table:number-columns-repeated="12"/>
        </table:table-row>
        <table:table-row table:style-name="ro1">
          <table:table-cell office:value-type="time" office:time-value="PT11H04M15.215S" calcext:value-type="time">
            <text:p>11:04:15.22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4871604" calcext:value-type="float">
            <text:p>-4.87E-09</text:p>
          </table:table-cell>
          <table:table-cell table:formula="of:=[.C187]*10^9" office:value-type="float" office:value="-4.871604" calcext:value-type="float">
            <text:p>-4.871604</text:p>
          </table:table-cell>
          <table:table-cell table:formula="of:=[.$N$1]*[.D187]" office:value-type="float" office:value="-0.231664452336011" calcext:value-type="float">
            <text:p>-0.231664452336011</text:p>
          </table:table-cell>
          <table:table-cell table:number-columns-repeated="12"/>
        </table:table-row>
        <table:table-row table:style-name="ro1">
          <table:table-cell office:value-type="time" office:time-value="PT11H04M15.599S" calcext:value-type="time">
            <text:p>11:04:15.60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4557096" calcext:value-type="float">
            <text:p>-4.56E-09</text:p>
          </table:table-cell>
          <table:table-cell table:formula="of:=[.C188]*10^9" office:value-type="float" office:value="-4.557096" calcext:value-type="float">
            <text:p>-4.557096</text:p>
          </table:table-cell>
          <table:table-cell table:formula="of:=[.$N$1]*[.D188]" office:value-type="float" office:value="-0.216708326268438" calcext:value-type="float">
            <text:p>-0.216708326268438</text:p>
          </table:table-cell>
          <table:table-cell table:number-columns-repeated="12"/>
        </table:table-row>
        <table:table-row table:style-name="ro1">
          <table:table-cell office:value-type="time" office:time-value="PT11H04M15.983S" calcext:value-type="time">
            <text:p>11:04:15.98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148472" calcext:value-type="float">
            <text:p>-1.48E-08</text:p>
          </table:table-cell>
          <table:table-cell table:formula="of:=[.C189]*10^9" office:value-type="float" office:value="-14.8472" calcext:value-type="float">
            <text:p>-14.8472</text:p>
          </table:table-cell>
          <table:table-cell table:formula="of:=[.$N$1]*[.D189]" office:value-type="float" office:value="-0.706044345296379" calcext:value-type="float">
            <text:p>-0.706044345296379</text:p>
          </table:table-cell>
          <table:table-cell table:number-columns-repeated="12"/>
        </table:table-row>
        <table:table-row table:style-name="ro1">
          <table:table-cell office:value-type="time" office:time-value="PT11H04M16.365S" calcext:value-type="time">
            <text:p>11:04:16.37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1541621" calcext:value-type="float">
            <text:p>-1.54E-08</text:p>
          </table:table-cell>
          <table:table-cell table:formula="of:=[.C190]*10^9" office:value-type="float" office:value="-15.41621" calcext:value-type="float">
            <text:p>-15.41621</text:p>
          </table:table-cell>
          <table:table-cell table:formula="of:=[.$N$1]*[.D190]" office:value-type="float" office:value="-0.733103069696744" calcext:value-type="float">
            <text:p>-0.733103069696744</text:p>
          </table:table-cell>
          <table:table-cell/>
          <table:table-cell office:value-type="float" office:value="-185" calcext:value-type="float">
            <text:p>-185</text:p>
          </table:table-cell>
          <table:table-cell table:formula="of:=AVERAGE([.D189:.D193])" office:value-type="float" office:value="-15.561914" calcext:value-type="float">
            <text:p>-15.561914</text:p>
          </table:table-cell>
          <table:table-cell office:value-type="float" office:value="0.05" calcext:value-type="float">
            <text:p>0.05</text:p>
          </table:table-cell>
          <table:table-cell table:formula="of:=(MAX([.D189:.D193])-MIN([.D189:.D193]))/2" office:value-type="float" office:value="0.58847" calcext:value-type="float">
            <text:p>0.58847</text:p>
          </table:table-cell>
          <table:table-cell table:number-columns-repeated="7"/>
        </table:table-row>
        <table:table-row table:style-name="ro1">
          <table:table-cell office:value-type="time" office:time-value="PT11H04M16.749S" calcext:value-type="time">
            <text:p>11:04:16.75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1602414" calcext:value-type="float">
            <text:p>-1.60E-08</text:p>
          </table:table-cell>
          <table:table-cell table:formula="of:=[.C191]*10^9" office:value-type="float" office:value="-16.02414" calcext:value-type="float">
            <text:p>-16.02414</text:p>
          </table:table-cell>
          <table:table-cell table:formula="of:=[.$N$1]*[.D191]" office:value-type="float" office:value="-0.762012597340746" calcext:value-type="float">
            <text:p>-0.762012597340746</text:p>
          </table:table-cell>
          <table:table-cell table:number-columns-repeated="12"/>
        </table:table-row>
        <table:table-row table:style-name="ro1">
          <table:table-cell office:value-type="time" office:time-value="PT11H04M17.133S" calcext:value-type="time">
            <text:p>11:04:17.13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1586053" calcext:value-type="float">
            <text:p>-1.59E-08</text:p>
          </table:table-cell>
          <table:table-cell table:formula="of:=[.C192]*10^9" office:value-type="float" office:value="-15.86053" calcext:value-type="float">
            <text:p>-15.86053</text:p>
          </table:table-cell>
          <table:table-cell table:formula="of:=[.$N$1]*[.D192]" office:value-type="float" office:value="-0.754232280827603" calcext:value-type="float">
            <text:p>-0.754232280827603</text:p>
          </table:table-cell>
          <table:table-cell table:number-columns-repeated="12"/>
        </table:table-row>
        <table:table-row table:style-name="ro1">
          <table:table-cell office:value-type="time" office:time-value="PT11H04M17.518S" calcext:value-type="time">
            <text:p>11:04:17.52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1566149" calcext:value-type="float">
            <text:p>-1.57E-08</text:p>
          </table:table-cell>
          <table:table-cell table:formula="of:=[.C193]*10^9" office:value-type="float" office:value="-15.66149" calcext:value-type="float">
            <text:p>-15.66149</text:p>
          </table:table-cell>
          <table:table-cell table:formula="of:=[.$N$1]*[.D193]" office:value-type="float" office:value="-0.744767124671035" calcext:value-type="float">
            <text:p>-0.744767124671035</text:p>
          </table:table-cell>
          <table:table-cell table:number-columns-repeated="12"/>
        </table:table-row>
        <table:table-row table:style-name="ro1">
          <table:table-cell office:value-type="time" office:time-value="PT11H04M17.902S" calcext:value-type="time">
            <text:p>11:04:17.90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4196227" calcext:value-type="float">
            <text:p>-4.20E-08</text:p>
          </table:table-cell>
          <table:table-cell table:formula="of:=[.C194]*10^9" office:value-type="float" office:value="-41.96227" calcext:value-type="float">
            <text:p>-41.96227</text:p>
          </table:table-cell>
          <table:table-cell table:formula="of:=[.$N$1]*[.D194]" office:value-type="float" office:value="-1.9954754734428" calcext:value-type="float">
            <text:p>-1.9954754734428</text:p>
          </table:table-cell>
          <table:table-cell table:number-columns-repeated="12"/>
        </table:table-row>
        <table:table-row table:style-name="ro1">
          <table:table-cell office:value-type="time" office:time-value="PT11H04M18.284S" calcext:value-type="time">
            <text:p>11:04:18.28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4271207" calcext:value-type="float">
            <text:p>-4.27E-08</text:p>
          </table:table-cell>
          <table:table-cell table:formula="of:=[.C195]*10^9" office:value-type="float" office:value="-42.71207" calcext:value-type="float">
            <text:p>-42.71207</text:p>
          </table:table-cell>
          <table:table-cell table:formula="of:=[.$N$1]*[.D195]" office:value-type="float" office:value="-2.03113149276652" calcext:value-type="float">
            <text:p>-2.03113149276652</text:p>
          </table:table-cell>
          <table:table-cell/>
          <table:table-cell office:value-type="float" office:value="-190" calcext:value-type="float">
            <text:p>-190</text:p>
          </table:table-cell>
          <table:table-cell table:formula="of:=AVERAGE([.D194:.D198])" office:value-type="float" office:value="-42.638416" calcext:value-type="float">
            <text:p>-42.638416</text:p>
          </table:table-cell>
          <table:table-cell office:value-type="float" office:value="0.05" calcext:value-type="float">
            <text:p>0.05</text:p>
          </table:table-cell>
          <table:table-cell table:formula="of:=(MAX([.D194:.D198])-MIN([.D194:.D198]))/2" office:value-type="float" office:value="0.679459999999999" calcext:value-type="float">
            <text:p>0.679459999999999</text:p>
          </table:table-cell>
          <table:table-cell table:number-columns-repeated="7"/>
        </table:table-row>
        <table:table-row table:style-name="ro1">
          <table:table-cell office:value-type="time" office:time-value="PT11H04M18.668S" calcext:value-type="time">
            <text:p>11:04:18.67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4332119" calcext:value-type="float">
            <text:p>-4.33E-08</text:p>
          </table:table-cell>
          <table:table-cell table:formula="of:=[.C196]*10^9" office:value-type="float" office:value="-43.32119" calcext:value-type="float">
            <text:p>-43.32119</text:p>
          </table:table-cell>
          <table:table-cell table:formula="of:=[.$N$1]*[.D196]" office:value-type="float" office:value="-2.06009760971833" calcext:value-type="float">
            <text:p>-2.06009760971833</text:p>
          </table:table-cell>
          <table:table-cell table:number-columns-repeated="12"/>
        </table:table-row>
        <table:table-row table:style-name="ro1">
          <table:table-cell office:value-type="time" office:time-value="PT11H04M19.052S" calcext:value-type="time">
            <text:p>11:04:19.05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4270812" calcext:value-type="float">
            <text:p>-4.27E-08</text:p>
          </table:table-cell>
          <table:table-cell table:formula="of:=[.C197]*10^9" office:value-type="float" office:value="-42.70812" calcext:value-type="float">
            <text:p>-42.70812</text:p>
          </table:table-cell>
          <table:table-cell table:formula="of:=[.$N$1]*[.D197]" office:value-type="float" office:value="-2.03094365430783" calcext:value-type="float">
            <text:p>-2.03094365430783</text:p>
          </table:table-cell>
          <table:table-cell table:number-columns-repeated="12"/>
        </table:table-row>
        <table:table-row table:style-name="ro1">
          <table:table-cell office:value-type="time" office:time-value="PT11H04M19.436S" calcext:value-type="time">
            <text:p>11:04:19.44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4248843" calcext:value-type="float">
            <text:p>-4.25E-08</text:p>
          </table:table-cell>
          <table:table-cell table:formula="of:=[.C198]*10^9" office:value-type="float" office:value="-42.48843" calcext:value-type="float">
            <text:p>-42.48843</text:p>
          </table:table-cell>
          <table:table-cell table:formula="of:=[.$N$1]*[.D198]" office:value-type="float" office:value="-2.02049650722163" calcext:value-type="float">
            <text:p>-2.02049650722163</text:p>
          </table:table-cell>
          <table:table-cell table:number-columns-repeated="12"/>
        </table:table-row>
        <table:table-row table:style-name="ro1">
          <table:table-cell office:value-type="time" office:time-value="PT11H04M19.821S" calcext:value-type="time">
            <text:p>11:04:19.82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913581" calcext:value-type="float">
            <text:p>-9.14E-08</text:p>
          </table:table-cell>
          <table:table-cell table:formula="of:=[.C199]*10^9" office:value-type="float" office:value="-91.3581" calcext:value-type="float">
            <text:p>-91.3581</text:p>
          </table:table-cell>
          <table:table-cell table:formula="of:=[.$N$1]*[.D199]" office:value-type="float" office:value="-4.34444675777394" calcext:value-type="float">
            <text:p>-4.34444675777394</text:p>
          </table:table-cell>
          <table:table-cell table:number-columns-repeated="12"/>
        </table:table-row>
        <table:table-row table:style-name="ro1">
          <table:table-cell office:value-type="time" office:time-value="PT11H04M20.204S" calcext:value-type="time">
            <text:p>11:04:20.20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9205895" calcext:value-type="float">
            <text:p>-9.21E-08</text:p>
          </table:table-cell>
          <table:table-cell table:formula="of:=[.C200]*10^9" office:value-type="float" office:value="-92.05895" calcext:value-type="float">
            <text:p>-92.05895</text:p>
          </table:table-cell>
          <table:table-cell table:formula="of:=[.$N$1]*[.D200]" office:value-type="float" office:value="-4.37777500683106" calcext:value-type="float">
            <text:p>-4.37777500683106</text:p>
          </table:table-cell>
          <table:table-cell/>
          <table:table-cell office:value-type="float" office:value="-195" calcext:value-type="float">
            <text:p>-195</text:p>
          </table:table-cell>
          <table:table-cell table:formula="of:=AVERAGE([.D199:.D203])" office:value-type="float" office:value="-91.817872" calcext:value-type="float">
            <text:p>-91.817872</text:p>
          </table:table-cell>
          <table:table-cell office:value-type="float" office:value="0.05" calcext:value-type="float">
            <text:p>0.05</text:p>
          </table:table-cell>
          <table:table-cell table:formula="of:=(MAX([.D199:.D203])-MIN([.D199:.D203]))/2" office:value-type="float" office:value="0.454029999999996" calcext:value-type="float">
            <text:p>0.454029999999996</text:p>
          </table:table-cell>
          <table:table-cell table:number-columns-repeated="7"/>
        </table:table-row>
        <table:table-row table:style-name="ro1">
          <table:table-cell office:value-type="time" office:time-value="PT11H04M20.587S" calcext:value-type="time">
            <text:p>11:04:20.59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9226616" calcext:value-type="float">
            <text:p>-9.23E-08</text:p>
          </table:table-cell>
          <table:table-cell table:formula="of:=[.C201]*10^9" office:value-type="float" office:value="-92.26616" calcext:value-type="float">
            <text:p>-92.26616</text:p>
          </table:table-cell>
          <table:table-cell table:formula="of:=[.$N$1]*[.D201]" office:value-type="float" office:value="-4.38762867949586" calcext:value-type="float">
            <text:p>-4.38762867949586</text:p>
          </table:table-cell>
          <table:table-cell table:number-columns-repeated="12"/>
        </table:table-row>
        <table:table-row table:style-name="ro1">
          <table:table-cell office:value-type="time" office:time-value="PT11H04M20.971S" calcext:value-type="time">
            <text:p>11:04:20.97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9185973" calcext:value-type="float">
            <text:p>-9.19E-08</text:p>
          </table:table-cell>
          <table:table-cell table:formula="of:=[.C202]*10^9" office:value-type="float" office:value="-91.85973" calcext:value-type="float">
            <text:p>-91.85973</text:p>
          </table:table-cell>
          <table:table-cell table:formula="of:=[.$N$1]*[.D202]" office:value-type="float" office:value="-4.36830129094726" calcext:value-type="float">
            <text:p>-4.36830129094726</text:p>
          </table:table-cell>
          <table:table-cell table:number-columns-repeated="12"/>
        </table:table-row>
        <table:table-row table:style-name="ro1">
          <table:table-cell office:value-type="time" office:time-value="PT11H04M21.355S" calcext:value-type="time">
            <text:p>11:04:21.36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9154642" calcext:value-type="float">
            <text:p>-9.15E-08</text:p>
          </table:table-cell>
          <table:table-cell table:formula="of:=[.C203]*10^9" office:value-type="float" office:value="-91.54642" calcext:value-type="float">
            <text:p>-91.54642</text:p>
          </table:table-cell>
          <table:table-cell table:formula="of:=[.$N$1]*[.D203]" office:value-type="float" office:value="-4.35340213461982" calcext:value-type="float">
            <text:p>-4.35340213461982</text:p>
          </table:table-cell>
          <table:table-cell table:number-columns-repeated="12"/>
        </table:table-row>
        <table:table-row table:style-name="ro1">
          <table:table-cell office:value-type="time" office:time-value="PT11H04M21.74S" calcext:value-type="time">
            <text:p>11:04:21.74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1595469" calcext:value-type="float">
            <text:p>-1.60E-07</text:p>
          </table:table-cell>
          <table:table-cell table:formula="of:=[.C204]*10^9" office:value-type="float" office:value="-159.5469" calcext:value-type="float">
            <text:p>-159.5469</text:p>
          </table:table-cell>
          <table:table-cell table:formula="of:=[.$N$1]*[.D204]" office:value-type="float" office:value="-7.58709969250545" calcext:value-type="float">
            <text:p>-7.58709969250545</text:p>
          </table:table-cell>
          <table:table-cell table:number-columns-repeated="12"/>
        </table:table-row>
        <table:table-row table:style-name="ro1">
          <table:table-cell office:value-type="time" office:time-value="PT11H04M22.123S" calcext:value-type="time">
            <text:p>11:04:22.12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1597949" calcext:value-type="float">
            <text:p>-1.60E-07</text:p>
          </table:table-cell>
          <table:table-cell table:formula="of:=[.C205]*10^9" office:value-type="float" office:value="-159.7949" calcext:value-type="float">
            <text:p>-159.7949</text:p>
          </table:table-cell>
          <table:table-cell table:formula="of:=[.$N$1]*[.D205]" office:value-type="float" office:value="-7.59889309446902" calcext:value-type="float">
            <text:p>-7.59889309446902</text:p>
          </table:table-cell>
          <table:table-cell/>
          <table:table-cell office:value-type="float" office:value="-200" calcext:value-type="float">
            <text:p>-200</text:p>
          </table:table-cell>
          <table:table-cell table:formula="of:=AVERAGE([.D204:.D208])" office:value-type="float" office:value="-159.58776" calcext:value-type="float">
            <text:p>-159.58776</text:p>
          </table:table-cell>
          <table:table-cell office:value-type="float" office:value="0.05" calcext:value-type="float">
            <text:p>0.05</text:p>
          </table:table-cell>
          <table:table-cell table:formula="of:=(MAX([.D204:.D208])-MIN([.D204:.D208]))/2" office:value-type="float" office:value="0.279750000000007" calcext:value-type="float">
            <text:p>0.279750000000007</text:p>
          </table:table-cell>
          <table:table-cell table:number-columns-repeated="7"/>
        </table:table-row>
        <table:table-row table:style-name="ro1">
          <table:table-cell office:value-type="time" office:time-value="PT11H04M22.507S" calcext:value-type="time">
            <text:p>11:04:22.51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1598558" calcext:value-type="float">
            <text:p>-1.60E-07</text:p>
          </table:table-cell>
          <table:table-cell table:formula="of:=[.C206]*10^9" office:value-type="float" office:value="-159.8558" calcext:value-type="float">
            <text:p>-159.8558</text:p>
          </table:table-cell>
          <table:table-cell table:formula="of:=[.$N$1]*[.D206]" office:value-type="float" office:value="-7.60178913551572" calcext:value-type="float">
            <text:p>-7.60178913551572</text:p>
          </table:table-cell>
          <table:table-cell table:number-columns-repeated="12"/>
        </table:table-row>
        <table:table-row table:style-name="ro1">
          <table:table-cell office:value-type="time" office:time-value="PT11H04M22.891S" calcext:value-type="time">
            <text:p>11:04:22.89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1594449" calcext:value-type="float">
            <text:p>-1.59E-07</text:p>
          </table:table-cell>
          <table:table-cell table:formula="of:=[.C207]*10^9" office:value-type="float" office:value="-159.4449" calcext:value-type="float">
            <text:p>-159.4449</text:p>
          </table:table-cell>
          <table:table-cell table:formula="of:=[.$N$1]*[.D207]" office:value-type="float" office:value="-7.58224918040753" calcext:value-type="float">
            <text:p>-7.58224918040753</text:p>
          </table:table-cell>
          <table:table-cell table:number-columns-repeated="12"/>
        </table:table-row>
        <table:table-row table:style-name="ro1">
          <table:table-cell office:value-type="time" office:time-value="PT11H04M23.274S" calcext:value-type="time">
            <text:p>11:04:23.27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1592963" calcext:value-type="float">
            <text:p>-1.59E-07</text:p>
          </table:table-cell>
          <table:table-cell table:formula="of:=[.C208]*10^9" office:value-type="float" office:value="-159.2963" calcext:value-type="float">
            <text:p>-159.2963</text:p>
          </table:table-cell>
          <table:table-cell table:formula="of:=[.$N$1]*[.D208]" office:value-type="float" office:value="-7.57518265003742" calcext:value-type="float">
            <text:p>-7.57518265003742</text:p>
          </table:table-cell>
          <table:table-cell table:number-columns-repeated="12"/>
        </table:table-row>
        <table:table-row table:style-name="ro1">
          <table:table-cell office:value-type="time" office:time-value="PT11H04M23.659S" calcext:value-type="time">
            <text:p>11:04:23.66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2328461" calcext:value-type="float">
            <text:p>-2.33E-07</text:p>
          </table:table-cell>
          <table:table-cell table:formula="of:=[.C209]*10^9" office:value-type="float" office:value="-232.8461" calcext:value-type="float">
            <text:p>-232.8461</text:p>
          </table:table-cell>
          <table:table-cell table:formula="of:=[.$N$1]*[.D209]" office:value-type="float" office:value="-11.0727727941508" calcext:value-type="float">
            <text:p>-11.0727727941508</text:p>
          </table:table-cell>
          <table:table-cell table:number-columns-repeated="12"/>
        </table:table-row>
        <table:table-row table:style-name="ro1">
          <table:table-cell office:value-type="time" office:time-value="PT11H04M24.042S" calcext:value-type="time">
            <text:p>11:04:24.04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2331233" calcext:value-type="float">
            <text:p>-2.33E-07</text:p>
          </table:table-cell>
          <table:table-cell table:formula="of:=[.C210]*10^9" office:value-type="float" office:value="-233.1233" calcext:value-type="float">
            <text:p>-233.1233</text:p>
          </table:table-cell>
          <table:table-cell table:formula="of:=[.$N$1]*[.D210]" office:value-type="float" office:value="-11.0859547740875" calcext:value-type="float">
            <text:p>-11.0859547740875</text:p>
          </table:table-cell>
          <table:table-cell/>
          <table:table-cell office:value-type="float" office:value="-205" calcext:value-type="float">
            <text:p>-205</text:p>
          </table:table-cell>
          <table:table-cell table:formula="of:=AVERAGE([.D209:.D213])" office:value-type="float" office:value="-232.78562" calcext:value-type="float">
            <text:p>-232.78562</text:p>
          </table:table-cell>
          <table:table-cell office:value-type="float" office:value="0.05" calcext:value-type="float">
            <text:p>0.05</text:p>
          </table:table-cell>
          <table:table-cell table:formula="of:=(MAX([.D209:.D213])-MIN([.D209:.D213]))/2" office:value-type="float" office:value="0.532550000000015" calcext:value-type="float">
            <text:p>0.532550000000015</text:p>
          </table:table-cell>
          <table:table-cell table:number-columns-repeated="7"/>
        </table:table-row>
        <table:table-row table:style-name="ro1">
          <table:table-cell office:value-type="time" office:time-value="PT11H04M24.426S" calcext:value-type="time">
            <text:p>11:04:24.43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233122" calcext:value-type="float">
            <text:p>-2.33E-07</text:p>
          </table:table-cell>
          <table:table-cell table:formula="of:=[.C211]*10^9" office:value-type="float" office:value="-233.122" calcext:value-type="float">
            <text:p>-233.122</text:p>
          </table:table-cell>
          <table:table-cell table:formula="of:=[.$N$1]*[.D211]" office:value-type="float" office:value="-11.0858929538352" calcext:value-type="float">
            <text:p>-11.0858929538352</text:p>
          </table:table-cell>
          <table:table-cell table:number-columns-repeated="12"/>
        </table:table-row>
        <table:table-row table:style-name="ro1">
          <table:table-cell office:value-type="time" office:time-value="PT11H04M24.81S" calcext:value-type="time">
            <text:p>11:04:24.81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2327785" calcext:value-type="float">
            <text:p>-2.33E-07</text:p>
          </table:table-cell>
          <table:table-cell table:formula="of:=[.C212]*10^9" office:value-type="float" office:value="-232.7785" calcext:value-type="float">
            <text:p>-232.7785</text:p>
          </table:table-cell>
          <table:table-cell table:formula="of:=[.$N$1]*[.D212]" office:value-type="float" office:value="-11.0695581410349" calcext:value-type="float">
            <text:p>-11.0695581410349</text:p>
          </table:table-cell>
          <table:table-cell table:number-columns-repeated="12"/>
        </table:table-row>
        <table:table-row table:style-name="ro1">
          <table:table-cell office:value-type="time" office:time-value="PT11H04M25.194S" calcext:value-type="time">
            <text:p>11:04:25.19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2320582" calcext:value-type="float">
            <text:p>-2.32E-07</text:p>
          </table:table-cell>
          <table:table-cell table:formula="of:=[.C213]*10^9" office:value-type="float" office:value="-232.0582" calcext:value-type="float">
            <text:p>-232.0582</text:p>
          </table:table-cell>
          <table:table-cell table:formula="of:=[.$N$1]*[.D213]" office:value-type="float" office:value="-11.0353049658963" calcext:value-type="float">
            <text:p>-11.0353049658963</text:p>
          </table:table-cell>
          <table:table-cell table:number-columns-repeated="12"/>
        </table:table-row>
        <table:table-row table:style-name="ro1">
          <table:table-cell office:value-type="time" office:time-value="PT11H04M25.578S" calcext:value-type="time">
            <text:p>11:04:25.58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2982409" calcext:value-type="float">
            <text:p>-2.98E-07</text:p>
          </table:table-cell>
          <table:table-cell table:formula="of:=[.C214]*10^9" office:value-type="float" office:value="-298.2409" calcext:value-type="float">
            <text:p>-298.2409</text:p>
          </table:table-cell>
          <table:table-cell table:formula="of:=[.$N$1]*[.D214]" office:value-type="float" office:value="-14.1825597406314" calcext:value-type="float">
            <text:p>-14.1825597406314</text:p>
          </table:table-cell>
          <table:table-cell table:number-columns-repeated="12"/>
        </table:table-row>
        <table:table-row table:style-name="ro1">
          <table:table-cell office:value-type="time" office:time-value="PT11H04M25.961S" calcext:value-type="time">
            <text:p>11:04:25.96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2987127" calcext:value-type="float">
            <text:p>-2.99E-07</text:p>
          </table:table-cell>
          <table:table-cell table:formula="of:=[.C215]*10^9" office:value-type="float" office:value="-298.7127" calcext:value-type="float">
            <text:p>-298.7127</text:p>
          </table:table-cell>
          <table:table-cell table:formula="of:=[.$N$1]*[.D215]" office:value-type="float" office:value="-14.2049957367863" calcext:value-type="float">
            <text:p>-14.2049957367863</text:p>
          </table:table-cell>
          <table:table-cell/>
          <table:table-cell office:value-type="float" office:value="-210" calcext:value-type="float">
            <text:p>-210</text:p>
          </table:table-cell>
          <table:table-cell table:formula="of:=AVERAGE([.D214:.D218])" office:value-type="float" office:value="-298.1042" calcext:value-type="float">
            <text:p>-298.1042</text:p>
          </table:table-cell>
          <table:table-cell office:value-type="float" office:value="0.05" calcext:value-type="float">
            <text:p>0.05</text:p>
          </table:table-cell>
          <table:table-cell table:formula="of:=(MAX([.D214:.D218])-MIN([.D214:.D218]))/2" office:value-type="float" office:value="0.6601" calcext:value-type="float">
            <text:p>0.6601</text:p>
          </table:table-cell>
          <table:table-cell table:number-columns-repeated="7"/>
        </table:table-row>
        <table:table-row table:style-name="ro1">
          <table:table-cell office:value-type="time" office:time-value="PT11H04M26.345S" calcext:value-type="time">
            <text:p>11:04:26.3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2982691" calcext:value-type="float">
            <text:p>-2.98E-07</text:p>
          </table:table-cell>
          <table:table-cell table:formula="of:=[.C216]*10^9" office:value-type="float" office:value="-298.2691" calcext:value-type="float">
            <text:p>-298.2691</text:p>
          </table:table-cell>
          <table:table-cell table:formula="of:=[.$N$1]*[.D216]" office:value-type="float" office:value="-14.1839007645644" calcext:value-type="float">
            <text:p>-14.1839007645644</text:p>
          </table:table-cell>
          <table:table-cell table:number-columns-repeated="12"/>
        </table:table-row>
        <table:table-row table:style-name="ro1">
          <table:table-cell office:value-type="time" office:time-value="PT11H04M26.729S" calcext:value-type="time">
            <text:p>11:04:26.73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2979058" calcext:value-type="float">
            <text:p>-2.98E-07</text:p>
          </table:table-cell>
          <table:table-cell table:formula="of:=[.C217]*10^9" office:value-type="float" office:value="-297.9058" calcext:value-type="float">
            <text:p>-297.9058</text:p>
          </table:table-cell>
          <table:table-cell table:formula="of:=[.$N$1]*[.D217]" office:value-type="float" office:value="-14.1666243817686" calcext:value-type="float">
            <text:p>-14.1666243817686</text:p>
          </table:table-cell>
          <table:table-cell table:number-columns-repeated="12"/>
        </table:table-row>
        <table:table-row table:style-name="ro1">
          <table:table-cell office:value-type="time" office:time-value="PT11H04M27.113S" calcext:value-type="time">
            <text:p>11:04:27.11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2973925" calcext:value-type="float">
            <text:p>-2.97E-07</text:p>
          </table:table-cell>
          <table:table-cell table:formula="of:=[.C218]*10^9" office:value-type="float" office:value="-297.3925" calcext:value-type="float">
            <text:p>-297.3925</text:p>
          </table:table-cell>
          <table:table-cell table:formula="of:=[.$N$1]*[.D218]" office:value-type="float" office:value="-14.1422148929464" calcext:value-type="float">
            <text:p>-14.1422148929464</text:p>
          </table:table-cell>
          <table:table-cell table:number-columns-repeated="12"/>
        </table:table-row>
        <table:table-row table:style-name="ro1">
          <table:table-cell office:value-type="time" office:time-value="PT14H49M19.319S" calcext:value-type="time">
            <text:p>14:49:19.3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392" calcext:value-type="float">
            <text:p>-1.26E-06</text:p>
          </table:table-cell>
          <table:table-cell table:number-columns-repeated="14"/>
        </table:table-row>
        <table:table-row table:style-name="ro1">
          <table:table-cell office:value-type="time" office:time-value="PT14H49M19.703S" calcext:value-type="time">
            <text:p>14:49:19.70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256" calcext:value-type="float">
            <text:p>-1.26E-06</text:p>
          </table:table-cell>
          <table:table-cell table:number-columns-repeated="6"/>
          <table:table-cell table:formula="of:=(MAX([.D219:.D223])-MIN([.D219:.D223]))/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time" office:time-value="PT14H49M20.086S" calcext:value-type="time">
            <text:p>14:49:20.0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4" calcext:value-type="float">
            <text:p>-1.26E-06</text:p>
          </table:table-cell>
          <table:table-cell table:number-columns-repeated="14"/>
        </table:table-row>
        <table:table-row table:style-name="ro1">
          <table:table-cell office:value-type="time" office:time-value="PT14H49M20.469S" calcext:value-type="time">
            <text:p>14:49:20.4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848" calcext:value-type="float">
            <text:p>-1.26E-06</text:p>
          </table:table-cell>
          <table:table-cell table:number-columns-repeated="14"/>
        </table:table-row>
        <table:table-row table:style-name="ro1">
          <table:table-cell office:value-type="time" office:time-value="PT14H49M20.853S" calcext:value-type="time">
            <text:p>14:49:20.8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936" calcext:value-type="float">
            <text:p>-1.26E-06</text:p>
          </table:table-cell>
          <table:table-cell table:number-columns-repeated="14"/>
        </table:table-row>
        <table:table-row table:style-name="ro1">
          <table:table-cell office:value-type="time" office:time-value="PT14H49M21.238S" calcext:value-type="time">
            <text:p>14:49:21.24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031" calcext:value-type="float">
            <text:p>-1.26E-06</text:p>
          </table:table-cell>
          <table:table-cell table:number-columns-repeated="14"/>
        </table:table-row>
        <table:table-row table:style-name="ro1">
          <table:table-cell office:value-type="time" office:time-value="PT14H49M21.622S" calcext:value-type="time">
            <text:p>14:49:21.6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259" calcext:value-type="float">
            <text:p>-1.26E-06</text:p>
          </table:table-cell>
          <table:table-cell table:number-columns-repeated="14"/>
        </table:table-row>
        <table:table-row table:style-name="ro1">
          <table:table-cell office:value-type="time" office:time-value="PT14H49M22.006S" calcext:value-type="time">
            <text:p>14:49:22.01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763" calcext:value-type="float">
            <text:p>-1.26E-06</text:p>
          </table:table-cell>
          <table:table-cell table:number-columns-repeated="14"/>
        </table:table-row>
        <table:table-row table:style-name="ro1">
          <table:table-cell office:value-type="time" office:time-value="PT14H49M22.389S" calcext:value-type="time">
            <text:p>14:49:22.3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60019" calcext:value-type="float">
            <text:p>-1.26E-06</text:p>
          </table:table-cell>
          <table:table-cell table:number-columns-repeated="14"/>
        </table:table-row>
        <table:table-row table:style-name="ro1">
          <table:table-cell office:value-type="time" office:time-value="PT14H49M22.765S" calcext:value-type="time">
            <text:p>14:49:22.7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6" calcext:value-type="float">
            <text:p>-1.26E-06</text:p>
          </table:table-cell>
          <table:table-cell table:number-columns-repeated="14"/>
        </table:table-row>
      </table:table>
      <table:named-expressions/>
      <table:database-ranges>
        <table:database-range table:name="__Anonymous_Sheet_DB__0" table:target-range-address="'Sweep Template'.G5:'Sweep Template'.J21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/00/0000</text:date>, <text:time style:data-style-name="N2" text:time-value="16:56:23.1436058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6:43:28.794515965</meta:creation-date>
    <dc:date>2018-03-05T16:58:59.364975374</dc:date>
    <meta:editing-duration>PT2H12M49S</meta:editing-duration>
    <meta:editing-cycles>20</meta:editing-cycles>
    <meta:generator>LibreOffice/5.3.7.2.0$Linux_X86_64 LibreOffice_project/30$Build-2</meta:generator>
    <meta:document-statistic meta:table-count="1" meta:cell-count="1478" meta:object-count="0"/>
  </office:meta>
</office:document-meta>
</file>